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meta.xml"/>
  <manifest:file-entry manifest:media-type="text/xml" manifest:full-path="content.xml"/>
  <manifest:file-entry manifest:media-type="text/xml" manifest:full-path="styles.xml"/>
</manifest:manifest>
</file>

<file path=content.xml><?xml version="1.0" encoding="utf-8"?>
<office:document-content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of="urn:oasis:names:tc:opendocument:xmlns:of:1.2" xmlns:style="urn:oasis:names:tc:opendocument:xmlns:style:1.0" xmlns:text="urn:oasis:names:tc:opendocument:xmlns:text:1.0" xmlns:config="urn:oasis:names:tc:opendocument:xmlns:config:1.0" xmlns:table="urn:oasis:names:tc:opendocument:xmlns:table:1.0" xmlns:xlink="http://www.w3.org/1999/xlink" xmlns:dc="http://purl.org/dc/elements/1.1/" office:version="1.2">
  <office:automatic-styles>
    <style:style style:family="table" style:name="ta0">
      <style:table-properties table:display="true"/>
    </style:style>
  </office:automatic-styles>
  <office:body>
    <office:spreadsheet>
      <table:table table:style-name="ta0">
        <table:table-column/>
        <table:table-column/>
        <table:table-column/>
        <table:table-column/>
        <table:table-row>
          <table:table-cell office:value-type="string">
            <text:p>N° de compte</text:p>
          </table:table-cell>
          <table:table-cell office:value-type="string">
            <text:p>Compte</text:p>
          </table:table-cell>
          <table:table-cell office:value-type="string">
            <text:p>Informations</text:p>
          </table:table-cell>
          <table:table-cell office:value-type="string">
            <text:p>Obsolete</text:p>
          </table:table-cell>
        </table:table-row>
        <table:table-row>
          <table:table-cell office:value-type="string">
            <text:p>131</text:p>
          </table:table-cell>
          <table:table-cell office:value-type="string">
            <text:p>Subventions d'équipement</text:p>
          </table:table-cell>
          <table:table-cell office:value-type="string">
            <text:p>Le compte 131 « Subventions d'équipement » ou 138 « Autres subventions d'investissement » est</text:p>
            <text:p>crédité de la subvention par le débit d'un compte de tiers ou d'un compte financier.</text:p>
            <text:p>Les subventions d'équipement dont bénéficie l'entité pour acquérir ou créer des immobilisations</text:p>
            <text:p>sont inscrites au compte 131.</text:p>
          </table:table-cell>
          <table:table-cell office:value-type="boolean" office:boolean-value="false">
            <text:p>FAUX</text:p>
          </table:table-cell>
        </table:table-row>
        <table:table-row>
          <table:table-cell office:value-type="string">
            <text:p>26</text:p>
          </table:table-cell>
          <table:table-cell office:value-type="string">
            <text:p>PARTICIPATIONS ET CREANCES RATTACHEES A DES PARTICIPATIONS</text:p>
          </table:table-cell>
          <table:table-cell office:value-type="string">
            <text:p> </text:p>
          </table:table-cell>
          <table:table-cell office:value-type="boolean" office:boolean-value="false">
            <text:p>FAUX</text:p>
          </table:table-cell>
        </table:table-row>
        <table:table-row>
          <table:table-cell office:value-type="string">
            <text:p>2803</text:p>
          </table:table-cell>
          <table:table-cell office:value-type="string">
            <text:p>Frais de recherche et de développement</text:p>
          </table:table-cell>
          <table:table-cell office:value-type="string">
            <text:p> </text:p>
          </table:table-cell>
          <table:table-cell office:value-type="boolean" office:boolean-value="false">
            <text:p>FAUX</text:p>
          </table:table-cell>
        </table:table-row>
        <table:table-row>
          <table:table-cell office:value-type="string">
            <text:p>397</text:p>
          </table:table-cell>
          <table:table-cell office:value-type="string">
            <text:p>Provisions pour dépréciation des stocks de marchandises</text:p>
          </table:table-cell>
          <table:table-cell office:value-type="string">
            <text:p> </text:p>
          </table:table-cell>
          <table:table-cell office:value-type="boolean" office:boolean-value="false">
            <text:p>FAUX</text:p>
          </table:table-cell>
        </table:table-row>
        <table:table-row>
          <table:table-cell office:value-type="string">
            <text:p>419</text:p>
          </table:table-cell>
          <table:table-cell office:value-type="string">
            <text:p>Clients créditeurs</text:p>
          </table:table-cell>
          <table:table-cell office:value-type="string">
            <text:p> </text:p>
          </table:table-cell>
          <table:table-cell office:value-type="boolean" office:boolean-value="false">
            <text:p>FAUX</text:p>
          </table:table-cell>
        </table:table-row>
        <table:table-row>
          <table:table-cell office:value-type="string">
            <text:p>477</text:p>
          </table:table-cell>
          <table:table-cell office:value-type="string">
            <text:p>Différences de conversion - PASSIF</text:p>
          </table:table-cell>
          <table:table-cell office:value-type="string">
            <text:p>Le compte 477 est crédité des gains latents constatés par le débit de comptes de créances ou de</text:p>
            <text:p>comptes de dettes, selon qu'elles correspondent à une augmentation des créances ou à une</text:p>
            <text:p>diminution des dettes.</text:p>
            <text:p>Les différences de conversion, lorsqu'elles sont compensées par des contrats de couverture de</text:p>
            <text:p>change, sont enregistrées dans des subdivisions distinctes des comptes 476 et 477.</text:p>
          </table:table-cell>
          <table:table-cell office:value-type="boolean" office:boolean-value="false">
            <text:p>FAUX</text:p>
          </table:table-cell>
        </table:table-row>
        <table:table-row>
          <table:table-cell office:value-type="string">
            <text:p>3</text:p>
          </table:table-cell>
          <table:table-cell office:value-type="string">
            <text:p>Comptes de stocks et en-cours</text:p>
          </table:table-cell>
          <table:table-cell office:value-type="string">
            <text:p>Stocks</text:p>
          </table:table-cell>
          <table:table-cell office:value-type="boolean" office:boolean-value="false">
            <text:p>FAUX</text:p>
          </table:table-cell>
        </table:table-row>
        <table:table-row>
          <table:table-cell office:value-type="string">
            <text:p>40</text:p>
          </table:table-cell>
          <table:table-cell office:value-type="string">
            <text:p>Fournisseurs et comptes rattachés</text:p>
          </table:table-cell>
          <table:table-cell office:value-type="string">
            <text:p>Fournisseurs</text:p>
            <text:p/>
            <text:p>Le compte 40 « Fournisseurs et comptes rattachés » enregistre les dettes et avances de fonds liées à</text:p>
            <text:p>l'acquisition de biens ou de services.</text:p>
          </table:table-cell>
          <table:table-cell office:value-type="boolean" office:boolean-value="false">
            <text:p>FAUX</text:p>
          </table:table-cell>
        </table:table-row>
        <table:table-row>
          <table:table-cell office:value-type="string">
            <text:p>4</text:p>
          </table:table-cell>
          <table:table-cell office:value-type="string">
            <text:p>Comptes de tiers</text:p>
          </table:table-cell>
          <table:table-cell office:value-type="string">
            <text:p>Tiers</text:p>
          </table:table-cell>
          <table:table-cell office:value-type="boolean" office:boolean-value="false">
            <text:p>FAUX</text:p>
          </table:table-cell>
        </table:table-row>
        <table:table-row>
          <table:table-cell office:value-type="string">
            <text:p>105</text:p>
          </table:table-cell>
          <table:table-cell office:value-type="string">
            <text:p>Écarts de réévaluation</text:p>
          </table:table-cell>
          <table:table-cell office:value-type="string">
            <text:p>Le compte 105 « Écarts de réévaluation » enregistre les écarts constatés à l'occasion d'opérations de réévaluation et qui peuvent être incorporés en tout ou partie au capital. Il est subdivisé autant que de besoin.</text:p>
          </table:table-cell>
          <table:table-cell office:value-type="boolean" office:boolean-value="false">
            <text:p>FAUX</text:p>
          </table:table-cell>
        </table:table-row>
        <table:table-row>
          <table:table-cell office:value-type="string">
            <text:p>11</text:p>
          </table:table-cell>
          <table:table-cell office:value-type="string">
            <text:p>REPORT A NOUVEAU (solde créditeur ou débiteur)</text:p>
          </table:table-cell>
          <table:table-cell office:value-type="string">
            <text:p>Le compte 11 « Report à nouveau » peut être subdivisé afin de distinguer le report à nouveau</text:p>
            <text:p>bénéficiaire au compte 110 « Report à nouveau (solde créditeur) » et le report à nouveau déficitaire</text:p>
            <text:p>au compte 119 « Report à nouveau (solde débiteur) ».</text:p>
            <text:p>En l'absence de bénéfices, les intérêts intercalaires, alloués aux apports des associés en vertu d'une</text:p>
            <text:p>clause de garantie par l'État d'un dividende minimal, sont inscrits au compte 11 « Report à</text:p>
            <text:p>nouveau ».</text:p>
          </table:table-cell>
          <table:table-cell office:value-type="boolean" office:boolean-value="false">
            <text:p>FAUX</text:p>
          </table:table-cell>
        </table:table-row>
        <table:table-row>
          <table:table-cell office:value-type="string">
            <text:p>106</text:p>
          </table:table-cell>
          <table:table-cell office:value-type="string">
            <text:p>Réserves</text:p>
          </table:table-cell>
          <table:table-cell office:value-type="string">
            <text:p>Les réserves à inscrire au compte 106 « Réserves » sont des bénéfices affectés durablement à l'entité jusqu'à décision contraire des organes compétents.</text:p>
            <text:p>Ce compte est crédité, lors de l'affectation des bénéfices, des montants destinés : <text:tab/></text:p>
            <text:p><text:tab/>- à la réserve légale ; <text:tab/></text:p>
            <text:p><text:tab/>- aux réserves indisponibles, par exemple : réserves pour actions propres et parts propres ; <text:tab/></text:p>
            <text:p><text:tab/>- aux réserves statutaires ou contractuelles ; <text:tab/></text:p>
            <text:p><text:tab/>- aux réserves réglementées, telles que plus-values nettes à long terme, réserves consécutives à l'octroi de subventions d'investissement ; <text:tab/></text:p>
            <text:p><text:tab/>- aux autres réserves qui comprennent notamment les réserves de propre assureur. </text:p>
            <text:p> Le compte 106 est débité des prélèvements sur les réserves concernées pour les incorporer au capital, les distribuer aux associés et amortir les pertes.</text:p>
          </table:table-cell>
          <table:table-cell office:value-type="boolean" office:boolean-value="false">
            <text:p>FAUX</text:p>
          </table:table-cell>
        </table:table-row>
        <table:table-row>
          <table:table-cell office:value-type="string">
            <text:p>1062</text:p>
          </table:table-cell>
          <table:table-cell office:value-type="string">
            <text:p>Réserves indisponibles</text:p>
          </table:table-cell>
          <table:table-cell office:value-type="string">
            <text:p> </text:p>
          </table:table-cell>
          <table:table-cell office:value-type="boolean" office:boolean-value="false">
            <text:p>FAUX</text:p>
          </table:table-cell>
        </table:table-row>
        <table:table-row>
          <table:table-cell office:value-type="string">
            <text:p>1063</text:p>
          </table:table-cell>
          <table:table-cell office:value-type="string">
            <text:p>Réserves statutaires ou contractuelles</text:p>
          </table:table-cell>
          <table:table-cell office:value-type="string">
            <text:p> </text:p>
          </table:table-cell>
          <table:table-cell office:value-type="boolean" office:boolean-value="false">
            <text:p>FAUX</text:p>
          </table:table-cell>
        </table:table-row>
        <table:table-row>
          <table:table-cell office:value-type="string">
            <text:p>1064</text:p>
          </table:table-cell>
          <table:table-cell office:value-type="string">
            <text:p>Réserves réglementées</text:p>
          </table:table-cell>
          <table:table-cell office:value-type="string">
            <text:p> </text:p>
          </table:table-cell>
          <table:table-cell office:value-type="boolean" office:boolean-value="false">
            <text:p>FAUX</text:p>
          </table:table-cell>
        </table:table-row>
        <table:table-row>
          <table:table-cell office:value-type="string">
            <text:p>1068</text:p>
          </table:table-cell>
          <table:table-cell office:value-type="string">
            <text:p>Autres réserves</text:p>
          </table:table-cell>
          <table:table-cell office:value-type="string">
            <text:p> </text:p>
          </table:table-cell>
          <table:table-cell office:value-type="boolean" office:boolean-value="false">
            <text:p>FAUX</text:p>
          </table:table-cell>
        </table:table-row>
        <table:table-row>
          <table:table-cell office:value-type="string">
            <text:p>107</text:p>
          </table:table-cell>
          <table:table-cell office:value-type="string">
            <text:p>Écart d'équivalence</text:p>
          </table:table-cell>
          <table:table-cell office:value-type="string">
            <text:p>Le compte 107 « Écart d'équivalence » enregistre l'écart constaté lorsque la valeur globale des titres évalués par équivalence est supérieure à leur prix d'acquisition.</text:p>
          </table:table-cell>
          <table:table-cell office:value-type="boolean" office:boolean-value="false">
            <text:p>FAUX</text:p>
          </table:table-cell>
        </table:table-row>
        <table:table-row>
          <table:table-cell office:value-type="string">
            <text:p>108</text:p>
          </table:table-cell>
          <table:table-cell office:value-type="string">
            <text:p>Compte de l'exploitant</text:p>
          </table:table-cell>
          <table:table-cell office:value-type="string">
            <text:p> </text:p>
          </table:table-cell>
          <table:table-cell office:value-type="boolean" office:boolean-value="false">
            <text:p>FAUX</text:p>
          </table:table-cell>
        </table:table-row>
        <table:table-row>
          <table:table-cell office:value-type="string">
            <text:p>109</text:p>
          </table:table-cell>
          <table:table-cell office:value-type="string">
            <text:p>Actionnaires : Capital souscrit - non appelé</text:p>
          </table:table-cell>
          <table:table-cell office:value-type="string">
            <text:p>Le compte 109 « Actionnaires : capital souscrit - non appelé » est débité en contrepartie de la</text:p>
            <text:p>subdivision du compte 101 intitulée « Capital souscrit - non appelé ».</text:p>
          </table:table-cell>
          <table:table-cell office:value-type="boolean" office:boolean-value="false">
            <text:p>FAUX</text:p>
          </table:table-cell>
        </table:table-row>
        <table:table-row>
          <table:table-cell office:value-type="string">
            <text:p>739</text:p>
          </table:table-cell>
          <table:table-cell office:value-type="string">
            <text:p>(Supprimés par le règlement n° 99-08 du CRC)</text:p>
          </table:table-cell>
          <table:table-cell office:value-type="string">
            <text:p> </text:p>
          </table:table-cell>
          <table:table-cell office:value-type="boolean" office:boolean-value="false">
            <text:p>FAUX</text:p>
          </table:table-cell>
        </table:table-row>
        <table:table-row>
          <table:table-cell office:value-type="string">
            <text:p>475</text:p>
          </table:table-cell>
          <table:table-cell office:value-type="string">
            <text:p>Compte d'attente</text:p>
          </table:table-cell>
          <table:table-cell office:value-type="string">
            <text:p> </text:p>
          </table:table-cell>
          <table:table-cell office:value-type="boolean" office:boolean-value="false">
            <text:p>FAUX</text:p>
          </table:table-cell>
        </table:table-row>
        <table:table-row>
          <table:table-cell office:value-type="string">
            <text:p>474</text:p>
          </table:table-cell>
          <table:table-cell office:value-type="string">
            <text:p>Compte d'attente</text:p>
          </table:table-cell>
          <table:table-cell office:value-type="string">
            <text:p> </text:p>
          </table:table-cell>
          <table:table-cell office:value-type="boolean" office:boolean-value="false">
            <text:p>FAUX</text:p>
          </table:table-cell>
        </table:table-row>
        <table:table-row>
          <table:table-cell office:value-type="string">
            <text:p>473</text:p>
          </table:table-cell>
          <table:table-cell office:value-type="string">
            <text:p>Compte d'attente</text:p>
          </table:table-cell>
          <table:table-cell office:value-type="string">
            <text:p> </text:p>
          </table:table-cell>
          <table:table-cell office:value-type="boolean" office:boolean-value="false">
            <text:p>FAUX</text:p>
          </table:table-cell>
        </table:table-row>
        <table:table-row>
          <table:table-cell office:value-type="string">
            <text:p>472</text:p>
          </table:table-cell>
          <table:table-cell office:value-type="string">
            <text:p>Compte d'attente</text:p>
          </table:table-cell>
          <table:table-cell office:value-type="string">
            <text:p> </text:p>
          </table:table-cell>
          <table:table-cell office:value-type="boolean" office:boolean-value="false">
            <text:p>FAUX</text:p>
          </table:table-cell>
        </table:table-row>
        <table:table-row>
          <table:table-cell office:value-type="string">
            <text:p>12</text:p>
          </table:table-cell>
          <table:table-cell office:value-type="string">
            <text:p>RESULTAT DE L'EXERCICE (bénéfice ou perte)</text:p>
          </table:table-cell>
          <table:table-cell office:value-type="string">
            <text:p>Le solde créditeur du compte 12 représente un bénéfice, les produits étant supérieurs aux charges.</text:p>
            <text:p>Le solde débiteur du compte 12 représente une perte, les charges étant supérieures aux produits.</text:p>
            <text:p/>
            <text:p>Le compte 12 « Résultat de l'exercice » enregistre pour solde les comptes de charges et les comptes de produits de l'exercice. Le solde créditeur du compte 12 représente un bénéfice, les produits étant supérieurs aux charges. Le solde débiteur du compte 12 représente une perte, les charges étant supérieures aux produits. Le compte 12 est soldé après décision d'affectation du résultat. Dans les sociétés, les montants non distribués et non affectés à un compte de réserves sont virés au compte 11 « Report à nouveau » : au compte 110, en cas de report bénéficiaire, et au compte 119, en cas de report déficitaire, si ces comptes sont ouverts. A l'ouverture des comptes de l'exercice suivant, les entités ont la possibilité d'utiliser un compte spécial 88 « Résultat en instance d'affectation ». Dans les entreprises individuelles, le solde du compte 12 est viré au compte 101 « Capital individuel ».</text:p>
            <text:p/>
            <text:p>Les entités peuvent utiliser le compte 120 « Résultat de l'exercice (bénéfice) » pour enregistrer le bénéfice et le compte 129 « Résultat de l'exercice (perte) » pour enregistrer la perte. Elles ont la faculté d'utiliser les comptes 121 à 128, à leur convenance, pour dégager, par exemple, des soldes intermédiaires de gestion.</text:p>
          </table:table-cell>
          <table:table-cell office:value-type="boolean" office:boolean-value="false">
            <text:p>FAUX</text:p>
          </table:table-cell>
        </table:table-row>
        <table:table-row>
          <table:table-cell office:value-type="string">
            <text:p>1</text:p>
          </table:table-cell>
          <table:table-cell office:value-type="string">
            <text:p>Comptes de capitaux</text:p>
          </table:table-cell>
          <table:table-cell office:value-type="string">
            <text:p>Capitaux propres, autres fonds propres, emprunts et dettes assimilées Les comptes de la classe 1 regroupent : - les capitaux propres qui correspondent à la somme algébrique : - des apports : capital, primes liées au capital, - des écarts de réévaluation, - des écarts d'équivalence, - des bénéfices autres que ceux pour lesquels une décision de distribution est intervenue : réserves, report à nouveau créditeur, bénéfice de l'exercice, - des pertes : report à nouveau débiteur, perte de l'exercice, - des subventions d'investissement, - des provisions réglementées. Au sein des capitaux propres, la situation nette est établie après affectation du résultat de l'exercice. Elle exclut les subventions d'investissement et les provisions réglementées ; - les autres fonds propres qui comprennent le montant des émissions de titres participatifs, les avances conditionnées et les droits du concédant ; - les provisions pour risques et charges ; - les emprunts et dettes assimilées ; - les dettes rattachées à des participations ; - les comptes de liaison des établissements et sociétés en participation.</text:p>
          </table:table-cell>
          <table:table-cell office:value-type="boolean" office:boolean-value="false">
            <text:p>FAUX</text:p>
          </table:table-cell>
        </table:table-row>
        <table:table-row>
          <table:table-cell office:value-type="string">
            <text:p>2</text:p>
          </table:table-cell>
          <table:table-cell office:value-type="string">
            <text:p>Comptes d'immobilisations</text:p>
          </table:table-cell>
          <table:table-cell office:value-type="string">
            <text:p>Les comptes de la classe 2 regroupent les immobilisations incorporelles, les immobilisations</text:p>
            <text:p>corporelles, les immobilisations financières, les amortissements et provisions relatifs aux</text:p>
            <text:p>immobilisations.</text:p>
            <text:p/>
            <text:p/>
            <text:p>Les comptes d'immobilisations sont débités, à la date d'entrée des biens dans le patrimoine de</text:p>
            <text:p>l'entité :</text:p>
            <text:p>- de la valeur d'apport ;</text:p>
            <text:p>- du coût d'acquisition ;</text:p>
            <text:p>- du coût de production du bien ;</text:p>
            <text:p>par le crédit, suivant le cas :</text:p>
            <text:p>- du compte 101 « Capital », ou du compte 456 « Associés - Opérations sur le capital »</text:p>
            <text:p>(comptes d'apport en société) ;</text:p>
            <text:p>- du compte 404 « Fournisseurs d'immobilisations » ou autres comptes concernés ;</text:p>
            <text:p>- du compte 72 « Production immobilisée ».</text:p>
            <text:p>Les amortissements et les provisions pour dépréciation des immobilisations sont à porter aux</text:p>
            <text:p>subdivisions des comptes 28 « Amortissements des immobilisations » et 29 « Provisions pour</text:p>
            <text:p>dépréciation des immobilisations ».</text:p>
            <text:p>Lors des cessions, la valeur d'entrée des éléments cédés et les amortissements correspondants sont</text:p>
            <text:p>sortis des comptes où ils figurent. Le montant net en résultant est porté au débit du compte 675</text:p>
            <text:p>« Valeurs comptables des éléments d'actifs cédés ». Simultanément, le compte 775 « Produits des</text:p>
            <text:p>cessions d'éléments d'actif » est crédité par le débit du compte 462 « Créances sur cessions</text:p>
            <text:p>d'immobilisations ».</text:p>
          </table:table-cell>
          <table:table-cell office:value-type="boolean" office:boolean-value="false">
            <text:p>FAUX</text:p>
          </table:table-cell>
        </table:table-row>
        <table:table-row>
          <table:table-cell office:value-type="string">
            <text:p>5</text:p>
          </table:table-cell>
          <table:table-cell office:value-type="string">
            <text:p>Comptes financier</text:p>
          </table:table-cell>
          <table:table-cell office:value-type="string">
            <text:p>Finances</text:p>
          </table:table-cell>
          <table:table-cell office:value-type="boolean" office:boolean-value="false">
            <text:p>FAUX</text:p>
          </table:table-cell>
        </table:table-row>
        <table:table-row>
          <table:table-cell office:value-type="string">
            <text:p>6</text:p>
          </table:table-cell>
          <table:table-cell office:value-type="string">
            <text:p>Comptes de charges</text:p>
          </table:table-cell>
          <table:table-cell office:value-type="string">
            <text:p>Achats</text:p>
          </table:table-cell>
          <table:table-cell office:value-type="boolean" office:boolean-value="false">
            <text:p>FAUX</text:p>
          </table:table-cell>
        </table:table-row>
        <table:table-row>
          <table:table-cell office:value-type="string">
            <text:p>7</text:p>
          </table:table-cell>
          <table:table-cell office:value-type="string">
            <text:p>Compte de produits</text:p>
          </table:table-cell>
          <table:table-cell office:value-type="string">
            <text:p>Ventes</text:p>
          </table:table-cell>
          <table:table-cell office:value-type="boolean" office:boolean-value="false">
            <text:p>FAUX</text:p>
          </table:table-cell>
        </table:table-row>
        <table:table-row>
          <table:table-cell office:value-type="string">
            <text:p>8</text:p>
          </table:table-cell>
          <table:table-cell office:value-type="string">
            <text:p>Comptes spéciaux</text:p>
          </table:table-cell>
          <table:table-cell office:value-type="string">
            <text:p>Clôtures</text:p>
          </table:table-cell>
          <table:table-cell office:value-type="boolean" office:boolean-value="false">
            <text:p>FAUX</text:p>
          </table:table-cell>
        </table:table-row>
        <table:table-row>
          <table:table-cell office:value-type="string">
            <text:p>145</text:p>
          </table:table-cell>
          <table:table-cell office:value-type="string">
            <text:p>Amortissements dérogatoires</text:p>
          </table:table-cell>
          <table:table-cell office:value-type="string">
            <text:p> </text:p>
          </table:table-cell>
          <table:table-cell office:value-type="boolean" office:boolean-value="false">
            <text:p>FAUX</text:p>
          </table:table-cell>
        </table:table-row>
        <table:table-row>
          <table:table-cell office:value-type="string">
            <text:p>101</text:p>
          </table:table-cell>
          <table:table-cell office:value-type="string">
            <text:p>Capital</text:p>
          </table:table-cell>
          <table:table-cell office:value-type="string">
            <text:p>1 - Comptes à l'usage de l'exploitant individuel. </text:p>
            <text:p> Le compte 101 « Capital individuel » enregistre à son crédit : <text:tab/></text:p>
            <text:p><text:tab/>- la valeur des apports de l'entrepreneur au début ou en cours d'activité ; <text:tab/></text:p>
            <text:p><text:tab/>- le bénéfice de l'exercice précédent par le débit du compte 12 « Résultat de l'exercice ».</text:p>
            <text:p> Il enregistre à son débit : </text:p>
            <text:p><text:tab/>- les prélèvements de toutes natures ; </text:p>
            <text:p><text:tab/>- la perte de l'exercice précédent par le crédit du compte 12. </text:p>
            <text:p>Les apports ou les retraits personnels de l'exploitant et, le cas échéant, de sa famille sont enregistrés en cours d'exercice dans un compte 108 dénommé « Compte de l'exploitant ». En fin d'exercice, le solde de ce compte est viré au compte 101 « Capital individuel ».<text:s text:c="3"/></text:p>
            <text:p/>
            <text:p>2 - Comptes à l'usage des sociétés.<text:s text:c="2"/></text:p>
            <text:p>Dans les sociétés, le capital représente la valeur nominale des actions ou des parts sociales. Le compte 101 « Capital social » enregistre à son crédit le montant du capital figurant dans l'acte de société. Il retrace l'évolution de ce montant au cours de la vie de la société suivant les décisions des organes compétents. </text:p>
            <text:p>Il est crédité lors des augmentations de capital : <text:tab/></text:p>
            <text:p><text:tab/>- du montant des apports en espèces ou en nature effectués par les associés, sous déduction des primes liées au capital social ; <text:tab/></text:p>
            <text:p><text:tab/>- du montant des incorporations de réserves. Il est débité des réductions de capital, quelle qu'en soit la cause par exemple, absorption de pertes ou remboursement aux associés.</text:p>
          </table:table-cell>
          <table:table-cell office:value-type="boolean" office:boolean-value="false">
            <text:p>FAUX</text:p>
          </table:table-cell>
        </table:table-row>
        <table:table-row>
          <table:table-cell office:value-type="string">
            <text:p>104</text:p>
          </table:table-cell>
          <table:table-cell office:value-type="string">
            <text:p>Primes liées au capital social</text:p>
          </table:table-cell>
          <table:table-cell office:value-type="string">
            <text:p>Le compte 104 « Primes liées au capital social » enregistre les primes d'émission, de fusion, d'apport, de conversion d'obligations en actions. A la souscription, la société émettrice de bons de souscription d'actions (BSA) enregistre la contrepartie de la valeur des bons au compte 104. Cette affectation est maintenue en cas de péremption des bons. Le compte 104 enregistre également le montant du droit d'entrée dans les sociétés coopératives. Les réserves à inscrire au compte 106 « Réserves » sont des bénéfices affectés durablement à l'entité jusqu'à décision contraire des organes compétents. Ce compte est crédité, lors de l'affectation des bénéfices, des montants destinés : - à la réserve légale ; - aux réserves indisponibles, par exemple : réserves pour actions propres et parts propres ; - aux réserves statutaires ou contractuelles ; - aux réserves réglementées, telles que plus-values nettes à long terme, réserves consécutives à l'octroi de subventions d'investissement ; - aux autres réserves qui comprennent notamment les réserves de propre assureur.</text:p>
          </table:table-cell>
          <table:table-cell office:value-type="boolean" office:boolean-value="false">
            <text:p>FAUX</text:p>
          </table:table-cell>
        </table:table-row>
        <table:table-row>
          <table:table-cell office:value-type="string">
            <text:p>10</text:p>
          </table:table-cell>
          <table:table-cell office:value-type="string">
            <text:p>Capital et réserves</text:p>
          </table:table-cell>
          <table:table-cell office:value-type="string">
            <text:p> </text:p>
          </table:table-cell>
          <table:table-cell office:value-type="boolean" office:boolean-value="false">
            <text:p>FAUX</text:p>
          </table:table-cell>
        </table:table-row>
        <table:table-row>
          <table:table-cell office:value-type="string">
            <text:p>13</text:p>
          </table:table-cell>
          <table:table-cell office:value-type="string">
            <text:p>SUBVENTIONS D'INVESTISSEMENT</text:p>
          </table:table-cell>
          <table:table-cell office:value-type="string">
            <text:p>13. SUBVENTIONS D'INVESTISSEMENT ET D'EQUIPEMENT</text:p>
            <text:p>Le compte 131 « Subventions d'équipement » ou 138 « Autres subventions d'investissement » est</text:p>
            <text:p>crédité de la subvention par le débit d'un compte de tiers ou d'un compte financier.</text:p>
            <text:p>Les subventions d'équipement dont bénéficie l'entité pour acquérir ou créer des immobilisations</text:p>
            <text:p>sont inscrites au compte 131.</text:p>
            <text:p>Les autres subventions d'investissement dont bénéficie l'entité pour financer des activités à long</text:p>
            <text:p>terme sont inscrites au compte 138.</text:p>
            <text:p>Le compte 139 « Subventions d'investissement inscrites au compte de résultat » est débité par le</text:p>
            <text:p>crédit du compte 777 « Quote-part des subventions d'investissement virée au résultat de</text:p>
            <text:p>l'exercice ».</text:p>
            <text:p>Les comptes 131 ou 138 et 139 sont soldés l'un par l'autre, lorsque le crédit du premier est égal au</text:p>
            <text:p>débit du deuxième.</text:p>
          </table:table-cell>
          <table:table-cell office:value-type="boolean" office:boolean-value="false">
            <text:p>FAUX</text:p>
          </table:table-cell>
        </table:table-row>
        <table:table-row>
          <table:table-cell office:value-type="string">
            <text:p>138</text:p>
          </table:table-cell>
          <table:table-cell office:value-type="string">
            <text:p>Autres subventions d'investissement (même ventilation que celle du compte 131)</text:p>
          </table:table-cell>
          <table:table-cell office:value-type="string">
            <text:p>Les autres subventions d'investissement dont bénéficie l'entité pour financer des activités à long</text:p>
            <text:p>terme sont inscrites au compte 138.</text:p>
          </table:table-cell>
          <table:table-cell office:value-type="boolean" office:boolean-value="false">
            <text:p>FAUX</text:p>
          </table:table-cell>
        </table:table-row>
        <table:table-row>
          <table:table-cell office:value-type="string">
            <text:p>139</text:p>
          </table:table-cell>
          <table:table-cell office:value-type="string">
            <text:p>Subventions d'investissement inscrites au compte de résultat</text:p>
          </table:table-cell>
          <table:table-cell office:value-type="string">
            <text:p>Le compte 139 « Subventions d'investissement inscrites au compte de résultat » est débité par le</text:p>
            <text:p>crédit du compte 777 « Quote-part des subventions d'investissement virée au résultat de</text:p>
            <text:p>l'exercice ».</text:p>
          </table:table-cell>
          <table:table-cell office:value-type="boolean" office:boolean-value="false">
            <text:p>FAUX</text:p>
          </table:table-cell>
        </table:table-row>
        <table:table-row>
          <table:table-cell office:value-type="string">
            <text:p>1391</text:p>
          </table:table-cell>
          <table:table-cell office:value-type="string">
            <text:p>Subventions d'équipement</text:p>
          </table:table-cell>
          <table:table-cell office:value-type="string">
            <text:p> </text:p>
          </table:table-cell>
          <table:table-cell office:value-type="boolean" office:boolean-value="false">
            <text:p>FAUX</text:p>
          </table:table-cell>
        </table:table-row>
        <table:table-row>
          <table:table-cell office:value-type="string">
            <text:p>1398</text:p>
          </table:table-cell>
          <table:table-cell office:value-type="string">
            <text:p>Autres subventions d'investissement (même ventilation que celle du compte 1391)</text:p>
          </table:table-cell>
          <table:table-cell office:value-type="string">
            <text:p> </text:p>
          </table:table-cell>
          <table:table-cell office:value-type="boolean" office:boolean-value="false">
            <text:p>FAUX</text:p>
          </table:table-cell>
        </table:table-row>
        <table:table-row>
          <table:table-cell office:value-type="string">
            <text:p>14</text:p>
          </table:table-cell>
          <table:table-cell office:value-type="string">
            <text:p>PROVISIONS REGLEMENTEES</text:p>
          </table:table-cell>
          <table:table-cell office:value-type="string">
            <text:p> </text:p>
          </table:table-cell>
          <table:table-cell office:value-type="boolean" office:boolean-value="false">
            <text:p>FAUX</text:p>
          </table:table-cell>
        </table:table-row>
        <table:table-row>
          <table:table-cell office:value-type="string">
            <text:p>142</text:p>
          </table:table-cell>
          <table:table-cell office:value-type="string">
            <text:p>Provisions réglementées relatives aux immobilisations</text:p>
          </table:table-cell>
          <table:table-cell office:value-type="string">
            <text:p> </text:p>
          </table:table-cell>
          <table:table-cell office:value-type="boolean" office:boolean-value="false">
            <text:p>FAUX</text:p>
          </table:table-cell>
        </table:table-row>
        <table:table-row>
          <table:table-cell office:value-type="string">
            <text:p>143</text:p>
          </table:table-cell>
          <table:table-cell office:value-type="string">
            <text:p>Provisions réglementées relatives aux stocks</text:p>
          </table:table-cell>
          <table:table-cell office:value-type="string">
            <text:p> </text:p>
          </table:table-cell>
          <table:table-cell office:value-type="boolean" office:boolean-value="false">
            <text:p>FAUX</text:p>
          </table:table-cell>
        </table:table-row>
        <table:table-row>
          <table:table-cell office:value-type="string">
            <text:p>144</text:p>
          </table:table-cell>
          <table:table-cell office:value-type="string">
            <text:p>Provisions réglementées relatives aux autres éléments de l'actif</text:p>
          </table:table-cell>
          <table:table-cell office:value-type="string">
            <text:p> </text:p>
          </table:table-cell>
          <table:table-cell office:value-type="boolean" office:boolean-value="false">
            <text:p>FAUX</text:p>
          </table:table-cell>
        </table:table-row>
        <table:table-row>
          <table:table-cell office:value-type="string">
            <text:p>1061</text:p>
          </table:table-cell>
          <table:table-cell office:value-type="string">
            <text:p>Réserve légale</text:p>
          </table:table-cell>
          <table:table-cell office:value-type="string">
            <text:p> </text:p>
          </table:table-cell>
          <table:table-cell office:value-type="boolean" office:boolean-value="false">
            <text:p>FAUX</text:p>
          </table:table-cell>
        </table:table-row>
        <table:table-row>
          <table:table-cell office:value-type="string">
            <text:p>146</text:p>
          </table:table-cell>
          <table:table-cell office:value-type="string">
            <text:p>Provision spéciale de réévaluation</text:p>
          </table:table-cell>
          <table:table-cell office:value-type="string">
            <text:p> </text:p>
          </table:table-cell>
          <table:table-cell office:value-type="boolean" office:boolean-value="false">
            <text:p>FAUX</text:p>
          </table:table-cell>
        </table:table-row>
        <table:table-row>
          <table:table-cell office:value-type="string">
            <text:p>147</text:p>
          </table:table-cell>
          <table:table-cell office:value-type="string">
            <text:p>Plus-values réinvesties</text:p>
          </table:table-cell>
          <table:table-cell office:value-type="string">
            <text:p> </text:p>
          </table:table-cell>
          <table:table-cell office:value-type="boolean" office:boolean-value="false">
            <text:p>FAUX</text:p>
          </table:table-cell>
        </table:table-row>
        <table:table-row>
          <table:table-cell office:value-type="string">
            <text:p>148</text:p>
          </table:table-cell>
          <table:table-cell office:value-type="string">
            <text:p>Autres provisions réglementées</text:p>
          </table:table-cell>
          <table:table-cell office:value-type="string">
            <text:p> </text:p>
          </table:table-cell>
          <table:table-cell office:value-type="boolean" office:boolean-value="false">
            <text:p>FAUX</text:p>
          </table:table-cell>
        </table:table-row>
        <table:table-row>
          <table:table-cell office:value-type="string">
            <text:p>15</text:p>
          </table:table-cell>
          <table:table-cell office:value-type="string">
            <text:p>PROVISIONS POUR RISQUES ET CHARGES</text:p>
          </table:table-cell>
          <table:table-cell office:value-type="string">
            <text:p> </text:p>
          </table:table-cell>
          <table:table-cell office:value-type="boolean" office:boolean-value="false">
            <text:p>FAUX</text:p>
          </table:table-cell>
        </table:table-row>
        <table:table-row>
          <table:table-cell office:value-type="string">
            <text:p>151</text:p>
          </table:table-cell>
          <table:table-cell office:value-type="string">
            <text:p>Provisions pour risques</text:p>
          </table:table-cell>
          <table:table-cell office:value-type="string">
            <text:p>Le compte 151 « Provisions pour risques » enregistre toutes les provisions destinées à couvrir les</text:p>
            <text:p>risques identifiés inhérents à l'activité de l'entité tels que ceux résultant des garanties données aux</text:p>
            <text:p>clients ou des opérations traitées en monnaies étrangères.</text:p>
          </table:table-cell>
          <table:table-cell office:value-type="boolean" office:boolean-value="false">
            <text:p>FAUX</text:p>
          </table:table-cell>
        </table:table-row>
        <table:table-row>
          <table:table-cell office:value-type="string">
            <text:p>153</text:p>
          </table:table-cell>
          <table:table-cell office:value-type="string">
            <text:p>Provisions pour pensions et obligations similaires</text:p>
          </table:table-cell>
          <table:table-cell office:value-type="string">
            <text:p>Le compte 153 « Provisions pour pensions et obligations similaires » (Règlement n° 2000-06 du</text:p>
            <text:p>CRC) enregistre les provisions relatives aux charges que peuvent engendrer des obligations légales</text:p>
            <text:p>ou contractuelles conférant au personnel des droits à la retraite ou d'autres avantages postérieurs à</text:p>
            <text:p>l'emploi (assurance vie, couverture médicale).</text:p>
          </table:table-cell>
          <table:table-cell office:value-type="boolean" office:boolean-value="false">
            <text:p>FAUX</text:p>
          </table:table-cell>
        </table:table-row>
        <table:table-row>
          <table:table-cell office:value-type="string">
            <text:p>154</text:p>
          </table:table-cell>
          <table:table-cell office:value-type="string">
            <text:p>Provisions pour restructurations (Règlement n° 2000-06 du CRC)</text:p>
          </table:table-cell>
          <table:table-cell office:value-type="string">
            <text:p>Le compte 154 « Provisions pour restructurations » (Règlement n° 2000-06 du CRC) enregistre les</text:p>
            <text:p>provisions relatives aux charges que peuvent engendrer des opérations de restructurations telles que</text:p>
            <text:p>l'arrêt d'une branche d'activité ou la fermeture d'un site.</text:p>
          </table:table-cell>
          <table:table-cell office:value-type="boolean" office:boolean-value="false">
            <text:p>FAUX</text:p>
          </table:table-cell>
        </table:table-row>
        <table:table-row>
          <table:table-cell office:value-type="string">
            <text:p>155</text:p>
          </table:table-cell>
          <table:table-cell office:value-type="string">
            <text:p>Provisions pour impôts</text:p>
          </table:table-cell>
          <table:table-cell office:value-type="string">
            <text:p>Le compte 155 « Provisions pour impôts » enregistre les provisions pour impôts qui correspondent</text:p>
            <text:p>à la charge probable d'impôts rattachable à l'exercice mais différée dans le temps et dont la prise en</text:p>
            <text:p>compte définitive dépend des résultats futurs.</text:p>
          </table:table-cell>
          <table:table-cell office:value-type="boolean" office:boolean-value="false">
            <text:p>FAUX</text:p>
          </table:table-cell>
        </table:table-row>
        <table:table-row>
          <table:table-cell office:value-type="string">
            <text:p>157</text:p>
          </table:table-cell>
          <table:table-cell office:value-type="string">
            <text:p>Provisions pour charges à répartir sur plusieurs exercices</text:p>
          </table:table-cell>
          <table:table-cell office:value-type="string">
            <text:p>Le compte 157 « Provisions pour charges à répartir sur plusieurs exercices » enregistre les</text:p>
            <text:p>provisions destinées à couvrir des charges prévisibles, importantes, ne présentant pas un caractère</text:p>
            <text:p>annuel, telles que les frais de grosses réparations, et qui en conséquence, ne sauraient être</text:p>
            <text:p>supportées par le seul exercice au cours duquel elles sont engagées.</text:p>
            <text:p>Lors de la constitution d'une provision pour risques et charges, le compte de provisions est crédité</text:p>
            <text:p>par le débit :</text:p>
            <text:p>- du compte 681 « Dotations aux amortissements et aux provisions - Charges</text:p>
            <text:p>d'exploitation », lorsqu'elle concerne l'exploitation ;</text:p>
            <text:p>- du compte 686 « Dotations aux amortissements et aux provisions - Charges financières »</text:p>
            <text:p>lorsqu'elle affecte l'activité financière de l'entité ;</text:p>
            <text:p>- du compte 687 « Dotations aux amortissements et aux provisions - Charges</text:p>
            <text:p>exceptionnelles » lorsqu'elle a un caractère exceptionnel.</text:p>
            <text:p>Il est réajusté à la fin de chaque exercice par :</text:p>
            <text:p>- le débit des comptes de dotations correspondants 681, 686 ou 687, lorsque le montant de</text:p>
            <text:p>la provision est augmenté ;</text:p>
            <text:p>- le crédit du compte 781 « Reprises sur amortissements et provisions (à inscrire dans les</text:p>
            <text:p>produits d'exploitation) », du compte 786 « Reprises sur provisions (à inscrire dans les produits</text:p>
            <text:p>financiers) » ou du compte 787 « Reprises sur provisions (à inscrire dans les produits exceptionnels) »,</text:p>
            <text:p>lorsque le montant de la provision doit être diminué ou annulé, la provision étant devenue, en tout ou</text:p>
            <text:p>partie, sans objet.</text:p>
            <text:p>Lors de la réalisation du risque ou de la survenance de la charge, la provision antérieurement</text:p>
            <text:p>constituée est soldée par le crédit des compte 781, 786 ou 787. Corrélativement, la charge</text:p>
            <text:p>intervenue est inscrite au compte intéressé de la classe 6.</text:p>
          </table:table-cell>
          <table:table-cell office:value-type="boolean" office:boolean-value="false">
            <text:p>FAUX</text:p>
          </table:table-cell>
        </table:table-row>
        <table:table-row>
          <table:table-cell office:value-type="string">
            <text:p>158</text:p>
          </table:table-cell>
          <table:table-cell office:value-type="string">
            <text:p>Autres provisions pour charges</text:p>
          </table:table-cell>
          <table:table-cell office:value-type="string">
            <text:p> </text:p>
          </table:table-cell>
          <table:table-cell office:value-type="boolean" office:boolean-value="false">
            <text:p>FAUX</text:p>
          </table:table-cell>
        </table:table-row>
        <table:table-row>
          <table:table-cell office:value-type="string">
            <text:p>16</text:p>
          </table:table-cell>
          <table:table-cell office:value-type="string">
            <text:p>EMPRUNTS ET DETTES ASSIMILEES</text:p>
          </table:table-cell>
          <table:table-cell office:value-type="string">
            <text:p>Le compte 16 « Emprunts et dettes assimilées » enregistre d'une part les emprunts, d'autre part les</text:p>
            <text:p>dettes financières assimilées à des emprunts, à l'exception de celles enregistrées au compte 17</text:p>
            <text:p>« Dettes rattachées à des participations ».</text:p>
          </table:table-cell>
          <table:table-cell office:value-type="boolean" office:boolean-value="false">
            <text:p>FAUX</text:p>
          </table:table-cell>
        </table:table-row>
        <table:table-row>
          <table:table-cell office:value-type="string">
            <text:p>161</text:p>
          </table:table-cell>
          <table:table-cell office:value-type="string">
            <text:p>Emprunts obligataires convertibles</text:p>
          </table:table-cell>
          <table:table-cell office:value-type="string">
            <text:p> </text:p>
          </table:table-cell>
          <table:table-cell office:value-type="boolean" office:boolean-value="false">
            <text:p>FAUX</text:p>
          </table:table-cell>
        </table:table-row>
        <table:table-row>
          <table:table-cell office:value-type="string">
            <text:p>163</text:p>
          </table:table-cell>
          <table:table-cell office:value-type="string">
            <text:p>Autres emprunts obligataires</text:p>
          </table:table-cell>
          <table:table-cell office:value-type="string">
            <text:p> </text:p>
          </table:table-cell>
          <table:table-cell office:value-type="boolean" office:boolean-value="false">
            <text:p>FAUX</text:p>
          </table:table-cell>
        </table:table-row>
        <table:table-row>
          <table:table-cell office:value-type="string">
            <text:p>164</text:p>
          </table:table-cell>
          <table:table-cell office:value-type="string">
            <text:p>Emprunts auprès des établissements de crédit</text:p>
          </table:table-cell>
          <table:table-cell office:value-type="string">
            <text:p> </text:p>
          </table:table-cell>
          <table:table-cell office:value-type="boolean" office:boolean-value="false">
            <text:p>FAUX</text:p>
          </table:table-cell>
        </table:table-row>
        <table:table-row>
          <table:table-cell office:value-type="string">
            <text:p>165</text:p>
          </table:table-cell>
          <table:table-cell office:value-type="string">
            <text:p>Dépôts et cautionnements reçus</text:p>
          </table:table-cell>
          <table:table-cell office:value-type="string">
            <text:p> </text:p>
          </table:table-cell>
          <table:table-cell office:value-type="boolean" office:boolean-value="false">
            <text:p>FAUX</text:p>
          </table:table-cell>
        </table:table-row>
        <table:table-row>
          <table:table-cell office:value-type="string">
            <text:p>166</text:p>
          </table:table-cell>
          <table:table-cell office:value-type="string">
            <text:p>Participation des salariés aux résultats</text:p>
          </table:table-cell>
          <table:table-cell office:value-type="string">
            <text:p> </text:p>
          </table:table-cell>
          <table:table-cell office:value-type="boolean" office:boolean-value="false">
            <text:p>FAUX</text:p>
          </table:table-cell>
        </table:table-row>
        <table:table-row>
          <table:table-cell office:value-type="string">
            <text:p>167</text:p>
          </table:table-cell>
          <table:table-cell office:value-type="string">
            <text:p>Emprunts et dettes assortis de conditions particulières</text:p>
          </table:table-cell>
          <table:table-cell office:value-type="string">
            <text:p> </text:p>
          </table:table-cell>
          <table:table-cell office:value-type="boolean" office:boolean-value="false">
            <text:p>FAUX</text:p>
          </table:table-cell>
        </table:table-row>
        <table:table-row>
          <table:table-cell office:value-type="string">
            <text:p>1671</text:p>
          </table:table-cell>
          <table:table-cell office:value-type="string">
            <text:p>Émissions de titres participatifs</text:p>
          </table:table-cell>
          <table:table-cell office:value-type="string">
            <text:p> </text:p>
          </table:table-cell>
          <table:table-cell office:value-type="boolean" office:boolean-value="false">
            <text:p>FAUX</text:p>
          </table:table-cell>
        </table:table-row>
        <table:table-row>
          <table:table-cell office:value-type="string">
            <text:p>1674</text:p>
          </table:table-cell>
          <table:table-cell office:value-type="string">
            <text:p>Avances conditionnées de l'État</text:p>
          </table:table-cell>
          <table:table-cell office:value-type="string">
            <text:p> </text:p>
          </table:table-cell>
          <table:table-cell office:value-type="boolean" office:boolean-value="false">
            <text:p>FAUX</text:p>
          </table:table-cell>
        </table:table-row>
        <table:table-row>
          <table:table-cell office:value-type="string">
            <text:p>1675</text:p>
          </table:table-cell>
          <table:table-cell office:value-type="string">
            <text:p>Emprunts participatifs</text:p>
          </table:table-cell>
          <table:table-cell office:value-type="string">
            <text:p> </text:p>
          </table:table-cell>
          <table:table-cell office:value-type="boolean" office:boolean-value="false">
            <text:p>FAUX</text:p>
          </table:table-cell>
        </table:table-row>
        <table:table-row>
          <table:table-cell office:value-type="string">
            <text:p>168</text:p>
          </table:table-cell>
          <table:table-cell office:value-type="string">
            <text:p>Autres emprunts et dettes assimilées</text:p>
          </table:table-cell>
          <table:table-cell office:value-type="string">
            <text:p> </text:p>
          </table:table-cell>
          <table:table-cell office:value-type="boolean" office:boolean-value="false">
            <text:p>FAUX</text:p>
          </table:table-cell>
        </table:table-row>
        <table:table-row>
          <table:table-cell office:value-type="string">
            <text:p>169</text:p>
          </table:table-cell>
          <table:table-cell office:value-type="string">
            <text:p>Primes de remboursement des obligations</text:p>
          </table:table-cell>
          <table:table-cell office:value-type="string">
            <text:p> </text:p>
          </table:table-cell>
          <table:table-cell office:value-type="boolean" office:boolean-value="false">
            <text:p>FAUX</text:p>
          </table:table-cell>
        </table:table-row>
        <table:table-row>
          <table:table-cell office:value-type="string">
            <text:p>17</text:p>
          </table:table-cell>
          <table:table-cell office:value-type="string">
            <text:p>DETTES RATTACHEES A DES PARTICIPATIONS</text:p>
          </table:table-cell>
          <table:table-cell office:value-type="string">
            <text:p> </text:p>
          </table:table-cell>
          <table:table-cell office:value-type="boolean" office:boolean-value="false">
            <text:p>FAUX</text:p>
          </table:table-cell>
        </table:table-row>
        <table:table-row>
          <table:table-cell office:value-type="string">
            <text:p>171</text:p>
          </table:table-cell>
          <table:table-cell office:value-type="string">
            <text:p>Dettes rattachées à des participations (groupe)</text:p>
          </table:table-cell>
          <table:table-cell office:value-type="string">
            <text:p> </text:p>
          </table:table-cell>
          <table:table-cell office:value-type="boolean" office:boolean-value="false">
            <text:p>FAUX</text:p>
          </table:table-cell>
        </table:table-row>
        <table:table-row>
          <table:table-cell office:value-type="string">
            <text:p>174</text:p>
          </table:table-cell>
          <table:table-cell office:value-type="string">
            <text:p>Dettes rattachées à des participations (hors groupe)</text:p>
          </table:table-cell>
          <table:table-cell office:value-type="string">
            <text:p> </text:p>
          </table:table-cell>
          <table:table-cell office:value-type="boolean" office:boolean-value="false">
            <text:p>FAUX</text:p>
          </table:table-cell>
        </table:table-row>
        <table:table-row>
          <table:table-cell office:value-type="string">
            <text:p>178</text:p>
          </table:table-cell>
          <table:table-cell office:value-type="string">
            <text:p>Dettes rattachées à des sociétés en participation</text:p>
          </table:table-cell>
          <table:table-cell office:value-type="string">
            <text:p> </text:p>
          </table:table-cell>
          <table:table-cell office:value-type="boolean" office:boolean-value="false">
            <text:p>FAUX</text:p>
          </table:table-cell>
        </table:table-row>
        <table:table-row>
          <table:table-cell office:value-type="string">
            <text:p>18</text:p>
          </table:table-cell>
          <table:table-cell office:value-type="string">
            <text:p>COMPTES DE LIAISON DES ETABLISSEMENTS ET SOCIETES EN PARTICIPATION</text:p>
          </table:table-cell>
          <table:table-cell office:value-type="string">
            <text:p> </text:p>
          </table:table-cell>
          <table:table-cell office:value-type="boolean" office:boolean-value="false">
            <text:p>FAUX</text:p>
          </table:table-cell>
        </table:table-row>
        <table:table-row>
          <table:table-cell office:value-type="string">
            <text:p>156</text:p>
          </table:table-cell>
          <table:table-cell office:value-type="string">
            <text:p>Provisions pour renouvellement des immobilisations (entreprises concessionnaires)</text:p>
          </table:table-cell>
          <table:table-cell office:value-type="string">
            <text:p>Le compte 156 « Provisions pour renouvellement (entreprises concessionnaires) » (Règlement</text:p>
            <text:p>n° 2000-06 du CRC) enregistre les provisions pour renouvellement des immobilisations constituées</text:p>
            <text:p>par les concessionnaires de service public.</text:p>
          </table:table-cell>
          <table:table-cell office:value-type="boolean" office:boolean-value="false">
            <text:p>FAUX</text:p>
          </table:table-cell>
        </table:table-row>
        <table:table-row>
          <table:table-cell office:value-type="string">
            <text:p>20</text:p>
          </table:table-cell>
          <table:table-cell office:value-type="string">
            <text:p>IMMOBILISATIONS INCORPORELLES</text:p>
          </table:table-cell>
          <table:table-cell office:value-type="string">
            <text:p> </text:p>
          </table:table-cell>
          <table:table-cell office:value-type="boolean" office:boolean-value="false">
            <text:p>FAUX</text:p>
          </table:table-cell>
        </table:table-row>
        <table:table-row>
          <table:table-cell office:value-type="string">
            <text:p>201</text:p>
          </table:table-cell>
          <table:table-cell office:value-type="string">
            <text:p>Frais d'établissement</text:p>
          </table:table-cell>
          <table:table-cell office:value-type="string">
            <text:p>Le compte 201 « Frais d'établissement » enregistre les frais d'établissement soit directement, soit par l'intermédiaire du compte 72 « Production immobilisée ».</text:p>
          </table:table-cell>
          <table:table-cell office:value-type="boolean" office:boolean-value="false">
            <text:p>FAUX</text:p>
          </table:table-cell>
        </table:table-row>
        <table:table-row>
          <table:table-cell office:value-type="string">
            <text:p>203</text:p>
          </table:table-cell>
          <table:table-cell office:value-type="string">
            <text:p>Frais de recherche et de développement</text:p>
          </table:table-cell>
          <table:table-cell office:value-type="string">
            <text:p>Le compte 203 « Frais de recherche et de développement » enregistre les frais de recherche appliquée et de développement qui peuvent être inscrits dans les immobilisations incorporelles. Il est débité par le crédit du compte 72 « Production immobilisée ». En cas d'échec des projets, les frais correspondants sont immédiatement amortis par le débit de la subdivision du compte 687 intitulée « Dotations aux amortissements exceptionnels sur immobilisations ».</text:p>
          </table:table-cell>
          <table:table-cell office:value-type="boolean" office:boolean-value="false">
            <text:p>FAUX</text:p>
          </table:table-cell>
        </table:table-row>
        <table:table-row>
          <table:table-cell office:value-type="string">
            <text:p>205</text:p>
          </table:table-cell>
          <table:table-cell office:value-type="string">
            <text:p>Concessions et droits similaires, brevets, licences, marques, procédés, logiciels, droits et valeurs similaires</text:p>
          </table:table-cell>
          <table:table-cell office:value-type="string">
            <text:p>Lorsque la prise de brevet est consécutive à des recherches liées à la réalisation de projets, le compte 205 « Concessions et droits similaires, brevets, licences, marques, procédés, logiciels, droits et valeurs similaires » est débité du montant retenu comme valeur d'entrée du brevet par le crédit du compte 203. Le compte 205 enregistre les dépenses faites pour l'obtention de l'avantage que constitue la protection accordée, sous certaines conditions, au titulaire d'une concession, à l'inventeur, à l'auteur ou au bénéficiaire du droit d'exploitation d'un brevet, d'une licence, d'une marque, d'un procédé, de droits de propriété littéraire ou artistique. « (Règlement n°2004-08 du CRC) - Le compte 205 enregistre également :<text:s text:c="2"/>les dépenses d'acquisition ou de création de logiciels qui peuvent être inscrites en immobilisations incorporelles ;<text:s text:c="2"/>les quotas d'émission ».</text:p>
          </table:table-cell>
          <table:table-cell office:value-type="boolean" office:boolean-value="false">
            <text:p>FAUX</text:p>
          </table:table-cell>
        </table:table-row>
        <table:table-row>
          <table:table-cell office:value-type="string">
            <text:p>206</text:p>
          </table:table-cell>
          <table:table-cell office:value-type="string">
            <text:p>Droit au bail</text:p>
          </table:table-cell>
          <table:table-cell office:value-type="string">
            <text:p>Le compte 206 « Droit au bail » enregistre le montant versé ou dû au locataire précédent en considération du transfert à l'acheteur des droits résultant tant des conventions que de la législation sur la propriété commerciale.</text:p>
          </table:table-cell>
          <table:table-cell office:value-type="boolean" office:boolean-value="false">
            <text:p>FAUX</text:p>
          </table:table-cell>
        </table:table-row>
        <table:table-row>
          <table:table-cell office:value-type="string">
            <text:p>207</text:p>
          </table:table-cell>
          <table:table-cell office:value-type="string">
            <text:p>Fonds commercial</text:p>
          </table:table-cell>
          <table:table-cell office:value-type="string">
            <text:p>Le compte 207 « Fonds commercial » enregistre l'acquisition des éléments incorporels du fonds de commerce, y compris le droit au bail, qui ne font pas l'objet d'une évaluation et d'une comptabilisation séparées au bilan et qui concourent au maintien ou au développement du potentiel d'activité de l'entité. Ces éléments ne bénéficient pas nécessairement d'une protection juridique leur donnant une valeur certaine. (Règlement n°2004-01 du CRC) Le compte 207 enregistre également le mali de fusion.</text:p>
          </table:table-cell>
          <table:table-cell office:value-type="boolean" office:boolean-value="false">
            <text:p>FAUX</text:p>
          </table:table-cell>
        </table:table-row>
        <table:table-row>
          <table:table-cell office:value-type="string">
            <text:p>208</text:p>
          </table:table-cell>
          <table:table-cell office:value-type="string">
            <text:p>Autres immobilisations incorporelles</text:p>
          </table:table-cell>
          <table:table-cell office:value-type="string">
            <text:p> </text:p>
          </table:table-cell>
          <table:table-cell office:value-type="boolean" office:boolean-value="false">
            <text:p>FAUX</text:p>
          </table:table-cell>
        </table:table-row>
        <table:table-row>
          <table:table-cell office:value-type="string">
            <text:p>21</text:p>
          </table:table-cell>
          <table:table-cell office:value-type="string">
            <text:p>IMMOBILISATIONS CORPORELLES</text:p>
          </table:table-cell>
          <table:table-cell office:value-type="string">
            <text:p> </text:p>
          </table:table-cell>
          <table:table-cell office:value-type="boolean" office:boolean-value="false">
            <text:p>FAUX</text:p>
          </table:table-cell>
        </table:table-row>
        <table:table-row>
          <table:table-cell office:value-type="string">
            <text:p>211</text:p>
          </table:table-cell>
          <table:table-cell office:value-type="string">
            <text:p>Terrains</text:p>
          </table:table-cell>
          <table:table-cell office:value-type="string">
            <text:p>Le compte 211 enregistre la valeur des terrains. Sont distingués : - les terrains nus qui ne supportent pas de construction ; - les terrains aménagés qui sont viabilisés ; - les sous-sols et les sur-sols. Ce compte est utilisé lorsque l'entité n'est pas propriétaire des trois éléments rattachables à une même parcelle de terrain : sol, sous-sol, sur-sol. Ainsi, le compte sur-sol enregistre la valeur du droit de construction ou d'utilisation de l'espace situé au-dessus d'un sol dont l'entité n'est pas propriétaire ; - les terrains de gisement tels que les carrières ; - les terrains bâtis qui supportent une construction propre ; - les terrains bâtis qui supportent une construction d'autrui.</text:p>
          </table:table-cell>
          <table:table-cell office:value-type="boolean" office:boolean-value="false">
            <text:p>FAUX</text:p>
          </table:table-cell>
        </table:table-row>
        <table:table-row>
          <table:table-cell office:value-type="string">
            <text:p>2111</text:p>
          </table:table-cell>
          <table:table-cell office:value-type="string">
            <text:p>Terrains nus</text:p>
          </table:table-cell>
          <table:table-cell office:value-type="string">
            <text:p> </text:p>
          </table:table-cell>
          <table:table-cell office:value-type="boolean" office:boolean-value="false">
            <text:p>FAUX</text:p>
          </table:table-cell>
        </table:table-row>
        <table:table-row>
          <table:table-cell office:value-type="string">
            <text:p>2112</text:p>
          </table:table-cell>
          <table:table-cell office:value-type="string">
            <text:p>Terrains aménagés</text:p>
          </table:table-cell>
          <table:table-cell office:value-type="string">
            <text:p> </text:p>
          </table:table-cell>
          <table:table-cell office:value-type="boolean" office:boolean-value="false">
            <text:p>FAUX</text:p>
          </table:table-cell>
        </table:table-row>
        <table:table-row>
          <table:table-cell office:value-type="string">
            <text:p>2113</text:p>
          </table:table-cell>
          <table:table-cell office:value-type="string">
            <text:p>Sous-sols et sur-sols</text:p>
          </table:table-cell>
          <table:table-cell office:value-type="string">
            <text:p> </text:p>
          </table:table-cell>
          <table:table-cell office:value-type="boolean" office:boolean-value="false">
            <text:p>FAUX</text:p>
          </table:table-cell>
        </table:table-row>
        <table:table-row>
          <table:table-cell office:value-type="string">
            <text:p>2114</text:p>
          </table:table-cell>
          <table:table-cell office:value-type="string">
            <text:p>Terrains de gisement</text:p>
          </table:table-cell>
          <table:table-cell office:value-type="string">
            <text:p> </text:p>
          </table:table-cell>
          <table:table-cell office:value-type="boolean" office:boolean-value="false">
            <text:p>FAUX</text:p>
          </table:table-cell>
        </table:table-row>
        <table:table-row>
          <table:table-cell office:value-type="string">
            <text:p>2115</text:p>
          </table:table-cell>
          <table:table-cell office:value-type="string">
            <text:p>Terrains bâtis</text:p>
          </table:table-cell>
          <table:table-cell office:value-type="string">
            <text:p> </text:p>
          </table:table-cell>
          <table:table-cell office:value-type="boolean" office:boolean-value="false">
            <text:p>FAUX</text:p>
          </table:table-cell>
        </table:table-row>
        <table:table-row>
          <table:table-cell office:value-type="string">
            <text:p>2116</text:p>
          </table:table-cell>
          <table:table-cell office:value-type="string">
            <text:p>Compte d'ordre sur immobilisations (art. 6 du décret n° 78-737 du 11 juillet 1978)</text:p>
          </table:table-cell>
          <table:table-cell office:value-type="string">
            <text:p> </text:p>
          </table:table-cell>
          <table:table-cell office:value-type="boolean" office:boolean-value="false">
            <text:p>FAUX</text:p>
          </table:table-cell>
        </table:table-row>
        <table:table-row>
          <table:table-cell office:value-type="string">
            <text:p>212</text:p>
          </table:table-cell>
          <table:table-cell office:value-type="string">
            <text:p>Agencements et aménagements de terrains (même ventilation que celle du compte 211)</text:p>
          </table:table-cell>
          <table:table-cell office:value-type="string">
            <text:p>Les dépenses faites en vue de l'aménagement des terrains, par exemple : clôtures, mouvements de terres, sont inscrites sous le compte 212 « Agencements et aménagements de terrains ».</text:p>
          </table:table-cell>
          <table:table-cell office:value-type="boolean" office:boolean-value="false">
            <text:p>FAUX</text:p>
          </table:table-cell>
        </table:table-row>
        <table:table-row>
          <table:table-cell office:value-type="string">
            <text:p>213</text:p>
          </table:table-cell>
          <table:table-cell office:value-type="string">
            <text:p>Constructions</text:p>
          </table:table-cell>
          <table:table-cell office:value-type="string">
            <text:p>Le compte 213 « Constructions » comprend : - les bâtiments ; - les installations, agencements, aménagements ; - les ouvrages d'infrastructure.</text:p>
          </table:table-cell>
          <table:table-cell office:value-type="boolean" office:boolean-value="false">
            <text:p>FAUX</text:p>
          </table:table-cell>
        </table:table-row>
        <table:table-row>
          <table:table-cell office:value-type="string">
            <text:p>2131</text:p>
          </table:table-cell>
          <table:table-cell office:value-type="string">
            <text:p>Bâtiments</text:p>
          </table:table-cell>
          <table:table-cell office:value-type="string">
            <text:p> </text:p>
          </table:table-cell>
          <table:table-cell office:value-type="boolean" office:boolean-value="false">
            <text:p>FAUX</text:p>
          </table:table-cell>
        </table:table-row>
        <table:table-row>
          <table:table-cell office:value-type="string">
            <text:p>2135</text:p>
          </table:table-cell>
          <table:table-cell office:value-type="string">
            <text:p>Installations générales - agencements - aménagements des constructions (même ventilation que celle du compte 2131)</text:p>
          </table:table-cell>
          <table:table-cell office:value-type="string">
            <text:p> </text:p>
          </table:table-cell>
          <table:table-cell office:value-type="boolean" office:boolean-value="false">
            <text:p>FAUX</text:p>
          </table:table-cell>
        </table:table-row>
        <table:table-row>
          <table:table-cell office:value-type="string">
            <text:p>2138</text:p>
          </table:table-cell>
          <table:table-cell office:value-type="string">
            <text:p>Ouvrages d'infrastructure</text:p>
          </table:table-cell>
          <table:table-cell office:value-type="string">
            <text:p> </text:p>
          </table:table-cell>
          <table:table-cell office:value-type="boolean" office:boolean-value="false">
            <text:p>FAUX</text:p>
          </table:table-cell>
        </table:table-row>
        <table:table-row>
          <table:table-cell office:value-type="string">
            <text:p>214</text:p>
          </table:table-cell>
          <table:table-cell office:value-type="string">
            <text:p>Constructions sur sol d'autrui (même ventilation que celle du compte 213)</text:p>
          </table:table-cell>
          <table:table-cell office:value-type="string">
            <text:p>Le compte 214 enregistre la valeur des constructions édifiées sur le sol d'autrui. Il comprend les mêmes subdivisions que le compte 213.</text:p>
          </table:table-cell>
          <table:table-cell office:value-type="boolean" office:boolean-value="false">
            <text:p>FAUX</text:p>
          </table:table-cell>
        </table:table-row>
        <table:table-row>
          <table:table-cell office:value-type="string">
            <text:p>215</text:p>
          </table:table-cell>
          <table:table-cell office:value-type="string">
            <text:p>Installations techniques, matériels et outillage industriels</text:p>
          </table:table-cell>
          <table:table-cell office:value-type="string">
            <text:p> </text:p>
          </table:table-cell>
          <table:table-cell office:value-type="boolean" office:boolean-value="false">
            <text:p>FAUX</text:p>
          </table:table-cell>
        </table:table-row>
        <table:table-row>
          <table:table-cell office:value-type="string">
            <text:p>2151</text:p>
          </table:table-cell>
          <table:table-cell office:value-type="string">
            <text:p>Installations complexes spécialisées</text:p>
          </table:table-cell>
          <table:table-cell office:value-type="string">
            <text:p> </text:p>
          </table:table-cell>
          <table:table-cell office:value-type="boolean" office:boolean-value="false">
            <text:p>FAUX</text:p>
          </table:table-cell>
        </table:table-row>
        <table:table-row>
          <table:table-cell office:value-type="string">
            <text:p>2153</text:p>
          </table:table-cell>
          <table:table-cell office:value-type="string">
            <text:p>Installations à caractère spécifique</text:p>
          </table:table-cell>
          <table:table-cell office:value-type="string">
            <text:p> </text:p>
          </table:table-cell>
          <table:table-cell office:value-type="boolean" office:boolean-value="false">
            <text:p>FAUX</text:p>
          </table:table-cell>
        </table:table-row>
        <table:table-row>
          <table:table-cell office:value-type="string">
            <text:p>2154</text:p>
          </table:table-cell>
          <table:table-cell office:value-type="string">
            <text:p>Matériel industriel</text:p>
          </table:table-cell>
          <table:table-cell office:value-type="string">
            <text:p> </text:p>
          </table:table-cell>
          <table:table-cell office:value-type="boolean" office:boolean-value="false">
            <text:p>FAUX</text:p>
          </table:table-cell>
        </table:table-row>
        <table:table-row>
          <table:table-cell office:value-type="string">
            <text:p>2155</text:p>
          </table:table-cell>
          <table:table-cell office:value-type="string">
            <text:p>Outillage industriel</text:p>
          </table:table-cell>
          <table:table-cell office:value-type="string">
            <text:p> </text:p>
          </table:table-cell>
          <table:table-cell office:value-type="boolean" office:boolean-value="false">
            <text:p>FAUX</text:p>
          </table:table-cell>
        </table:table-row>
        <table:table-row>
          <table:table-cell office:value-type="string">
            <text:p>2157</text:p>
          </table:table-cell>
          <table:table-cell office:value-type="string">
            <text:p>Agencements et aménagements du matériel et outillage industriels</text:p>
          </table:table-cell>
          <table:table-cell office:value-type="string">
            <text:p> </text:p>
          </table:table-cell>
          <table:table-cell office:value-type="boolean" office:boolean-value="false">
            <text:p>FAUX</text:p>
          </table:table-cell>
        </table:table-row>
        <table:table-row>
          <table:table-cell office:value-type="string">
            <text:p>218</text:p>
          </table:table-cell>
          <table:table-cell office:value-type="string">
            <text:p>Autres immobilisations corporelles</text:p>
          </table:table-cell>
          <table:table-cell office:value-type="string">
            <text:p>Le compte 218 « Autres immobilisations corporelles » enregistre le montant des installations générales, agencements et aménagements divers financés par l'entité lorsqu'elle n'est pas propriétaire de ces éléments, c'est-à-dire, lorsqu'ls sont incorporés dans des immobilisations dont elle n'est pas propriétaire ou sur lesquelles elle ne dispose d'aucun autre droit réel.</text:p>
          </table:table-cell>
          <table:table-cell office:value-type="boolean" office:boolean-value="false">
            <text:p>FAUX</text:p>
          </table:table-cell>
        </table:table-row>
        <table:table-row>
          <table:table-cell office:value-type="string">
            <text:p>2181</text:p>
          </table:table-cell>
          <table:table-cell office:value-type="string">
            <text:p>Installations générales, agencements, aménagements divers</text:p>
          </table:table-cell>
          <table:table-cell office:value-type="string">
            <text:p> </text:p>
          </table:table-cell>
          <table:table-cell office:value-type="boolean" office:boolean-value="false">
            <text:p>FAUX</text:p>
          </table:table-cell>
        </table:table-row>
        <table:table-row>
          <table:table-cell office:value-type="string">
            <text:p>2182</text:p>
          </table:table-cell>
          <table:table-cell office:value-type="string">
            <text:p>Matériel de transport</text:p>
          </table:table-cell>
          <table:table-cell office:value-type="string">
            <text:p> </text:p>
          </table:table-cell>
          <table:table-cell office:value-type="boolean" office:boolean-value="false">
            <text:p>FAUX</text:p>
          </table:table-cell>
        </table:table-row>
        <table:table-row>
          <table:table-cell office:value-type="string">
            <text:p>2183</text:p>
          </table:table-cell>
          <table:table-cell office:value-type="string">
            <text:p>Matériel de bureau et matériel informatique</text:p>
          </table:table-cell>
          <table:table-cell office:value-type="string">
            <text:p> </text:p>
          </table:table-cell>
          <table:table-cell office:value-type="boolean" office:boolean-value="false">
            <text:p>FAUX</text:p>
          </table:table-cell>
        </table:table-row>
        <table:table-row>
          <table:table-cell office:value-type="string">
            <text:p>2184</text:p>
          </table:table-cell>
          <table:table-cell office:value-type="string">
            <text:p>Mobilier</text:p>
          </table:table-cell>
          <table:table-cell office:value-type="string">
            <text:p> </text:p>
          </table:table-cell>
          <table:table-cell office:value-type="boolean" office:boolean-value="false">
            <text:p>FAUX</text:p>
          </table:table-cell>
        </table:table-row>
        <table:table-row>
          <table:table-cell office:value-type="string">
            <text:p>2185</text:p>
          </table:table-cell>
          <table:table-cell office:value-type="string">
            <text:p>Cheptel</text:p>
          </table:table-cell>
          <table:table-cell office:value-type="string">
            <text:p> </text:p>
          </table:table-cell>
          <table:table-cell office:value-type="boolean" office:boolean-value="false">
            <text:p>FAUX</text:p>
          </table:table-cell>
        </table:table-row>
        <table:table-row>
          <table:table-cell office:value-type="string">
            <text:p>2186</text:p>
          </table:table-cell>
          <table:table-cell office:value-type="string">
            <text:p>Emballages récupérables</text:p>
          </table:table-cell>
          <table:table-cell office:value-type="string">
            <text:p> </text:p>
          </table:table-cell>
          <table:table-cell office:value-type="boolean" office:boolean-value="false">
            <text:p>FAUX</text:p>
          </table:table-cell>
        </table:table-row>
        <table:table-row>
          <table:table-cell office:value-type="string">
            <text:p>22</text:p>
          </table:table-cell>
          <table:table-cell office:value-type="string">
            <text:p>IMMOBILISATIONS MISES EN CONCESSION</text:p>
          </table:table-cell>
          <table:table-cell office:value-type="string">
            <text:p>Les immobilisations incorporelles ou corporelles mises en concession par le concédant ou par le concessionnaire sont inscrites au compte 22 ; les immobilisations corporelles sont ventilées dans les mêmes conditions que celles inscrites au compte 21.</text:p>
          </table:table-cell>
          <table:table-cell office:value-type="boolean" office:boolean-value="false">
            <text:p>FAUX</text:p>
          </table:table-cell>
        </table:table-row>
        <table:table-row>
          <table:table-cell office:value-type="string">
            <text:p>23</text:p>
          </table:table-cell>
          <table:table-cell office:value-type="string">
            <text:p>IMMOBILISATIONS EN COURS</text:p>
          </table:table-cell>
          <table:table-cell office:value-type="string">
            <text:p>Le compte 23 « Immobilisations en cours » a pour objet de faire apparaître la valeur des immobilisations non terminées à la fin de chaque exercice.</text:p>
          </table:table-cell>
          <table:table-cell office:value-type="boolean" office:boolean-value="false">
            <text:p>FAUX</text:p>
          </table:table-cell>
        </table:table-row>
        <table:table-row>
          <table:table-cell office:value-type="string">
            <text:p>231</text:p>
          </table:table-cell>
          <table:table-cell office:value-type="string">
            <text:p>Immobilisations corporelles en cours</text:p>
          </table:table-cell>
          <table:table-cell office:value-type="string">
            <text:p>Du point de vue de leur origine, les immobilisations inscrites aux comptes 231 et 232 se répartissent</text:p>
            <text:p>en deux groupes :</text:p>
            <text:p>- celles qui sont créées par les moyens propres de l'entité ;</text:p>
            <text:p>- celles qui résultent des travaux de plus ou moins longue durée confiés à des tiers.</text:p>
            <text:p>Le coût des immobilisations créées par l'entité est porté au débit du compte 231 « Immobilisations</text:p>
            <text:p>corporelles en cours » ou à celui du compte 232 « Immobilisations incorporelles en cours » par le</text:p>
            <text:p>crédit du compte 72 « Production immobilisée ».</text:p>
          </table:table-cell>
          <table:table-cell office:value-type="boolean" office:boolean-value="false">
            <text:p>FAUX</text:p>
          </table:table-cell>
        </table:table-row>
        <table:table-row>
          <table:table-cell office:value-type="string">
            <text:p>272</text:p>
          </table:table-cell>
          <table:table-cell office:value-type="string">
            <text:p>Titres immobilisés (droit de créance)</text:p>
          </table:table-cell>
          <table:table-cell office:value-type="string">
            <text:p> </text:p>
          </table:table-cell>
          <table:table-cell office:value-type="boolean" office:boolean-value="false">
            <text:p>FAUX</text:p>
          </table:table-cell>
        </table:table-row>
        <table:table-row>
          <table:table-cell office:value-type="string">
            <text:p>273</text:p>
          </table:table-cell>
          <table:table-cell office:value-type="string">
            <text:p>Titres immobilisés de l'activité de portefeuille</text:p>
          </table:table-cell>
          <table:table-cell office:value-type="string">
            <text:p> </text:p>
          </table:table-cell>
          <table:table-cell office:value-type="boolean" office:boolean-value="false">
            <text:p>FAUX</text:p>
          </table:table-cell>
        </table:table-row>
        <table:table-row>
          <table:table-cell office:value-type="string">
            <text:p>2932</text:p>
          </table:table-cell>
          <table:table-cell office:value-type="string">
            <text:p>Immobilisations incorporelles en cours</text:p>
          </table:table-cell>
          <table:table-cell office:value-type="string">
            <text:p> </text:p>
          </table:table-cell>
          <table:table-cell office:value-type="boolean" office:boolean-value="false">
            <text:p>FAUX</text:p>
          </table:table-cell>
        </table:table-row>
        <table:table-row>
          <table:table-cell office:value-type="string">
            <text:p>232</text:p>
          </table:table-cell>
          <table:table-cell office:value-type="string">
            <text:p>Immobilisations incorporelles en cours</text:p>
          </table:table-cell>
          <table:table-cell office:value-type="string">
            <text:p>Du point de vue de leur origine, les immobilisations inscrites aux comptes 231 et 232 se répartissent</text:p>
            <text:p>en deux groupes :</text:p>
            <text:p>- celles qui sont créées par les moyens propres de l'entité ;</text:p>
            <text:p>- celles qui résultent des travaux de plus ou moins longue durée confiés à des tiers.</text:p>
            <text:p>Le coût des immobilisations créées par l'entité est porté au débit du compte 231 « Immobilisations</text:p>
            <text:p>corporelles en cours » ou à celui du compte 232 « Immobilisations incorporelles en cours » par le</text:p>
            <text:p>crédit du compte 72 « Production immobilisée ».</text:p>
          </table:table-cell>
          <table:table-cell office:value-type="boolean" office:boolean-value="false">
            <text:p>FAUX</text:p>
          </table:table-cell>
        </table:table-row>
        <table:table-row>
          <table:table-cell office:value-type="string">
            <text:p>237</text:p>
          </table:table-cell>
          <table:table-cell office:value-type="string">
            <text:p>Avances et acomptes versés sur immobilisations incorporelles</text:p>
          </table:table-cell>
          <table:table-cell office:value-type="string">
            <text:p>Lorsque les travaux sont confiés à des tiers, le compte 237 ou le compte 238 sont débités des</text:p>
            <text:p>avances à la commande et des acomptes représentant les règlements partiels effectués par l'entité au</text:p>
            <text:p>fur et à mesure de l'avancement des travaux.</text:p>
            <text:p>Le coût d'une immobilisation est viré du compte 23 au compte 20 ou au compte 21 lorsque</text:p>
            <text:p>l'immobilisation est terminée.</text:p>
            <text:p>Les avances et acomptes versés par l'entité à des tiers pour des opérations en cours sont portés :</text:p>
            <text:p>- au compte 237 lorsqu'ils ont pour objet l'acquisition d'une immobilisation incorporelle ;</text:p>
            <text:p>- au compte 238 lorsqu'ils ont pour objet l'acquisition d'une immobilisation corporelle.</text:p>
            <text:p>En cours d'exercice, les entités ont la faculté de comptabiliser toutes les avances et acomptes visés</text:p>
            <text:p>ci-dessus dans le compte 4091 « Fournisseurs - Avances et acomptes versés sur commandes », mais</text:p>
            <text:p>en fin d'exercice, elles virent au compte 237 ou 238 les avances et acomptes concernant les</text:p>
            <text:p>commandes d'immobilisations.</text:p>
            <text:p>Les avances et les acomptes peuvent être enregistrés séparément dans des subdivisions appropriées</text:p>
            <text:p>des comptes 237 et 238.</text:p>
          </table:table-cell>
          <table:table-cell office:value-type="boolean" office:boolean-value="false">
            <text:p>FAUX</text:p>
          </table:table-cell>
        </table:table-row>
        <table:table-row>
          <table:table-cell office:value-type="string">
            <text:p>238</text:p>
          </table:table-cell>
          <table:table-cell office:value-type="string">
            <text:p>Avances et acomptes versés sur commandes d'immobilisations corporelles</text:p>
          </table:table-cell>
          <table:table-cell office:value-type="string">
            <text:p>Lorsque les travaux sont confiés à des tiers, le compte 237 ou le compte 238 sont débités des</text:p>
            <text:p>avances à la commande et des acomptes représentant les règlements partiels effectués par l'entité au</text:p>
            <text:p>fur et à mesure de l'avancement des travaux.</text:p>
            <text:p>Le coût d'une immobilisation est viré du compte 23 au compte 20 ou au compte 21 lorsque</text:p>
            <text:p>l'immobilisation est terminée.</text:p>
            <text:p>Les avances et acomptes versés par l'entité à des tiers pour des opérations en cours sont portés :</text:p>
            <text:p>- au compte 237 lorsqu'ils ont pour objet l'acquisition d'une immobilisation incorporelle ;</text:p>
            <text:p>- au compte 238 lorsqu'ils ont pour objet l'acquisition d'une immobilisation corporelle.</text:p>
            <text:p>En cours d'exercice, les entités ont la faculté de comptabiliser toutes les avances et acomptes visés</text:p>
            <text:p>ci-dessus dans le compte 4091 « Fournisseurs - Avances et acomptes versés sur commandes », mais</text:p>
            <text:p>en fin d'exercice, elles virent au compte 237 ou 238 les avances et acomptes concernant les</text:p>
            <text:p>commandes d'immobilisations.</text:p>
            <text:p>Les avances et les acomptes peuvent être enregistrés séparément dans des subdivisions appropriées</text:p>
            <text:p>des comptes 237 et 238.</text:p>
          </table:table-cell>
          <table:table-cell office:value-type="boolean" office:boolean-value="false">
            <text:p>FAUX</text:p>
          </table:table-cell>
        </table:table-row>
        <table:table-row>
          <table:table-cell office:value-type="string">
            <text:p>25</text:p>
          </table:table-cell>
          <table:table-cell office:value-type="string">
            <text:p>PARTS DANS DES ENTREPRISES LIEES ET CREANCES SUR DES ENTREPRISES LIEES</text:p>
          </table:table-cell>
          <table:table-cell office:value-type="string">
            <text:p> </text:p>
          </table:table-cell>
          <table:table-cell office:value-type="boolean" office:boolean-value="false">
            <text:p>FAUX</text:p>
          </table:table-cell>
        </table:table-row>
        <table:table-row>
          <table:table-cell office:value-type="string">
            <text:p>261</text:p>
          </table:table-cell>
          <table:table-cell office:value-type="string">
            <text:p>Titres de participation</text:p>
          </table:table-cell>
          <table:table-cell office:value-type="string">
            <text:p>Le compte 261 « Titres de participation » est débité de la valeur d'apport ou du coût d'acquisition,</text:p>
            <text:p>par le crédit, suivant le cas :</text:p>
            <text:p>- du compte 101 « Capital » ou du compte 456 « Associés - Opérations sur le capital » ;</text:p>
            <text:p>- du compte 404 « Fournisseurs d'immobilisations » ou du compte 269 « Versements</text:p>
            <text:p>restant à effectuer sur titres de participation non libérés » ou des comptes financiers.</text:p>
            <text:p>Il est crédité, en cas de cession des titres, par le débit du compte 675 « Valeurs comptables des</text:p>
            <text:p>éléments d'actif cédés ».</text:p>
          </table:table-cell>
          <table:table-cell office:value-type="boolean" office:boolean-value="false">
            <text:p>FAUX</text:p>
          </table:table-cell>
        </table:table-row>
        <table:table-row>
          <table:table-cell office:value-type="string">
            <text:p>266</text:p>
          </table:table-cell>
          <table:table-cell office:value-type="string">
            <text:p>Autres formes de participation</text:p>
          </table:table-cell>
          <table:table-cell office:value-type="string">
            <text:p>Le compte 266 « Autres formes de participation » est débité du montant de la souscription ou de</text:p>
            <text:p>l'acquisition des parts d'un G.I.E. Si le G.I.E. n'a pas de capital, le compte 266 est débité pour</text:p>
            <text:p>mémoire.</text:p>
          </table:table-cell>
          <table:table-cell office:value-type="boolean" office:boolean-value="false">
            <text:p>FAUX</text:p>
          </table:table-cell>
        </table:table-row>
        <table:table-row>
          <table:table-cell office:value-type="string">
            <text:p>267</text:p>
          </table:table-cell>
          <table:table-cell office:value-type="string">
            <text:p>Créances rattachées à des participations</text:p>
          </table:table-cell>
          <table:table-cell office:value-type="string">
            <text:p>Le compte 267 « Créances rattachées à des participations » regroupe les créances nées à l'occasion</text:p>
            <text:p>de prêts octroyés à des entités dans lesquelles le prêteur détient une participation.</text:p>
            <text:p>Les avances à un G.I.E. qui ne sont pas réalisables sont enregistrées au débit d'une subdivision du</text:p>
            <text:p>compte 267 « Avances consolidables ».</text:p>
            <text:p>Dans le cas où la souscription à une partie du capital d'une société entraîne ultérieurement, pour le</text:p>
            <text:p>souscripteur, des versements obligatoires de fonds supplémentaires qui ne sont pas inscrits au</text:p>
            <text:p>capital de cette société, lesdits versements sont enregistrés dans une subdivision du compte 267</text:p>
            <text:p>intitulée « Versements représentatifs d'apports non capitalisés (appel de fonds) ». Il en est ainsi, par</text:p>
            <text:p>exemple, en matière immobilière.</text:p>
          </table:table-cell>
          <table:table-cell office:value-type="boolean" office:boolean-value="false">
            <text:p>FAUX</text:p>
          </table:table-cell>
        </table:table-row>
        <table:table-row>
          <table:table-cell office:value-type="string">
            <text:p>268</text:p>
          </table:table-cell>
          <table:table-cell office:value-type="string">
            <text:p>Créances rattachées à des sociétés en participation</text:p>
          </table:table-cell>
          <table:table-cell office:value-type="string">
            <text:p>Le compte 268 « Créances rattachées à des sociétés en participation » est débité par le crédit du</text:p>
            <text:p>compte 458 « Associés ' Opérations faites en commun ou en GIE », des droits que l'entité</text:p>
            <text:p>coparticipante non gérante, détient sur les biens acquis ou créés par le gérant de la société en</text:p>
            <text:p>participation.</text:p>
            <text:p>Le compte 268 est crédité par le débit du compte 458 lors de la consommation des biens</text:p>
            <text:p>immobilisés.</text:p>
            <text:p>Les intérêts courus à la fin de l'exercice sont inscrits dans des subdivisions des comptes 267 et 268.</text:p>
          </table:table-cell>
          <table:table-cell office:value-type="boolean" office:boolean-value="false">
            <text:p>FAUX</text:p>
          </table:table-cell>
        </table:table-row>
        <table:table-row>
          <table:table-cell office:value-type="string">
            <text:p>2905</text:p>
          </table:table-cell>
          <table:table-cell office:value-type="string">
            <text:p>Marques, procédés, droits et valeurs similaires</text:p>
          </table:table-cell>
          <table:table-cell office:value-type="string">
            <text:p> </text:p>
          </table:table-cell>
          <table:table-cell office:value-type="boolean" office:boolean-value="false">
            <text:p>FAUX</text:p>
          </table:table-cell>
        </table:table-row>
        <table:table-row>
          <table:table-cell office:value-type="string">
            <text:p>2906</text:p>
          </table:table-cell>
          <table:table-cell office:value-type="string">
            <text:p>Droit au bail</text:p>
          </table:table-cell>
          <table:table-cell office:value-type="string">
            <text:p> </text:p>
          </table:table-cell>
          <table:table-cell office:value-type="boolean" office:boolean-value="false">
            <text:p>FAUX</text:p>
          </table:table-cell>
        </table:table-row>
        <table:table-row>
          <table:table-cell office:value-type="string">
            <text:p>2907</text:p>
          </table:table-cell>
          <table:table-cell office:value-type="string">
            <text:p>Fonds commercial</text:p>
          </table:table-cell>
          <table:table-cell office:value-type="string">
            <text:p> </text:p>
          </table:table-cell>
          <table:table-cell office:value-type="boolean" office:boolean-value="false">
            <text:p>FAUX</text:p>
          </table:table-cell>
        </table:table-row>
        <table:table-row>
          <table:table-cell office:value-type="string">
            <text:p>269</text:p>
          </table:table-cell>
          <table:table-cell office:value-type="string">
            <text:p>Versements restant à effectuer sur titres de participation non libérés</text:p>
          </table:table-cell>
          <table:table-cell office:value-type="string">
            <text:p>Le compte 269 « Versements restant à effectuer sur les titres de participation non libérés » est</text:p>
            <text:p>crédité du montant des versements restant à effectuer sur les titres de participation non libérés par le</text:p>
            <text:p>débit du compte 261 « Titres de participation ».</text:p>
          </table:table-cell>
          <table:table-cell office:value-type="boolean" office:boolean-value="false">
            <text:p>FAUX</text:p>
          </table:table-cell>
        </table:table-row>
        <table:table-row>
          <table:table-cell office:value-type="string">
            <text:p>27</text:p>
          </table:table-cell>
          <table:table-cell office:value-type="string">
            <text:p>AUTRES IMMOBILISATIONS FINANCIERES</text:p>
          </table:table-cell>
          <table:table-cell office:value-type="string">
            <text:p> </text:p>
          </table:table-cell>
          <table:table-cell office:value-type="boolean" office:boolean-value="false">
            <text:p>FAUX</text:p>
          </table:table-cell>
        </table:table-row>
        <table:table-row>
          <table:table-cell office:value-type="string">
            <text:p>271</text:p>
          </table:table-cell>
          <table:table-cell office:value-type="string">
            <text:p>Titres immobilisés autres que les titres immobilisés de l'activité de portefeuille (droit de propriété)</text:p>
          </table:table-cell>
          <table:table-cell office:value-type="string">
            <text:p> </text:p>
          </table:table-cell>
          <table:table-cell office:value-type="boolean" office:boolean-value="false">
            <text:p>FAUX</text:p>
          </table:table-cell>
        </table:table-row>
        <table:table-row>
          <table:table-cell office:value-type="string">
            <text:p>274</text:p>
          </table:table-cell>
          <table:table-cell office:value-type="string">
            <text:p>Prêts</text:p>
          </table:table-cell>
          <table:table-cell office:value-type="string">
            <text:p>L'ouverture de subdivisions des comptes 274 « Prêts », 275 « Dépôts et cautionnements » et 276</text:p>
            <text:p>« Autres créances immobilisées » permet d'identifier la partie de ces prêts et créances qui sera</text:p>
            <text:p>récupérée à long, moyen et court terme, ainsi que les intérêts courus.</text:p>
            <text:p>Les titres conférant un droit de propriété donnés en nantissement ou faisant l'objet d'un blocage</text:p>
            <text:p>temporaire supérieur à un an sont inscrits sous le compte 271 « Titres immobilisés autres que les</text:p>
            <text:p>titres immobilisés de l'activité de portefeuille (droit de propriété) ».</text:p>
          </table:table-cell>
          <table:table-cell office:value-type="boolean" office:boolean-value="false">
            <text:p>FAUX</text:p>
          </table:table-cell>
        </table:table-row>
        <table:table-row>
          <table:table-cell office:value-type="string">
            <text:p>275</text:p>
          </table:table-cell>
          <table:table-cell office:value-type="string">
            <text:p>Dépôts et cautionnements versés</text:p>
          </table:table-cell>
          <table:table-cell office:value-type="string">
            <text:p> </text:p>
          </table:table-cell>
          <table:table-cell office:value-type="boolean" office:boolean-value="false">
            <text:p>FAUX</text:p>
          </table:table-cell>
        </table:table-row>
        <table:table-row>
          <table:table-cell office:value-type="string">
            <text:p>276</text:p>
          </table:table-cell>
          <table:table-cell office:value-type="string">
            <text:p>Autres créances immobilisées</text:p>
          </table:table-cell>
          <table:table-cell office:value-type="string">
            <text:p> </text:p>
          </table:table-cell>
          <table:table-cell office:value-type="boolean" office:boolean-value="false">
            <text:p>FAUX</text:p>
          </table:table-cell>
        </table:table-row>
        <table:table-row>
          <table:table-cell office:value-type="string">
            <text:p>277</text:p>
          </table:table-cell>
          <table:table-cell office:value-type="string">
            <text:p>Actions propres ou parts propres</text:p>
          </table:table-cell>
          <table:table-cell office:value-type="string">
            <text:p> </text:p>
          </table:table-cell>
          <table:table-cell office:value-type="boolean" office:boolean-value="false">
            <text:p>FAUX</text:p>
          </table:table-cell>
        </table:table-row>
        <table:table-row>
          <table:table-cell office:value-type="string">
            <text:p>279</text:p>
          </table:table-cell>
          <table:table-cell office:value-type="string">
            <text:p>Versements restant à effectuer sur titres immobilisés non libérés</text:p>
          </table:table-cell>
          <table:table-cell office:value-type="string">
            <text:p>Le compte 279 « Versements restant à effectuer sur titres immobilisés non libérés » est crédité du</text:p>
            <text:p>montant des versements restant à effectuer sur les titres immobilisés non libérés, par le débit du</text:p>
            <text:p>compte 271.</text:p>
          </table:table-cell>
          <table:table-cell office:value-type="boolean" office:boolean-value="false">
            <text:p>FAUX</text:p>
          </table:table-cell>
        </table:table-row>
        <table:table-row>
          <table:table-cell office:value-type="string">
            <text:p>28</text:p>
          </table:table-cell>
          <table:table-cell office:value-type="string">
            <text:p>AMORTISSEMENTS DES IMMOBILISATIONS</text:p>
          </table:table-cell>
          <table:table-cell office:value-type="string">
            <text:p>Les comptes d'amortissements des immobilisations sont crédités par le débit du compte 681</text:p>
            <text:p>« Dotations aux amortissements et aux provisions - Charges d'exploitation », du compte 686</text:p>
            <text:p>« Dotations aux amortissements et aux provisions - Charges financières », ou du compte 687</text:p>
            <text:p>« Dotations aux amortissements et aux provisions » - Charges exceptionnelles », notamment pour</text:p>
            <text:p>des immobilisations non encore complètement amorties et mises au rebut.</text:p>
          </table:table-cell>
          <table:table-cell office:value-type="boolean" office:boolean-value="false">
            <text:p>FAUX</text:p>
          </table:table-cell>
        </table:table-row>
        <table:table-row>
          <table:table-cell office:value-type="string">
            <text:p>280</text:p>
          </table:table-cell>
          <table:table-cell office:value-type="string">
            <text:p>Amortissements des immobilisations incorporelles</text:p>
          </table:table-cell>
          <table:table-cell office:value-type="string">
            <text:p> </text:p>
          </table:table-cell>
          <table:table-cell office:value-type="boolean" office:boolean-value="false">
            <text:p>FAUX</text:p>
          </table:table-cell>
        </table:table-row>
        <table:table-row>
          <table:table-cell office:value-type="string">
            <text:p>2801</text:p>
          </table:table-cell>
          <table:table-cell office:value-type="string">
            <text:p>Frais d'établissement (même ventilation que celle du compte 201)</text:p>
          </table:table-cell>
          <table:table-cell office:value-type="string">
            <text:p> </text:p>
          </table:table-cell>
          <table:table-cell office:value-type="boolean" office:boolean-value="false">
            <text:p>FAUX</text:p>
          </table:table-cell>
        </table:table-row>
        <table:table-row>
          <table:table-cell office:value-type="string">
            <text:p>2805</text:p>
          </table:table-cell>
          <table:table-cell office:value-type="string">
            <text:p>Concessions et droits similaires, brevets, licences, logiciels, droits et valeurs similaires</text:p>
          </table:table-cell>
          <table:table-cell office:value-type="string">
            <text:p> </text:p>
          </table:table-cell>
          <table:table-cell office:value-type="boolean" office:boolean-value="false">
            <text:p>FAUX</text:p>
          </table:table-cell>
        </table:table-row>
        <table:table-row>
          <table:table-cell office:value-type="string">
            <text:p>2807</text:p>
          </table:table-cell>
          <table:table-cell office:value-type="string">
            <text:p>Fonds commercial</text:p>
          </table:table-cell>
          <table:table-cell office:value-type="string">
            <text:p> </text:p>
          </table:table-cell>
          <table:table-cell office:value-type="boolean" office:boolean-value="false">
            <text:p>FAUX</text:p>
          </table:table-cell>
        </table:table-row>
        <table:table-row>
          <table:table-cell office:value-type="string">
            <text:p>2808</text:p>
          </table:table-cell>
          <table:table-cell office:value-type="string">
            <text:p>Autres immobilisations incorporelles</text:p>
          </table:table-cell>
          <table:table-cell office:value-type="string">
            <text:p> </text:p>
          </table:table-cell>
          <table:table-cell office:value-type="boolean" office:boolean-value="false">
            <text:p>FAUX</text:p>
          </table:table-cell>
        </table:table-row>
        <table:table-row>
          <table:table-cell office:value-type="string">
            <text:p>281</text:p>
          </table:table-cell>
          <table:table-cell office:value-type="string">
            <text:p>Amortissements des immobilisations corporelles</text:p>
          </table:table-cell>
          <table:table-cell office:value-type="string">
            <text:p> </text:p>
          </table:table-cell>
          <table:table-cell office:value-type="boolean" office:boolean-value="false">
            <text:p>FAUX</text:p>
          </table:table-cell>
        </table:table-row>
        <table:table-row>
          <table:table-cell office:value-type="string">
            <text:p>2811</text:p>
          </table:table-cell>
          <table:table-cell office:value-type="string">
            <text:p>Terrains de gisement</text:p>
          </table:table-cell>
          <table:table-cell office:value-type="string">
            <text:p> </text:p>
          </table:table-cell>
          <table:table-cell office:value-type="boolean" office:boolean-value="false">
            <text:p>FAUX</text:p>
          </table:table-cell>
        </table:table-row>
        <table:table-row>
          <table:table-cell office:value-type="string">
            <text:p>2812</text:p>
          </table:table-cell>
          <table:table-cell office:value-type="string">
            <text:p>Agencements, aménagements de terrains (même ventilation que celle du compte 212)</text:p>
          </table:table-cell>
          <table:table-cell office:value-type="string">
            <text:p> </text:p>
          </table:table-cell>
          <table:table-cell office:value-type="boolean" office:boolean-value="false">
            <text:p>FAUX</text:p>
          </table:table-cell>
        </table:table-row>
        <table:table-row>
          <table:table-cell office:value-type="string">
            <text:p>2813</text:p>
          </table:table-cell>
          <table:table-cell office:value-type="string">
            <text:p>Constructions (même ventilation que celle du compte 213)</text:p>
          </table:table-cell>
          <table:table-cell office:value-type="string">
            <text:p> </text:p>
          </table:table-cell>
          <table:table-cell office:value-type="boolean" office:boolean-value="false">
            <text:p>FAUX</text:p>
          </table:table-cell>
        </table:table-row>
        <table:table-row>
          <table:table-cell office:value-type="string">
            <text:p>2814</text:p>
          </table:table-cell>
          <table:table-cell office:value-type="string">
            <text:p>Constructions sur sol d'autrui (même ventilation que celle du compte 214)</text:p>
          </table:table-cell>
          <table:table-cell office:value-type="string">
            <text:p> </text:p>
          </table:table-cell>
          <table:table-cell office:value-type="boolean" office:boolean-value="false">
            <text:p>FAUX</text:p>
          </table:table-cell>
        </table:table-row>
        <table:table-row>
          <table:table-cell office:value-type="string">
            <text:p>2815</text:p>
          </table:table-cell>
          <table:table-cell office:value-type="string">
            <text:p>Installations techniques, matériel et outillage industriels (même ventilation que celle du compte 215)</text:p>
          </table:table-cell>
          <table:table-cell office:value-type="string">
            <text:p> </text:p>
          </table:table-cell>
          <table:table-cell office:value-type="boolean" office:boolean-value="false">
            <text:p>FAUX</text:p>
          </table:table-cell>
        </table:table-row>
        <table:table-row>
          <table:table-cell office:value-type="string">
            <text:p>2818</text:p>
          </table:table-cell>
          <table:table-cell office:value-type="string">
            <text:p>Autres immobilisations corporelles (même ventilation que celle du compte 218)</text:p>
          </table:table-cell>
          <table:table-cell office:value-type="string">
            <text:p> </text:p>
          </table:table-cell>
          <table:table-cell office:value-type="boolean" office:boolean-value="false">
            <text:p>FAUX</text:p>
          </table:table-cell>
        </table:table-row>
        <table:table-row>
          <table:table-cell office:value-type="string">
            <text:p>282</text:p>
          </table:table-cell>
          <table:table-cell office:value-type="string">
            <text:p>Amortissements des immobilisations mises en concession</text:p>
          </table:table-cell>
          <table:table-cell office:value-type="string">
            <text:p> </text:p>
          </table:table-cell>
          <table:table-cell office:value-type="boolean" office:boolean-value="false">
            <text:p>FAUX</text:p>
          </table:table-cell>
        </table:table-row>
        <table:table-row>
          <table:table-cell office:value-type="string">
            <text:p>29</text:p>
          </table:table-cell>
          <table:table-cell office:value-type="string">
            <text:p>DEPRECIATIONS DES IMMOBILISATIONS (REGLEMENT N° 2002-10 DU CRC)</text:p>
          </table:table-cell>
          <table:table-cell office:value-type="string">
            <text:p>Lors de la constitution de dépréciations ou de l'augmentation de dépréciations déjà constituées, le</text:p>
            <text:p>compte de dépréciations concerné est crédité par le débit du compte 681 « Dotations aux</text:p>
            <text:p>amortissements et aux provisions - Charges d'exploitation », du compte 686 « Dotations aux</text:p>
            <text:p>amortissements et aux provisions - Charges financières », ou du compte 687 « Dotations aux</text:p>
            <text:p>amortissements et aux provisions - Charges exceptionnelles ».</text:p>
            <text:p>Lors de l'annulation d'une provision devenue sans objet ou de la diminution de cette provision, le</text:p>
            <text:p>compte de provision est débité par le crédit des subdivisions appropriées du compte 78 « Reprises</text:p>
            <text:p>sur amortissements et provisions ».</text:p>
            <text:p>A la date de cession de l'immobilisation, la dépréciation antérieurement constituée est soldée par le</text:p>
            <text:p>crédit d'une subdivision appropriée du compte 78.</text:p>
          </table:table-cell>
          <table:table-cell office:value-type="boolean" office:boolean-value="false">
            <text:p>FAUX</text:p>
          </table:table-cell>
        </table:table-row>
        <table:table-row>
          <table:table-cell office:value-type="string">
            <text:p>290</text:p>
          </table:table-cell>
          <table:table-cell office:value-type="string">
            <text:p>Dépréciations des immobilisations incorporelles</text:p>
          </table:table-cell>
          <table:table-cell office:value-type="string">
            <text:p> </text:p>
          </table:table-cell>
          <table:table-cell office:value-type="boolean" office:boolean-value="false">
            <text:p>FAUX</text:p>
          </table:table-cell>
        </table:table-row>
        <table:table-row>
          <table:table-cell office:value-type="string">
            <text:p>2908</text:p>
          </table:table-cell>
          <table:table-cell office:value-type="string">
            <text:p>Autres immobilisations incorporelles</text:p>
          </table:table-cell>
          <table:table-cell office:value-type="string">
            <text:p> </text:p>
          </table:table-cell>
          <table:table-cell office:value-type="boolean" office:boolean-value="false">
            <text:p>FAUX</text:p>
          </table:table-cell>
        </table:table-row>
        <table:table-row>
          <table:table-cell office:value-type="string">
            <text:p>291</text:p>
          </table:table-cell>
          <table:table-cell office:value-type="string">
            <text:p>dépréciations des immobilisations corporelles (même ventilation que celle du compte 21)</text:p>
          </table:table-cell>
          <table:table-cell office:value-type="string">
            <text:p> </text:p>
          </table:table-cell>
          <table:table-cell office:value-type="boolean" office:boolean-value="false">
            <text:p>FAUX</text:p>
          </table:table-cell>
        </table:table-row>
        <table:table-row>
          <table:table-cell office:value-type="string">
            <text:p>2911</text:p>
          </table:table-cell>
          <table:table-cell office:value-type="string">
            <text:p>Terrains (autres que terrains de gisement)</text:p>
          </table:table-cell>
          <table:table-cell office:value-type="string">
            <text:p> </text:p>
          </table:table-cell>
          <table:table-cell office:value-type="boolean" office:boolean-value="false">
            <text:p>FAUX</text:p>
          </table:table-cell>
        </table:table-row>
        <table:table-row>
          <table:table-cell office:value-type="string">
            <text:p>292</text:p>
          </table:table-cell>
          <table:table-cell office:value-type="string">
            <text:p>dépréciations des immobilisations mises en concession</text:p>
          </table:table-cell>
          <table:table-cell office:value-type="string">
            <text:p> </text:p>
          </table:table-cell>
          <table:table-cell office:value-type="boolean" office:boolean-value="false">
            <text:p>FAUX</text:p>
          </table:table-cell>
        </table:table-row>
        <table:table-row>
          <table:table-cell office:value-type="string">
            <text:p>293</text:p>
          </table:table-cell>
          <table:table-cell office:value-type="string">
            <text:p>dépréciations des immobilisations en cours</text:p>
          </table:table-cell>
          <table:table-cell office:value-type="string">
            <text:p> </text:p>
          </table:table-cell>
          <table:table-cell office:value-type="boolean" office:boolean-value="false">
            <text:p>FAUX</text:p>
          </table:table-cell>
        </table:table-row>
        <table:table-row>
          <table:table-cell office:value-type="string">
            <text:p>2931</text:p>
          </table:table-cell>
          <table:table-cell office:value-type="string">
            <text:p>Immobilisations corporelles en cours</text:p>
          </table:table-cell>
          <table:table-cell office:value-type="string">
            <text:p> </text:p>
          </table:table-cell>
          <table:table-cell office:value-type="boolean" office:boolean-value="false">
            <text:p>FAUX</text:p>
          </table:table-cell>
        </table:table-row>
        <table:table-row>
          <table:table-cell office:value-type="string">
            <text:p>296</text:p>
          </table:table-cell>
          <table:table-cell office:value-type="string">
            <text:p>Provisions pour dépréciation des participations et créances rattachées à des participations</text:p>
          </table:table-cell>
          <table:table-cell office:value-type="string">
            <text:p> </text:p>
          </table:table-cell>
          <table:table-cell office:value-type="boolean" office:boolean-value="false">
            <text:p>FAUX</text:p>
          </table:table-cell>
        </table:table-row>
        <table:table-row>
          <table:table-cell office:value-type="string">
            <text:p>2961</text:p>
          </table:table-cell>
          <table:table-cell office:value-type="string">
            <text:p>Titres de participation</text:p>
          </table:table-cell>
          <table:table-cell office:value-type="string">
            <text:p> </text:p>
          </table:table-cell>
          <table:table-cell office:value-type="boolean" office:boolean-value="false">
            <text:p>FAUX</text:p>
          </table:table-cell>
        </table:table-row>
        <table:table-row>
          <table:table-cell office:value-type="string">
            <text:p>2966</text:p>
          </table:table-cell>
          <table:table-cell office:value-type="string">
            <text:p>Autres formes de participation</text:p>
          </table:table-cell>
          <table:table-cell office:value-type="string">
            <text:p> </text:p>
          </table:table-cell>
          <table:table-cell office:value-type="boolean" office:boolean-value="false">
            <text:p>FAUX</text:p>
          </table:table-cell>
        </table:table-row>
        <table:table-row>
          <table:table-cell office:value-type="string">
            <text:p>2967</text:p>
          </table:table-cell>
          <table:table-cell office:value-type="string">
            <text:p>Créances rattachées à des participations (même ventilation que celle du compte 267)</text:p>
          </table:table-cell>
          <table:table-cell office:value-type="string">
            <text:p> </text:p>
          </table:table-cell>
          <table:table-cell office:value-type="boolean" office:boolean-value="false">
            <text:p>FAUX</text:p>
          </table:table-cell>
        </table:table-row>
        <table:table-row>
          <table:table-cell office:value-type="string">
            <text:p>2968</text:p>
          </table:table-cell>
          <table:table-cell office:value-type="string">
            <text:p>Créances rattachées à des sociétés en participation (même ventilation que celle du compte 268)</text:p>
          </table:table-cell>
          <table:table-cell office:value-type="string">
            <text:p> </text:p>
          </table:table-cell>
          <table:table-cell office:value-type="boolean" office:boolean-value="false">
            <text:p>FAUX</text:p>
          </table:table-cell>
        </table:table-row>
        <table:table-row>
          <table:table-cell office:value-type="string">
            <text:p>297</text:p>
          </table:table-cell>
          <table:table-cell office:value-type="string">
            <text:p>Provisions pour dépréciation des autres immobilisations financières</text:p>
          </table:table-cell>
          <table:table-cell office:value-type="string">
            <text:p> </text:p>
          </table:table-cell>
          <table:table-cell office:value-type="boolean" office:boolean-value="false">
            <text:p>FAUX</text:p>
          </table:table-cell>
        </table:table-row>
        <table:table-row>
          <table:table-cell office:value-type="string">
            <text:p>2971</text:p>
          </table:table-cell>
          <table:table-cell office:value-type="string">
            <text:p>Titres immobilisés autres que les titres immobilisés de l'activité de portefeuille - droit de propriété (même ventilation que celle du compte 271)</text:p>
          </table:table-cell>
          <table:table-cell office:value-type="string">
            <text:p> </text:p>
          </table:table-cell>
          <table:table-cell office:value-type="boolean" office:boolean-value="false">
            <text:p>FAUX</text:p>
          </table:table-cell>
        </table:table-row>
        <table:table-row>
          <table:table-cell office:value-type="string">
            <text:p>2972</text:p>
          </table:table-cell>
          <table:table-cell office:value-type="string">
            <text:p>Titres immobilisés - droit de créance (même ventilation que celle du compte 272)</text:p>
          </table:table-cell>
          <table:table-cell office:value-type="string">
            <text:p> </text:p>
          </table:table-cell>
          <table:table-cell office:value-type="boolean" office:boolean-value="false">
            <text:p>FAUX</text:p>
          </table:table-cell>
        </table:table-row>
        <table:table-row>
          <table:table-cell office:value-type="string">
            <text:p>2973</text:p>
          </table:table-cell>
          <table:table-cell office:value-type="string">
            <text:p>Titres immobilisés de l'activité de portefeuille</text:p>
          </table:table-cell>
          <table:table-cell office:value-type="string">
            <text:p> </text:p>
          </table:table-cell>
          <table:table-cell office:value-type="boolean" office:boolean-value="false">
            <text:p>FAUX</text:p>
          </table:table-cell>
        </table:table-row>
        <table:table-row>
          <table:table-cell office:value-type="string">
            <text:p>2974</text:p>
          </table:table-cell>
          <table:table-cell office:value-type="string">
            <text:p>Prêts (même ventilation que celle du compte 274)</text:p>
          </table:table-cell>
          <table:table-cell office:value-type="string">
            <text:p> </text:p>
          </table:table-cell>
          <table:table-cell office:value-type="boolean" office:boolean-value="false">
            <text:p>FAUX</text:p>
          </table:table-cell>
        </table:table-row>
        <table:table-row>
          <table:table-cell office:value-type="string">
            <text:p>2975</text:p>
          </table:table-cell>
          <table:table-cell office:value-type="string">
            <text:p>Dépôts et cautionnements versés (même ventilation que celle du compte 275)</text:p>
          </table:table-cell>
          <table:table-cell office:value-type="string">
            <text:p> </text:p>
          </table:table-cell>
          <table:table-cell office:value-type="boolean" office:boolean-value="false">
            <text:p>FAUX</text:p>
          </table:table-cell>
        </table:table-row>
        <table:table-row>
          <table:table-cell office:value-type="string">
            <text:p>2976</text:p>
          </table:table-cell>
          <table:table-cell office:value-type="string">
            <text:p>Autres créances immobilisées (même ventilation que celle du compte 276)</text:p>
          </table:table-cell>
          <table:table-cell office:value-type="string">
            <text:p> </text:p>
          </table:table-cell>
          <table:table-cell office:value-type="boolean" office:boolean-value="false">
            <text:p>FAUX</text:p>
          </table:table-cell>
        </table:table-row>
        <table:table-row>
          <table:table-cell office:value-type="string">
            <text:p>31</text:p>
          </table:table-cell>
          <table:table-cell office:value-type="string">
            <text:p>MATIERES PREMIERES (ET FOURNITURES)</text:p>
          </table:table-cell>
          <table:table-cell office:value-type="string">
            <text:p>Les comptes 31 « Matières premières (et fournitures)</text:p>
          </table:table-cell>
          <table:table-cell office:value-type="boolean" office:boolean-value="false">
            <text:p>FAUX</text:p>
          </table:table-cell>
        </table:table-row>
        <table:table-row>
          <table:table-cell office:value-type="string">
            <text:p>32</text:p>
          </table:table-cell>
          <table:table-cell office:value-type="string">
            <text:p>AUTRES APPROVISIONNEMENTS</text:p>
          </table:table-cell>
          <table:table-cell office:value-type="string">
            <text:p>32 « Autres approvisionnements »</text:p>
          </table:table-cell>
          <table:table-cell office:value-type="boolean" office:boolean-value="false">
            <text:p>FAUX</text:p>
          </table:table-cell>
        </table:table-row>
        <table:table-row>
          <table:table-cell office:value-type="string">
            <text:p>321</text:p>
          </table:table-cell>
          <table:table-cell office:value-type="string">
            <text:p>Matières consommables</text:p>
          </table:table-cell>
          <table:table-cell office:value-type="string">
            <text:p> </text:p>
          </table:table-cell>
          <table:table-cell office:value-type="boolean" office:boolean-value="false">
            <text:p>FAUX</text:p>
          </table:table-cell>
        </table:table-row>
        <table:table-row>
          <table:table-cell office:value-type="string">
            <text:p>322</text:p>
          </table:table-cell>
          <table:table-cell office:value-type="string">
            <text:p>Fournitures consommables</text:p>
          </table:table-cell>
          <table:table-cell office:value-type="string">
            <text:p> </text:p>
          </table:table-cell>
          <table:table-cell office:value-type="boolean" office:boolean-value="false">
            <text:p>FAUX</text:p>
          </table:table-cell>
        </table:table-row>
        <table:table-row>
          <table:table-cell office:value-type="string">
            <text:p>326</text:p>
          </table:table-cell>
          <table:table-cell office:value-type="string">
            <text:p>Emballages</text:p>
          </table:table-cell>
          <table:table-cell office:value-type="string">
            <text:p> </text:p>
          </table:table-cell>
          <table:table-cell office:value-type="boolean" office:boolean-value="false">
            <text:p>FAUX</text:p>
          </table:table-cell>
        </table:table-row>
        <table:table-row>
          <table:table-cell office:value-type="string">
            <text:p>33</text:p>
          </table:table-cell>
          <table:table-cell office:value-type="string">
            <text:p>EN-COURS DE PRODUCTION DE BIENS</text:p>
          </table:table-cell>
          <table:table-cell office:value-type="string">
            <text:p>Les comptes 33 « En-cours de production de biens</text:p>
          </table:table-cell>
          <table:table-cell office:value-type="boolean" office:boolean-value="false">
            <text:p>FAUX</text:p>
          </table:table-cell>
        </table:table-row>
        <table:table-row>
          <table:table-cell office:value-type="string">
            <text:p>331</text:p>
          </table:table-cell>
          <table:table-cell office:value-type="string">
            <text:p>Produits en cours</text:p>
          </table:table-cell>
          <table:table-cell office:value-type="string">
            <text:p> </text:p>
          </table:table-cell>
          <table:table-cell office:value-type="boolean" office:boolean-value="false">
            <text:p>FAUX</text:p>
          </table:table-cell>
        </table:table-row>
        <table:table-row>
          <table:table-cell office:value-type="string">
            <text:p>335</text:p>
          </table:table-cell>
          <table:table-cell office:value-type="string">
            <text:p>Travaux en cours</text:p>
          </table:table-cell>
          <table:table-cell office:value-type="string">
            <text:p> </text:p>
          </table:table-cell>
          <table:table-cell office:value-type="boolean" office:boolean-value="false">
            <text:p>FAUX</text:p>
          </table:table-cell>
        </table:table-row>
        <table:table-row>
          <table:table-cell office:value-type="string">
            <text:p>34</text:p>
          </table:table-cell>
          <table:table-cell office:value-type="string">
            <text:p>EN-COURS DE PRODUCTION DE SERVICES</text:p>
          </table:table-cell>
          <table:table-cell office:value-type="string">
            <text:p>34 « En-cours de production de services »</text:p>
          </table:table-cell>
          <table:table-cell office:value-type="boolean" office:boolean-value="false">
            <text:p>FAUX</text:p>
          </table:table-cell>
        </table:table-row>
        <table:table-row>
          <table:table-cell office:value-type="string">
            <text:p>341</text:p>
          </table:table-cell>
          <table:table-cell office:value-type="string">
            <text:p>Études en cours</text:p>
          </table:table-cell>
          <table:table-cell office:value-type="string">
            <text:p> </text:p>
          </table:table-cell>
          <table:table-cell office:value-type="boolean" office:boolean-value="false">
            <text:p>FAUX</text:p>
          </table:table-cell>
        </table:table-row>
        <table:table-row>
          <table:table-cell office:value-type="string">
            <text:p>345</text:p>
          </table:table-cell>
          <table:table-cell office:value-type="string">
            <text:p>Prestations de services en cours</text:p>
          </table:table-cell>
          <table:table-cell office:value-type="string">
            <text:p> </text:p>
          </table:table-cell>
          <table:table-cell office:value-type="boolean" office:boolean-value="false">
            <text:p>FAUX</text:p>
          </table:table-cell>
        </table:table-row>
        <table:table-row>
          <table:table-cell office:value-type="string">
            <text:p>35</text:p>
          </table:table-cell>
          <table:table-cell office:value-type="string">
            <text:p>STOCKS DE PRODUITS</text:p>
          </table:table-cell>
          <table:table-cell office:value-type="string">
            <text:p>35 « Stocks de produits » sont crédités du montant du stock initial par le débit des comptes 7133</text:p>
            <text:p>« Variation des en-cours de production de biens », 7134 « Variation des en-cours de production de</text:p>
            <text:p>services », 7135 « Variation des stocks de produits ».</text:p>
          </table:table-cell>
          <table:table-cell office:value-type="boolean" office:boolean-value="false">
            <text:p>FAUX</text:p>
          </table:table-cell>
        </table:table-row>
        <table:table-row>
          <table:table-cell office:value-type="string">
            <text:p>351</text:p>
          </table:table-cell>
          <table:table-cell office:value-type="string">
            <text:p>Produits intermédiaires</text:p>
          </table:table-cell>
          <table:table-cell office:value-type="string">
            <text:p> </text:p>
          </table:table-cell>
          <table:table-cell office:value-type="boolean" office:boolean-value="false">
            <text:p>FAUX</text:p>
          </table:table-cell>
        </table:table-row>
        <table:table-row>
          <table:table-cell office:value-type="string">
            <text:p>355</text:p>
          </table:table-cell>
          <table:table-cell office:value-type="string">
            <text:p>Produits finis</text:p>
          </table:table-cell>
          <table:table-cell office:value-type="string">
            <text:p> </text:p>
          </table:table-cell>
          <table:table-cell office:value-type="boolean" office:boolean-value="false">
            <text:p>FAUX</text:p>
          </table:table-cell>
        </table:table-row>
        <table:table-row>
          <table:table-cell office:value-type="string">
            <text:p>358</text:p>
          </table:table-cell>
          <table:table-cell office:value-type="string">
            <text:p>Produits résiduels (ou matières de récupération)</text:p>
          </table:table-cell>
          <table:table-cell office:value-type="string">
            <text:p> </text:p>
          </table:table-cell>
          <table:table-cell office:value-type="boolean" office:boolean-value="false">
            <text:p>FAUX</text:p>
          </table:table-cell>
        </table:table-row>
        <table:table-row>
          <table:table-cell office:value-type="string">
            <text:p>36</text:p>
          </table:table-cell>
          <table:table-cell office:value-type="string">
            <text:p>(compte à ouvrir, le cas échéant, sous l'intitulé « stocks provenant d'immobilisations »)</text:p>
          </table:table-cell>
          <table:table-cell office:value-type="string">
            <text:p>Le compte 36 « Stocks provenant d'immobilisations » peut enregistrer en cours d'exercice les</text:p>
            <text:p>entrées en stocks d'éléments démontés ou récupérés sur des immobilisations corporelles. Il est</text:p>
            <text:p>débité par le crédit du compte 21 « Immobilisations corporelles ». En fin d'exercice, le compte 36</text:p>
            <text:p>est soldé par le débit du compte 603 « Variation des stocks (approvisionnements et</text:p>
            <text:p>marchandises) ». Si des éléments de stocks visés ci-dessus subsistent à cette date, ils sont inscrits au</text:p>
            <text:p>débit des comptes appropriés de la classe 3 par le crédit du compte 603.</text:p>
          </table:table-cell>
          <table:table-cell office:value-type="boolean" office:boolean-value="false">
            <text:p>FAUX</text:p>
          </table:table-cell>
        </table:table-row>
        <table:table-row>
          <table:table-cell office:value-type="string">
            <text:p>37</text:p>
          </table:table-cell>
          <table:table-cell office:value-type="string">
            <text:p>STOCKS DE MARCHANDISES</text:p>
          </table:table-cell>
          <table:table-cell office:value-type="string">
            <text:p> </text:p>
          </table:table-cell>
          <table:table-cell office:value-type="boolean" office:boolean-value="false">
            <text:p>FAUX</text:p>
          </table:table-cell>
        </table:table-row>
        <table:table-row>
          <table:table-cell office:value-type="string">
            <text:p>38</text:p>
          </table:table-cell>
          <table:table-cell office:value-type="string">
            <text:p>(lorsque l'entité tient un inventaire permanent en comptabilité générale, le compte 38 peut être utilisé pour comptabiliser les stocks en voie d'acheminement, mis en dépôt ou donnés en consignation)</text:p>
          </table:table-cell>
          <table:table-cell office:value-type="string">
            <text:p> </text:p>
          </table:table-cell>
          <table:table-cell office:value-type="boolean" office:boolean-value="false">
            <text:p>FAUX</text:p>
          </table:table-cell>
        </table:table-row>
        <table:table-row>
          <table:table-cell office:value-type="string">
            <text:p>39</text:p>
          </table:table-cell>
          <table:table-cell office:value-type="string">
            <text:p>PROVISIONS POUR DEPRECIATION DES STOCKS ET EN-COURS</text:p>
          </table:table-cell>
          <table:table-cell office:value-type="string">
            <text:p>Les subdivisions du compte 39 « Provisions pour dépréciation des stocks et en-cours » sont</text:p>
            <text:p>créditées par les subdivisions concernées du compte 68 « Dotations aux amortissements et aux</text:p>
            <text:p>provisions » du montant des dépréciations, ou de leur augmentation, affectant les stocks et en-cours.</text:p>
            <text:p>Elles sont débitées par le crédit des subdivisions concernées du compte 78 « Reprises sur</text:p>
            <text:p>amortissements et provisions » du montant des provisions ou de leur quote-part devenues sans</text:p>
            <text:p>objet.</text:p>
          </table:table-cell>
          <table:table-cell office:value-type="boolean" office:boolean-value="false">
            <text:p>FAUX</text:p>
          </table:table-cell>
        </table:table-row>
        <table:table-row>
          <table:table-cell office:value-type="string">
            <text:p>391</text:p>
          </table:table-cell>
          <table:table-cell office:value-type="string">
            <text:p>Provisions pour dépréciation des matières premières (et fournitures)</text:p>
          </table:table-cell>
          <table:table-cell office:value-type="string">
            <text:p> </text:p>
          </table:table-cell>
          <table:table-cell office:value-type="boolean" office:boolean-value="false">
            <text:p>FAUX</text:p>
          </table:table-cell>
        </table:table-row>
        <table:table-row>
          <table:table-cell office:value-type="string">
            <text:p>392</text:p>
          </table:table-cell>
          <table:table-cell office:value-type="string">
            <text:p>Provisions pour dépréciation des autres approvisionnements</text:p>
          </table:table-cell>
          <table:table-cell office:value-type="string">
            <text:p> </text:p>
          </table:table-cell>
          <table:table-cell office:value-type="boolean" office:boolean-value="false">
            <text:p>FAUX</text:p>
          </table:table-cell>
        </table:table-row>
        <table:table-row>
          <table:table-cell office:value-type="string">
            <text:p>393</text:p>
          </table:table-cell>
          <table:table-cell office:value-type="string">
            <text:p>Provisions pour dépréciation des en-cours de production de biens</text:p>
          </table:table-cell>
          <table:table-cell office:value-type="string">
            <text:p> </text:p>
          </table:table-cell>
          <table:table-cell office:value-type="boolean" office:boolean-value="false">
            <text:p>FAUX</text:p>
          </table:table-cell>
        </table:table-row>
        <table:table-row>
          <table:table-cell office:value-type="string">
            <text:p>394</text:p>
          </table:table-cell>
          <table:table-cell office:value-type="string">
            <text:p>Provisions pour dépréciation des en-cours de production de services</text:p>
          </table:table-cell>
          <table:table-cell office:value-type="string">
            <text:p> </text:p>
          </table:table-cell>
          <table:table-cell office:value-type="boolean" office:boolean-value="false">
            <text:p>FAUX</text:p>
          </table:table-cell>
        </table:table-row>
        <table:table-row>
          <table:table-cell office:value-type="string">
            <text:p>395</text:p>
          </table:table-cell>
          <table:table-cell office:value-type="string">
            <text:p>Provisions pour dépréciation des stocks de produits</text:p>
          </table:table-cell>
          <table:table-cell office:value-type="string">
            <text:p> </text:p>
          </table:table-cell>
          <table:table-cell office:value-type="boolean" office:boolean-value="false">
            <text:p>FAUX</text:p>
          </table:table-cell>
        </table:table-row>
        <table:table-row>
          <table:table-cell office:value-type="string">
            <text:p>400</text:p>
          </table:table-cell>
          <table:table-cell office:value-type="string">
            <text:p>Fournisseurs et Comptes rattachés</text:p>
          </table:table-cell>
          <table:table-cell office:value-type="string">
            <text:p> </text:p>
          </table:table-cell>
          <table:table-cell office:value-type="boolean" office:boolean-value="false">
            <text:p>FAUX</text:p>
          </table:table-cell>
        </table:table-row>
        <table:table-row>
          <table:table-cell office:value-type="string">
            <text:p>401</text:p>
          </table:table-cell>
          <table:table-cell office:value-type="string">
            <text:p>Fournisseurs</text:p>
          </table:table-cell>
          <table:table-cell office:value-type="string">
            <text:p>Le compte 401 « Fournisseurs » est crédité du montant des factures d'achats de biens ou de</text:p>
            <text:p>prestations de services par le débit :</text:p>
            <text:p>- des comptes concernés de la classe 6 pour le montant hors taxes récupérables par</text:p>
            <text:p>l'entité ;</text:p>
          </table:table-cell>
          <table:table-cell office:value-type="boolean" office:boolean-value="false">
            <text:p>FAUX</text:p>
          </table:table-cell>
        </table:table-row>
        <table:table-row>
          <table:table-cell office:value-type="string">
            <text:p>403</text:p>
          </table:table-cell>
          <table:table-cell office:value-type="string">
            <text:p>Fournisseurs - Effets à payer</text:p>
          </table:table-cell>
          <table:table-cell office:value-type="string">
            <text:p> </text:p>
          </table:table-cell>
          <table:table-cell office:value-type="boolean" office:boolean-value="false">
            <text:p>FAUX</text:p>
          </table:table-cell>
        </table:table-row>
        <table:table-row>
          <table:table-cell office:value-type="string">
            <text:p>404</text:p>
          </table:table-cell>
          <table:table-cell office:value-type="string">
            <text:p>Fournisseurs d'immobilisations</text:p>
          </table:table-cell>
          <table:table-cell office:value-type="string">
            <text:p> </text:p>
          </table:table-cell>
          <table:table-cell office:value-type="boolean" office:boolean-value="false">
            <text:p>FAUX</text:p>
          </table:table-cell>
        </table:table-row>
        <table:table-row>
          <table:table-cell office:value-type="string">
            <text:p>405</text:p>
          </table:table-cell>
          <table:table-cell office:value-type="string">
            <text:p>Fournisseurs d'immobilisations - Effets à payer</text:p>
          </table:table-cell>
          <table:table-cell office:value-type="string">
            <text:p> </text:p>
          </table:table-cell>
          <table:table-cell office:value-type="boolean" office:boolean-value="false">
            <text:p>FAUX</text:p>
          </table:table-cell>
        </table:table-row>
        <table:table-row>
          <table:table-cell office:value-type="string">
            <text:p>408</text:p>
          </table:table-cell>
          <table:table-cell office:value-type="string">
            <text:p>Fournisseurs - Factures non parvenues</text:p>
          </table:table-cell>
          <table:table-cell office:value-type="string">
            <text:p> </text:p>
          </table:table-cell>
          <table:table-cell office:value-type="boolean" office:boolean-value="false">
            <text:p>FAUX</text:p>
          </table:table-cell>
        </table:table-row>
        <table:table-row>
          <table:table-cell office:value-type="string">
            <text:p>409</text:p>
          </table:table-cell>
          <table:table-cell office:value-type="string">
            <text:p>Fournisseurs débiteurs</text:p>
          </table:table-cell>
          <table:table-cell office:value-type="string">
            <text:p> </text:p>
          </table:table-cell>
          <table:table-cell office:value-type="boolean" office:boolean-value="false">
            <text:p>FAUX</text:p>
          </table:table-cell>
        </table:table-row>
        <table:table-row>
          <table:table-cell office:value-type="string">
            <text:p>4091</text:p>
          </table:table-cell>
          <table:table-cell office:value-type="string">
            <text:p>Fournisseurs - Avances et acomptes versés sur commandes</text:p>
          </table:table-cell>
          <table:table-cell office:value-type="string">
            <text:p>Le compte 4091 « Fournisseurs - Avances et acomptes versés sur commandes » est crédité par le</text:p>
            <text:p>débit du compte 401 et éventuellement du compte 404 après réception de la facture par l'entité. Il</text:p>
            <text:p>est débité, lors du paiement par l'entité d'avances sur commandes passées auprès des fournisseurs,</text:p>
            <text:p>par le crédit d'un compte de trésorerie. Les avances et acomptes versés sur commandes</text:p>
            <text:p>d'immobilisations inscrites en cours d'exercice au compte 4091 sont virés en fin d'exercice aux</text:p>
            <text:p>comptes 237 ou 238.</text:p>
            <text:p>Le compte 4096 « Fournisseurs - Créances pour emballages et matériel à rendre » est débité par le</text:p>
            <text:p>crédit du compte 401 lors de la consignation par les fournisseurs à l'entité d'emballages ou de</text:p>
            <text:p>matériel, pour le montant de la consignation.</text:p>
            <text:p>Il est crédité :</text:p>
            <text:p>- par le débit du compte 401 lorsque l'entité rend les emballages ou le matériel au prix de</text:p>
            <text:p>la consignation ;</text:p>
            <text:p>- par le débit du compte 602 « Achats stockés - Autres approvisionnements » lorsque</text:p>
            <text:p>l'entité décide de conserver les emballages ou le matériel consignés ;</text:p>
            <text:p>- par le débit du compte 401 et de la subdivision du compte 613 intitulée « Malis sur</text:p>
            <text:p>emballages » si la reprise se fait pour un montant inférieur à celui de la consignation.</text:p>
            <text:p>Les soldes débiteurs des comptes fournisseurs d'exploitation et d'immobilisations autres que 4091,</text:p>
            <text:p>4096 et 4098 sont virés au débit du compte 4097 « Fournisseurs - Autres avoirs ».</text:p>
          </table:table-cell>
          <table:table-cell office:value-type="boolean" office:boolean-value="false">
            <text:p>FAUX</text:p>
          </table:table-cell>
        </table:table-row>
        <table:table-row>
          <table:table-cell office:value-type="string">
            <text:p>4096</text:p>
          </table:table-cell>
          <table:table-cell office:value-type="string">
            <text:p>Fournisseurs - Créances pour emballages et matériel à rendre</text:p>
          </table:table-cell>
          <table:table-cell office:value-type="string">
            <text:p>du compte 4096 « Fournisseurs - Créances pour emballages et matériel à rendre » ;</text:p>
          </table:table-cell>
          <table:table-cell office:value-type="boolean" office:boolean-value="false">
            <text:p>FAUX</text:p>
          </table:table-cell>
        </table:table-row>
        <table:table-row>
          <table:table-cell office:value-type="string">
            <text:p>4097</text:p>
          </table:table-cell>
          <table:table-cell office:value-type="string">
            <text:p>Fournisseurs - Autres avoirs</text:p>
          </table:table-cell>
          <table:table-cell office:value-type="string">
            <text:p> </text:p>
          </table:table-cell>
          <table:table-cell office:value-type="boolean" office:boolean-value="false">
            <text:p>FAUX</text:p>
          </table:table-cell>
        </table:table-row>
        <table:table-row>
          <table:table-cell office:value-type="string">
            <text:p>4098</text:p>
          </table:table-cell>
          <table:table-cell office:value-type="string">
            <text:p>Rabais, remises, ristournes à obtenir et autres avoirs non encore reçus</text:p>
          </table:table-cell>
          <table:table-cell office:value-type="string">
            <text:p> </text:p>
          </table:table-cell>
          <table:table-cell office:value-type="boolean" office:boolean-value="false">
            <text:p>FAUX</text:p>
          </table:table-cell>
        </table:table-row>
        <table:table-row>
          <table:table-cell office:value-type="string">
            <text:p>425</text:p>
          </table:table-cell>
          <table:table-cell office:value-type="string">
            <text:p>Personnel - Avances et acomptes</text:p>
          </table:table-cell>
          <table:table-cell office:value-type="string">
            <text:p>Le compte 425 « Personnel ' Avances et acomptes » est débité du montant des avances et acomptes</text:p>
            <text:p>versés au personnel, par le crédit d'un compte de trésorerie. Il est crédité, pour solde, par le débit du</text:p>
            <text:p>compte 421.</text:p>
          </table:table-cell>
          <table:table-cell office:value-type="boolean" office:boolean-value="false">
            <text:p>FAUX</text:p>
          </table:table-cell>
        </table:table-row>
        <table:table-row>
          <table:table-cell office:value-type="string">
            <text:p>426</text:p>
          </table:table-cell>
          <table:table-cell office:value-type="string">
            <text:p>Personnel - Dépôts</text:p>
          </table:table-cell>
          <table:table-cell office:value-type="string">
            <text:p>Le compte 426 « Personnel ' Dépôts » est crédité du montant des sommes confiées en dépôt à</text:p>
            <text:p>l'entité par les membres de son personnel, par le débit d'un compte de trésorerie. Il est débité, lors</text:p>
            <text:p>du remboursement au personnel des sommes ainsi déposées, par le crédit d'un compte de trésorerie.</text:p>
          </table:table-cell>
          <table:table-cell office:value-type="boolean" office:boolean-value="false">
            <text:p>FAUX</text:p>
          </table:table-cell>
        </table:table-row>
        <table:table-row>
          <table:table-cell office:value-type="string">
            <text:p>41</text:p>
          </table:table-cell>
          <table:table-cell office:value-type="string">
            <text:p>CLIENTS ET COMPTES RATTACHES</text:p>
          </table:table-cell>
          <table:table-cell office:value-type="string">
            <text:p>Les créances liées à la vente de biens ou services rattachés au cycle d'exploitation de l'entité sont</text:p>
            <text:p>enregistrées au compte 41 « Clients et comptes rattachés ».</text:p>
            <text:p>Le compte 411 « Clients » est débité du montant des factures de ventes de biens ou de prestations</text:p>
            <text:p>de services par le crédit :</text:p>
            <text:p>- de l'une des subdivisions du compte 70 « Ventes de produits fabriqués, prestations de</text:p>
            <text:p>services, marchandises » pour le montant hors taxes collectées ;</text:p>
            <text:p>- du compte 4196 « Clients - Dettes pour emballages et matériel consignés » ;</text:p>
            <text:p>- du compte 4457 « Taxes sur le chiffre d'affaires collectées par l'entreprise ».</text:p>
            <text:p>Le compte 411 est crédité par le débit :</text:p>
            <text:p>- d'un compte de trésorerie lors des règlements reçus des clients ;</text:p>
            <text:p>- de l'une des subdivisions du compte 70 pour le montant des factures d'avoir établies par</text:p>
            <text:p>l'entité lors du retour de marchandises par les clients ;</text:p>
            <text:p>- du compte 413 « Clients - Effets à recevoir » lors de l'acceptation par les clients d'une</text:p>
            <text:p>lettre de change ou de la réception d'un billet à ordre ;</text:p>
            <text:p>- du compte 709 « Rabais, remises et ristournes accordées par l'entreprise » pour le</text:p>
            <text:p>montant des réductions sur ventes accordées aux clients hors factures ;</text:p>
            <text:p>- du compte 4191 « Clients - Avances et acomptes reçus sur commandes » pour solde de ce</text:p>
            <text:p>dernier.</text:p>
          </table:table-cell>
          <table:table-cell office:value-type="boolean" office:boolean-value="false">
            <text:p>FAUX</text:p>
          </table:table-cell>
        </table:table-row>
        <table:table-row>
          <table:table-cell office:value-type="string">
            <text:p>410</text:p>
          </table:table-cell>
          <table:table-cell office:value-type="string">
            <text:p>Clients et Comptes rattachés</text:p>
          </table:table-cell>
          <table:table-cell office:value-type="string">
            <text:p> </text:p>
          </table:table-cell>
          <table:table-cell office:value-type="boolean" office:boolean-value="false">
            <text:p>FAUX</text:p>
          </table:table-cell>
        </table:table-row>
        <table:table-row>
          <table:table-cell office:value-type="string">
            <text:p>411</text:p>
          </table:table-cell>
          <table:table-cell office:value-type="string">
            <text:p>Clients</text:p>
          </table:table-cell>
          <table:table-cell office:value-type="string">
            <text:p> </text:p>
          </table:table-cell>
          <table:table-cell office:value-type="boolean" office:boolean-value="false">
            <text:p>FAUX</text:p>
          </table:table-cell>
        </table:table-row>
        <table:table-row>
          <table:table-cell office:value-type="string">
            <text:p>413</text:p>
          </table:table-cell>
          <table:table-cell office:value-type="string">
            <text:p>Clients - Effets à recevoir</text:p>
          </table:table-cell>
          <table:table-cell office:value-type="string">
            <text:p>Le compte 413 est débité par le crédit du compte 411 au moment de l'entrée des effets en</text:p>
            <text:p>portefeuille. Ce compte est crédité, à l'échéance de l'effet ou à la date de l'escompte, par le débit :</text:p>
            <text:p>- d'un compte de trésorerie ;</text:p>
            <text:p>- de la subdivision du compte 661 intitulée « Intérêts bancaires et sur opérations de</text:p>
            <text:p>financement (escompte, ...) ».</text:p>
          </table:table-cell>
          <table:table-cell office:value-type="boolean" office:boolean-value="false">
            <text:p>FAUX</text:p>
          </table:table-cell>
        </table:table-row>
        <table:table-row>
          <table:table-cell office:value-type="string">
            <text:p>416</text:p>
          </table:table-cell>
          <table:table-cell office:value-type="string">
            <text:p>Clients douteux ou litigieux</text:p>
          </table:table-cell>
          <table:table-cell office:value-type="string">
            <text:p>Le compte 416 « Clients douteux ou litigieux » est débité par le crédit du compte 411 pour le</text:p>
            <text:p>montant total des créances que l'entité possède à l'encontre de clients dont la solvabilité apparaît</text:p>
            <text:p>douteuse ou avec lesquels l'entité est en litige.</text:p>
          </table:table-cell>
          <table:table-cell office:value-type="boolean" office:boolean-value="false">
            <text:p>FAUX</text:p>
          </table:table-cell>
        </table:table-row>
        <table:table-row>
          <table:table-cell office:value-type="string">
            <text:p>418</text:p>
          </table:table-cell>
          <table:table-cell office:value-type="string">
            <text:p>Clients - Produits non encore facturés</text:p>
          </table:table-cell>
          <table:table-cell office:value-type="string">
            <text:p>Le compte 418 « Clients - Produits non encore facturés » est débité, à la clôture de la période</text:p>
            <text:p>comptable, du montant, taxes comprises, des créances imputables à la période close et pour</text:p>
            <text:p>lesquelles les pièces justificatives n'ont pas encore été établies, par le crédit des comptes concernés</text:p>
            <text:p>des classes 4 et 7.</text:p>
            <text:p>A l'ouverture de la période suivante, ces écritures sont contre-passées.</text:p>
            <text:p>Toutefois, les entités peuvent également créditer directement le compte 418 par le débit du compte</text:p>
            <text:p>411 lors de l'établissement de la pièce justificative, les ajustements nécessaires étant enregistrés aux</text:p>
            <text:p>comptes intéressés</text:p>
          </table:table-cell>
          <table:table-cell office:value-type="boolean" office:boolean-value="false">
            <text:p>FAUX</text:p>
          </table:table-cell>
        </table:table-row>
        <table:table-row>
          <table:table-cell office:value-type="string">
            <text:p>4196</text:p>
          </table:table-cell>
          <table:table-cell office:value-type="string">
            <text:p>Clients - Dettes sur emballages et matériels consignés</text:p>
          </table:table-cell>
          <table:table-cell office:value-type="string">
            <text:p>Le compte 4196 « Clients - Dettes pour emballages et matériel consignés » est crédité des sommes</text:p>
            <text:p>facturées par l'entité à ses clients au titre des consignations d'emballages ou de matériel par le débit</text:p>
            <text:p>du compte 411.</text:p>
          </table:table-cell>
          <table:table-cell office:value-type="boolean" office:boolean-value="false">
            <text:p>FAUX</text:p>
          </table:table-cell>
        </table:table-row>
        <table:table-row>
          <table:table-cell office:value-type="string">
            <text:p>4197</text:p>
          </table:table-cell>
          <table:table-cell office:value-type="string">
            <text:p>Clients - Autres avoirs</text:p>
          </table:table-cell>
          <table:table-cell office:value-type="string">
            <text:p> </text:p>
          </table:table-cell>
          <table:table-cell office:value-type="boolean" office:boolean-value="false">
            <text:p>FAUX</text:p>
          </table:table-cell>
        </table:table-row>
        <table:table-row>
          <table:table-cell office:value-type="string">
            <text:p>4198</text:p>
          </table:table-cell>
          <table:table-cell office:value-type="string">
            <text:p>Rabais, remises, ristournes à accorder et autres avoirs à établir</text:p>
          </table:table-cell>
          <table:table-cell office:value-type="string">
            <text:p> </text:p>
          </table:table-cell>
          <table:table-cell office:value-type="boolean" office:boolean-value="false">
            <text:p>FAUX</text:p>
          </table:table-cell>
        </table:table-row>
        <table:table-row>
          <table:table-cell office:value-type="string">
            <text:p>42</text:p>
          </table:table-cell>
          <table:table-cell office:value-type="string">
            <text:p>PERSONNEL ET COMPTES RATTACHES</text:p>
          </table:table-cell>
          <table:table-cell office:value-type="string">
            <text:p> </text:p>
          </table:table-cell>
          <table:table-cell office:value-type="boolean" office:boolean-value="false">
            <text:p>FAUX</text:p>
          </table:table-cell>
        </table:table-row>
        <table:table-row>
          <table:table-cell office:value-type="string">
            <text:p>421</text:p>
          </table:table-cell>
          <table:table-cell office:value-type="string">
            <text:p>Personnel - Rémunérations dues</text:p>
          </table:table-cell>
          <table:table-cell office:value-type="string">
            <text:p>Le compte 421 « Personnel - Rémunérations dues » est crédité des rémunérations brutes à payer au</text:p>
            <text:p>personnel par le débit des comptes de charges intéressés.</text:p>
            <text:p>Il est débité :</text:p>
            <text:p>- du montant des avances et acomptes versés au personnel par le crédit du compte 425</text:p>
            <text:p>« Personnel ' Avances et acomptes » ;</text:p>
            <text:p>- du montant des oppositions notifiées à l'entité à l'encontre des membres de son personnel</text:p>
            <text:p>par le crédit du compte 427 « Personnel ' Oppositions » ;</text:p>
            <text:p>- de la quote-part des charges sociales incombant au personnel par le crédit du compte 43</text:p>
            <text:p>« Sécurité sociale et autres organismes sociaux » ;</text:p>
            <text:p>- du montant des règlements effectués au personnel par le crédit d'un compte de trésorerie.</text:p>
          </table:table-cell>
          <table:table-cell office:value-type="boolean" office:boolean-value="false">
            <text:p>FAUX</text:p>
          </table:table-cell>
        </table:table-row>
        <table:table-row>
          <table:table-cell office:value-type="string">
            <text:p>422</text:p>
          </table:table-cell>
          <table:table-cell office:value-type="string">
            <text:p>Comités d'entreprises, d'établissement,...</text:p>
          </table:table-cell>
          <table:table-cell office:value-type="string">
            <text:p>Le compte 422 « Comités d'entreprise, d'établissement, ' » est crédité du montant des sommes</text:p>
            <text:p>mises à la disposition des comités d'entreprise, d'établissement ou autres, par le débit des</text:p>
            <text:p>subdivisions du compte 647 intitulées « Versements aux comités d'entreprise et d'établissement »,</text:p>
            <text:p>« Versements aux comités d'hygiène et de sécurité ». Il est débité du montant des versements</text:p>
            <text:p>effectués à ces comités par le crédit d'un compte de trésorerie.</text:p>
          </table:table-cell>
          <table:table-cell office:value-type="boolean" office:boolean-value="false">
            <text:p>FAUX</text:p>
          </table:table-cell>
        </table:table-row>
        <table:table-row>
          <table:table-cell office:value-type="string">
            <text:p>446</text:p>
          </table:table-cell>
          <table:table-cell office:value-type="string">
            <text:p>Obligations cautionnées</text:p>
          </table:table-cell>
          <table:table-cell office:value-type="string">
            <text:p>Le compte 446 « Obligations cautionnées » est crédité du montant des obligations cautionnées</text:p>
            <text:p>souscrites en règlement des taxes par le débit</text:p>
          </table:table-cell>
          <table:table-cell office:value-type="boolean" office:boolean-value="false">
            <text:p>FAUX</text:p>
          </table:table-cell>
        </table:table-row>
        <table:table-row>
          <table:table-cell office:value-type="string">
            <text:p>424</text:p>
          </table:table-cell>
          <table:table-cell office:value-type="string">
            <text:p>Participation des salariés aux résultats</text:p>
          </table:table-cell>
          <table:table-cell office:value-type="string">
            <text:p>Le compte 424 « Participation des salariés aux résultats » enregistre le montant des sommes</text:p>
            <text:p>attribuées aux salariés au titre de la participation aux résultats, après la date d'approbation des</text:p>
            <text:p>comptes par l'assemblée générale ordinaire des actionnaires au cours de l'exercice suivant celui au</text:p>
            <text:p>titre duquel la participation est attribuée, ou à la date de validité du contrat de participation si elle</text:p>
            <text:p>est postérieure à celle de l'assemblée générale.</text:p>
            <text:p>Selon la nature des emplois, une subdivision du compte 424 est débitée par le crédit des comptes</text:p>
            <text:p>suivants :</text:p>
            <text:p>- en cas d'attribution d'actions ou de coupures d'actions de la société par incorporation de</text:p>
            <text:p>réserves au capital :</text:p>
            <text:p>- 101 « Capital social », et</text:p>
            <text:p>- 104 « Primes liées au capital social » ;</text:p>
            <text:p/>
            <text:p>- en cas d'attribution d'actions rachetées par la société :</text:p>
            <text:p>- 502 « Actions propres », compte au débit duquel les actions ont été enregistrées lors</text:p>
            <text:p>du rachat ;</text:p>
            <text:p>- en cas de création d'un fonds dans l'entité :</text:p>
            <text:p>- subdivision du compte 166 intitulée « Fonds de participation » ;</text:p>
            <text:p>- en cas de versement à des organismes de placement étrangers à l'entité et d'achats</text:p>
            <text:p>d'actions de sociétés d'investissement à capital variable (SICAV) ou versement au dépositaire du</text:p>
            <text:p>fonds commun de placement, dans le cadre du plan d'épargne d'entreprise :</text:p>
            <text:p>- compte de trésorerie concerné.</text:p>
            <text:p>L'éventuel reliquat de fonds non attribué, par suite de l'existence d'un plafond pour chaque</text:p>
            <text:p>bénéficiaire, est maintenu à la subdivision concernée du compte 424.</text:p>
            <text:p>La prise en charge par l'employeur des frais de gestion de l'organe de placement gérant les fonds</text:p>
            <text:p>déposés dans le cadre de la participation des salariés ou du plan d'épargne d'entreprise est</text:p>
            <text:p>enregistrée au compte de charges externes 628 « Divers ».</text:p>
            <text:p>La participation de l'employeur au plan d'épargne d'entreprise en un versement complémentaire</text:p>
            <text:p>appelé « abondement » constitue une charge de personnel inscrite au compte 647 « Autres charges</text:p>
            <text:p>sociales ».</text:p>
            <text:p>Lorsque les fonds ne sont pas utilisés, par suite d'absence d'accord entre les employeurs et les</text:p>
            <text:p>salariés, ils sont virés du compte 424 à la subdivision du compte 166 « Comptes bloqués ».</text:p>
            <text:p>Lorsque les fonds deviennent disponibles, la dette inscrite au compte 166 au titre des comptes</text:p>
            <text:p>bloqués ou des fonds</text:p>
          </table:table-cell>
          <table:table-cell office:value-type="boolean" office:boolean-value="false">
            <text:p>FAUX</text:p>
          </table:table-cell>
        </table:table-row>
        <table:table-row>
          <table:table-cell office:value-type="string">
            <text:p>427</text:p>
          </table:table-cell>
          <table:table-cell office:value-type="string">
            <text:p>Personnel - Oppositions</text:p>
          </table:table-cell>
          <table:table-cell office:value-type="string">
            <text:p>Le compte 427 « Personnel ' Oppositions » est crédité du montant des sommes faisant l'objet</text:p>
            <text:p>d'oppositions obtenues par des tiers à l'encontre de membres du personnel de l'entité, par le débit</text:p>
            <text:p>du compte 421 « Personnel ' Rémunérations dues ». Il est débité du montant desdites sommes, lors</text:p>
            <text:p>de leur versement aux tiers bénéficiaires de l'opposition, par le crédit d'un compte de trésorerie.</text:p>
            <text:p>A la fin de l'exercice, au moment des écritures d'inventaire qui ont notamment pour objet</text:p>
            <text:p>l'enregistrement des charges et des produits afférents à la gestion de l'exercice clos, l'entité :</text:p>
            <text:p>- crédite les subdivisions du compte 428 « Personnel ' Charges à payer et produits à</text:p>
            <text:p>recevoir » correspondant notamment au montant des dettes potentielles relatives aux</text:p>
            <text:p>congés à payer et à la participation des salariés aux résultats par le débit de la subdivision</text:p>
            <text:p>du compte 641 intitulée « Congés payés » et du compte 691 « Participation des salariés</text:p>
            <text:p>aux résultats » ;</text:p>
            <text:p>- débite les subdivisions éventuelles du compte 428 par le crédit des comptes de produits</text:p>
            <text:p>intéressés.</text:p>
          </table:table-cell>
          <table:table-cell office:value-type="boolean" office:boolean-value="false">
            <text:p>FAUX</text:p>
          </table:table-cell>
        </table:table-row>
        <table:table-row>
          <table:table-cell office:value-type="string">
            <text:p>428</text:p>
          </table:table-cell>
          <table:table-cell office:value-type="string">
            <text:p>Personnel - Charges à payer et produits à recevoir</text:p>
          </table:table-cell>
          <table:table-cell office:value-type="string">
            <text:p> </text:p>
          </table:table-cell>
          <table:table-cell office:value-type="boolean" office:boolean-value="false">
            <text:p>FAUX</text:p>
          </table:table-cell>
        </table:table-row>
        <table:table-row>
          <table:table-cell office:value-type="string">
            <text:p>43</text:p>
          </table:table-cell>
          <table:table-cell office:value-type="string">
            <text:p>SECURITE SOCIALE ET AUTRES ORGANISMES SOCIAUX</text:p>
          </table:table-cell>
          <table:table-cell office:value-type="string">
            <text:p> </text:p>
          </table:table-cell>
          <table:table-cell office:value-type="boolean" office:boolean-value="false">
            <text:p>FAUX</text:p>
          </table:table-cell>
        </table:table-row>
        <table:table-row>
          <table:table-cell office:value-type="string">
            <text:p>431</text:p>
          </table:table-cell>
          <table:table-cell office:value-type="string">
            <text:p>Sécurité sociale</text:p>
          </table:table-cell>
          <table:table-cell office:value-type="string">
            <text:p>Les comptes 431 »Sécurité sociale » et 437 « Autres organismes sociaux » sont crédités</text:p>
            <text:p>respectivement du montant :</text:p>
            <text:p>- des sommes dues par l'entité à la Sécurité sociale ainsi qu'aux différents organismes</text:p>
            <text:p>sociaux au titre des cotisations patronales d'assurances sociales, d'allocations familiales,</text:p>
            <text:p>d'accidents du travail, de retraites du personnel par le débit des comptes de charges par</text:p>
            <text:p>nature intéressés ;</text:p>
            <text:p>- des sommes à régler aux organismes susvisés pour le compte du personnel par le débit du</text:p>
            <text:p>compte 421 « Personnel - Rémunérations dues ».</text:p>
            <text:p>Ils sont débités des règlements effectués à ces organismes par le crédit d'un compte de trésorerie.</text:p>
            <text:p>Dans l'hypothèse où, conformément aux dispositions de certains accords de salaires, conventions</text:p>
            <text:p>collectives ou contrats de travail individuels, l'entité a réglé à ses employés tout ou partie de leur</text:p>
            <text:p>rémunération en cas de maladie, d'accident ou de maternité, le compte</text:p>
            <text:p>4387 « Produits à recevoir » est débité du montant des diverses prestations qu'elle a ainsi avancées</text:p>
            <text:p>à ses salariés pour le compte de la Sécurité sociale et des autres organismes sociaux par le crédit du</text:p>
            <text:p>compte 641 « Rémunérations du personnel ».</text:p>
          </table:table-cell>
          <table:table-cell office:value-type="boolean" office:boolean-value="false">
            <text:p>FAUX</text:p>
          </table:table-cell>
        </table:table-row>
        <table:table-row>
          <table:table-cell office:value-type="string">
            <text:p>4191</text:p>
          </table:table-cell>
          <table:table-cell office:value-type="string">
            <text:p>Clients - Avances et acomptes reçus sur commandes</text:p>
          </table:table-cell>
          <table:table-cell office:value-type="string">
            <text:p>Le compte 4191 « Clients ' Avances et acomptes reçus sur commandes » enregistre les avances et</text:p>
            <text:p>acomptes reçus par l'entité sur les commandes à livrer, les travaux à exécuter ou les services à</text:p>
            <text:p>rendre. Il est crédité par le débit d'un compte de trésorerie du montant des avances et acomptes</text:p>
            <text:p>reçus des clients. Il est débité, après l'établissement de la facture, du montant de ces avances et</text:p>
            <text:p>acomptes par le crédit du compte 411.</text:p>
          </table:table-cell>
          <table:table-cell office:value-type="boolean" office:boolean-value="false">
            <text:p>FAUX</text:p>
          </table:table-cell>
        </table:table-row>
        <table:table-row>
          <table:table-cell office:value-type="string">
            <text:p>437</text:p>
          </table:table-cell>
          <table:table-cell office:value-type="string">
            <text:p>Autres organismes sociaux</text:p>
          </table:table-cell>
          <table:table-cell office:value-type="string">
            <text:p>Les comptes 431 »Sécurité sociale » et 437 « Autres organismes sociaux » sont crédités</text:p>
            <text:p>respectivement du montant :</text:p>
            <text:p>- des sommes dues par l'entité à la Sécurité sociale ainsi qu'aux différents organismes</text:p>
            <text:p>sociaux au titre des cotisations patronales d'assurances sociales, d'allocations familiales,</text:p>
            <text:p>d'accidents du travail, de retraites du personnel par le débit des comptes de charges par</text:p>
            <text:p>nature intéressés ;</text:p>
            <text:p>- des sommes à régler aux organismes susvisés pour le compte du personnel par le débit du</text:p>
            <text:p>compte 421 « Personnel - Rémunérations dues ».</text:p>
            <text:p>Ils sont débités des règlements effectués à ces organismes par le crédit d'un compte de trésorerie.</text:p>
            <text:p>Dans l'hypothèse où, conformément aux dispositions de certains accords de salaires, conventions</text:p>
            <text:p>collectives ou contrats de travail individuels, l'entité a réglé à ses employés tout ou partie de leur</text:p>
            <text:p>rémunération en cas de maladie, d'accident ou de maternité, le compte</text:p>
            <text:p>4387 « Produits à recevoir » est débité du montant des diverses prestations qu'elle a ainsi avancées</text:p>
            <text:p>à ses salariés pour le compte de la Sécurité sociale et des autres organismes sociaux par le crédit du</text:p>
            <text:p>compte 641 « Rémunérations du personnel ».</text:p>
          </table:table-cell>
          <table:table-cell office:value-type="boolean" office:boolean-value="false">
            <text:p>FAUX</text:p>
          </table:table-cell>
        </table:table-row>
        <table:table-row>
          <table:table-cell office:value-type="string">
            <text:p>438</text:p>
          </table:table-cell>
          <table:table-cell office:value-type="string">
            <text:p>Organismes sociaux - Charges à payer et produits à recevoir</text:p>
          </table:table-cell>
          <table:table-cell office:value-type="string">
            <text:p> </text:p>
          </table:table-cell>
          <table:table-cell office:value-type="boolean" office:boolean-value="false">
            <text:p>FAUX</text:p>
          </table:table-cell>
        </table:table-row>
        <table:table-row>
          <table:table-cell office:value-type="string">
            <text:p>447</text:p>
          </table:table-cell>
          <table:table-cell office:value-type="string">
            <text:p>Autres impôts, taxes et versements assimilés</text:p>
          </table:table-cell>
          <table:table-cell office:value-type="string">
            <text:p>Le compte 447 « Autres impôts, taxes et versements assimilés » est crédité du montant de tous les</text:p>
            <text:p>autres impôts et taxes dus par l'entité par le débit des comptes de charges intéressés.</text:p>
          </table:table-cell>
          <table:table-cell office:value-type="boolean" office:boolean-value="false">
            <text:p>FAUX</text:p>
          </table:table-cell>
        </table:table-row>
        <table:table-row>
          <table:table-cell office:value-type="string">
            <text:p>448</text:p>
          </table:table-cell>
          <table:table-cell office:value-type="string">
            <text:p>État - Charges à payer et produits à recevoir</text:p>
          </table:table-cell>
          <table:table-cell office:value-type="string">
            <text:p> </text:p>
          </table:table-cell>
          <table:table-cell office:value-type="boolean" office:boolean-value="false">
            <text:p>FAUX</text:p>
          </table:table-cell>
        </table:table-row>
        <table:table-row>
          <table:table-cell office:value-type="string">
            <text:p>44</text:p>
          </table:table-cell>
          <table:table-cell office:value-type="string">
            <text:p>ETAT ET AUTRES COLLECTIVITES PUBLIQUES</text:p>
          </table:table-cell>
          <table:table-cell office:value-type="string">
            <text:p>Les opérations à inscrire au compte 44 « Etat et autres collectivités publiques » sont celles qui sont</text:p>
            <text:p>faites avec l'Etat, les collectivités publiques et les organismes internationaux à caractère officiel,</text:p>
            <text:p>considérés en tant que puissance publique, à l'exception par conséquent des ventes et des achats qui</text:p>
            <text:p>s'inscrivent au compte 40 « Fournisseurs et comptes rattachés » et 41 « Clients et comptes</text:p>
            <text:p>rattachés » au même titre que les opérations faites avec les autres fournisseurs et les autres clients.</text:p>
            <text:p>En fin d'exercice, lorsque des subventions accordées à l'entité n'ont pas encore été perçues, le</text:p>
            <text:p>compte 441 « Etat - Subventions à recevoir » est débité :</text:p>
            <text:p>- du montant des subventions d'investissement à recevoir par le crédit du compte 13</text:p>
            <text:p>« Subventions d'investissement » ;</text:p>
            <text:p>- du montant des subventions d'exploitation à recevoir par le crédit du compte 74</text:p>
            <text:p>« Subventions d'exploitation ».</text:p>
            <text:p>- du montant des subventions d'équilibre à recevoir par la subdivision du compte 771</text:p>
            <text:p>intitulée « Subventions d'équilibre ».</text:p>
          </table:table-cell>
          <table:table-cell office:value-type="boolean" office:boolean-value="false">
            <text:p>FAUX</text:p>
          </table:table-cell>
        </table:table-row>
        <table:table-row>
          <table:table-cell office:value-type="string">
            <text:p>441</text:p>
          </table:table-cell>
          <table:table-cell office:value-type="string">
            <text:p>Etat - Subventions à recevoir</text:p>
          </table:table-cell>
          <table:table-cell office:value-type="string">
            <text:p>Le compte 441 est crédité par le débit d'un compte de trésorerie lors de la réception des subventions</text:p>
            <text:p>susvisées.</text:p>
          </table:table-cell>
          <table:table-cell office:value-type="boolean" office:boolean-value="false">
            <text:p>FAUX</text:p>
          </table:table-cell>
        </table:table-row>
        <table:table-row>
          <table:table-cell office:value-type="string">
            <text:p>442</text:p>
          </table:table-cell>
          <table:table-cell office:value-type="string">
            <text:p>État - Impôts et taxes recouvrables sur des tiers</text:p>
          </table:table-cell>
          <table:table-cell office:value-type="string">
            <text:p>Le compte 442 « Etat - Impôts et taxes recouvrables sur des tiers » est crédité des retenues</text:p>
            <text:p>effectuées par l'entité pour le compte de l'Etat sur des sommes dues à des tiers par le débit de leurs</text:p>
            <text:p>comptes.</text:p>
          </table:table-cell>
          <table:table-cell office:value-type="boolean" office:boolean-value="false">
            <text:p>FAUX</text:p>
          </table:table-cell>
        </table:table-row>
        <table:table-row>
          <table:table-cell office:value-type="string">
            <text:p>4955</text:p>
          </table:table-cell>
          <table:table-cell office:value-type="string">
            <text:p>Comptes courants des associés</text:p>
          </table:table-cell>
          <table:table-cell office:value-type="string">
            <text:p> </text:p>
          </table:table-cell>
          <table:table-cell office:value-type="boolean" office:boolean-value="false">
            <text:p>FAUX</text:p>
          </table:table-cell>
        </table:table-row>
        <table:table-row>
          <table:table-cell office:value-type="string">
            <text:p>443</text:p>
          </table:table-cell>
          <table:table-cell office:value-type="string">
            <text:p>Opérations particulières avec l'État les collectivités publiques, les organismes internationaux</text:p>
          </table:table-cell>
          <table:table-cell office:value-type="string">
            <text:p>Le compte 443 « Opérations particulières avec l'Etat » enregistre notamment les produits ou</text:p>
            <text:p>charges résultant d'avantages accordés ou de sujétions imposées à une entité par l'Etat, les</text:p>
            <text:p>collectivités publiques, les organismes internationaux.</text:p>
            <text:p>La créance sur l'Etat résultant de la suppression de la règle du décalage d'un mois en matière de</text:p>
            <text:p>TVA est enregistrée dans un compte spécifique : le compte 4431 « Créances sur l'Etat résultant de</text:p>
            <text:p>la suppression de la règle du décalage d'un mois en matière de TVA ». Les intérêts courus sur cette</text:p>
            <text:p>créance sont enregistrés au compte 4438 « Intérêts courus sur créances figurant au 4431 ».</text:p>
          </table:table-cell>
          <table:table-cell office:value-type="boolean" office:boolean-value="false">
            <text:p>FAUX</text:p>
          </table:table-cell>
        </table:table-row>
        <table:table-row>
          <table:table-cell office:value-type="string">
            <text:p>4431</text:p>
          </table:table-cell>
          <table:table-cell office:value-type="string">
            <text:p>Créances sur l'Etat résultant de la suppression de la règle du décalage d'un mois en matière de T.V.A.</text:p>
          </table:table-cell>
          <table:table-cell office:value-type="string">
            <text:p> </text:p>
          </table:table-cell>
          <table:table-cell office:value-type="boolean" office:boolean-value="false">
            <text:p>FAUX</text:p>
          </table:table-cell>
        </table:table-row>
        <table:table-row>
          <table:table-cell office:value-type="string">
            <text:p>4438</text:p>
          </table:table-cell>
          <table:table-cell office:value-type="string">
            <text:p>Intérêts courus sur créances figurant au compte 4431</text:p>
          </table:table-cell>
          <table:table-cell office:value-type="string">
            <text:p> </text:p>
          </table:table-cell>
          <table:table-cell office:value-type="boolean" office:boolean-value="false">
            <text:p>FAUX</text:p>
          </table:table-cell>
        </table:table-row>
        <table:table-row>
          <table:table-cell office:value-type="string">
            <text:p>444</text:p>
          </table:table-cell>
          <table:table-cell office:value-type="string">
            <text:p>État - Impôts sur les bénéfices</text:p>
          </table:table-cell>
          <table:table-cell office:value-type="string">
            <text:p>Le compte 444 « État - Impôts sur les bénéfices » est crédité du montant des impôts sur les</text:p>
            <text:p>bénéfices dus à l'État par le débit du compte 695 « Impôts sur les bénéfices ». Il est débité du</text:p>
            <text:p>montant des acomptes et du solde des règlements effectués au Trésor par le crédit d'un compte de</text:p>
            <text:p>trésorerie. Le règlement de l'impôt forfaitaire annuel dû par les sociétés est comptabilisé</text:p>
            <text:p>initialement comme une avance sur impôt au débit du compte 444 par le crédit d'un compte de</text:p>
            <text:p>trésorerie.</text:p>
            <text:p>Le compte 444 est également débité du montant de la créance résultant du report en arrière du</text:p>
            <text:p>déficit par le crédit du compte 699 « Produits - Report en arrière des déficits ».</text:p>
          </table:table-cell>
          <table:table-cell office:value-type="boolean" office:boolean-value="false">
            <text:p>FAUX</text:p>
          </table:table-cell>
        </table:table-row>
        <table:table-row>
          <table:table-cell office:value-type="string">
            <text:p>445</text:p>
          </table:table-cell>
          <table:table-cell office:value-type="string">
            <text:p>État - Taxes sur le chiffre d'affaires</text:p>
          </table:table-cell>
          <table:table-cell office:value-type="string">
            <text:p>Le compte 445 « Etat - Taxes sur le chiffre d'affaires » reçoit d'une part le montant des taxes</text:p>
            <text:p>collectées pour le compte de l'Etat, et, d'autre part, le montant des taxes à récupérer.</text:p>
            <text:p/>
            <text:p/>
            <text:p>- des comptes 445 « Etat ' Taxes sur le chiffre d'affaires » et 447 « Autres impôts, taxes et</text:p>
            <text:p>versements assimilés »</text:p>
          </table:table-cell>
          <table:table-cell office:value-type="boolean" office:boolean-value="false">
            <text:p>FAUX</text:p>
          </table:table-cell>
        </table:table-row>
        <table:table-row>
          <table:table-cell office:value-type="string">
            <text:p>4452</text:p>
          </table:table-cell>
          <table:table-cell office:value-type="string">
            <text:p>T.V.A. due intracommunautaire</text:p>
          </table:table-cell>
          <table:table-cell office:value-type="string">
            <text:p>Un compte spécifique 4452 « TVA due intracommunautaire » enregistre la TVA</text:p>
            <text:p>intracommunautaire.</text:p>
          </table:table-cell>
          <table:table-cell office:value-type="boolean" office:boolean-value="false">
            <text:p>FAUX</text:p>
          </table:table-cell>
        </table:table-row>
        <table:table-row>
          <table:table-cell office:value-type="string">
            <text:p>4455</text:p>
          </table:table-cell>
          <table:table-cell office:value-type="string">
            <text:p>Taxes sur le chiffre d'affaires à décaisser</text:p>
          </table:table-cell>
          <table:table-cell office:value-type="string">
            <text:p> </text:p>
          </table:table-cell>
          <table:table-cell office:value-type="boolean" office:boolean-value="false">
            <text:p>FAUX</text:p>
          </table:table-cell>
        </table:table-row>
        <table:table-row>
          <table:table-cell office:value-type="string">
            <text:p>4456</text:p>
          </table:table-cell>
          <table:table-cell office:value-type="string">
            <text:p>Taxes sur le chiffre d'affaires déductibles</text:p>
          </table:table-cell>
          <table:table-cell office:value-type="string">
            <text:p>du compte 4456 « Taxes sur le chiffre d'affaires déductibles » pour le montant des taxes</text:p>
            <text:p>récupérables par l'entité.</text:p>
            <text:p/>
            <text:p/>
            <text:p>La TVA déductible sur achats de biens et services constitue une créance sur le Trésor public</text:p>
            <text:p>enregistrée au débit du compte 4456 « Taxes sur le chiffre d'affaires déductibles ». Les souscomptes</text:p>
            <text:p>suivants peuvent être ouverts pour tenir compte des modalités particulières de</text:p>
            <text:p>récupération :</text:p>
            <text:p>- 44562 « TVA sur immobilisations »</text:p>
          </table:table-cell>
          <table:table-cell office:value-type="boolean" office:boolean-value="false">
            <text:p>FAUX</text:p>
          </table:table-cell>
        </table:table-row>
        <table:table-row>
          <table:table-cell office:value-type="string">
            <text:p>4457</text:p>
          </table:table-cell>
          <table:table-cell office:value-type="string">
            <text:p>Taxes sur le chiffre d'affaires collectées par l'entreprise</text:p>
          </table:table-cell>
          <table:table-cell office:value-type="string">
            <text:p>La TVA collectée par l'entité constitue une dette envers le Trésor public. Elle est enregistrée au</text:p>
            <text:p>crédit du compte 4457 « Taxes sur le chiffre d'affaires collectées par l'entreprise ».</text:p>
          </table:table-cell>
          <table:table-cell office:value-type="boolean" office:boolean-value="false">
            <text:p>FAUX</text:p>
          </table:table-cell>
        </table:table-row>
        <table:table-row>
          <table:table-cell office:value-type="string">
            <text:p>4458</text:p>
          </table:table-cell>
          <table:table-cell office:value-type="string">
            <text:p>Taxes sur le chiffre d'affaires à régulariser ou en attente</text:p>
          </table:table-cell>
          <table:table-cell office:value-type="string">
            <text:p> </text:p>
          </table:table-cell>
          <table:table-cell office:value-type="boolean" office:boolean-value="false">
            <text:p>FAUX</text:p>
          </table:table-cell>
        </table:table-row>
        <table:table-row>
          <table:table-cell office:value-type="string">
            <text:p>449</text:p>
          </table:table-cell>
          <table:table-cell office:value-type="string">
            <text:p>Quotas d'émission à restituer à l'Etat (Règlement n°2004-08 du CRC)</text:p>
          </table:table-cell>
          <table:table-cell office:value-type="string">
            <text:p> </text:p>
          </table:table-cell>
          <table:table-cell office:value-type="boolean" office:boolean-value="false">
            <text:p>FAUX</text:p>
          </table:table-cell>
        </table:table-row>
        <table:table-row>
          <table:table-cell office:value-type="string">
            <text:p>45</text:p>
          </table:table-cell>
          <table:table-cell office:value-type="string">
            <text:p>GROUPE ET ASSOCIES</text:p>
          </table:table-cell>
          <table:table-cell office:value-type="string">
            <text:p> </text:p>
          </table:table-cell>
          <table:table-cell office:value-type="boolean" office:boolean-value="false">
            <text:p>FAUX</text:p>
          </table:table-cell>
        </table:table-row>
        <table:table-row>
          <table:table-cell office:value-type="string">
            <text:p>451</text:p>
          </table:table-cell>
          <table:table-cell office:value-type="string">
            <text:p>Groupe</text:p>
          </table:table-cell>
          <table:table-cell office:value-type="string">
            <text:p>Le compte 451 « Groupe » enregistre à sont débit le montant des fonds avancés directement ou</text:p>
            <text:p>indirectement de façon temporaire par l'entité aux sociétés du groupe, et à son crédit le montant des</text:p>
            <text:p>fonds mis directement ou indirectement à disposition de l'entité par les sociétés du groupe.</text:p>
          </table:table-cell>
          <table:table-cell office:value-type="boolean" office:boolean-value="false">
            <text:p>FAUX</text:p>
          </table:table-cell>
        </table:table-row>
        <table:table-row>
          <table:table-cell office:value-type="string">
            <text:p>455</text:p>
          </table:table-cell>
          <table:table-cell office:value-type="string">
            <text:p>Associés - Comptes courants</text:p>
          </table:table-cell>
          <table:table-cell office:value-type="string">
            <text:p>Le compte 455 « Associés ' Comptes courants » enregistre à son crédit le montant des fonds mis ou</text:p>
            <text:p>laissés temporairement à la disposition de l'entité par les associés.</text:p>
          </table:table-cell>
          <table:table-cell office:value-type="boolean" office:boolean-value="false">
            <text:p>FAUX</text:p>
          </table:table-cell>
        </table:table-row>
        <table:table-row>
          <table:table-cell office:value-type="string">
            <text:p>4958</text:p>
          </table:table-cell>
          <table:table-cell office:value-type="string">
            <text:p>Opérations faites en commun et en G.I.E.</text:p>
          </table:table-cell>
          <table:table-cell office:value-type="string">
            <text:p> </text:p>
          </table:table-cell>
          <table:table-cell office:value-type="boolean" office:boolean-value="false">
            <text:p>FAUX</text:p>
          </table:table-cell>
        </table:table-row>
        <table:table-row>
          <table:table-cell office:value-type="string">
            <text:p>456</text:p>
          </table:table-cell>
          <table:table-cell office:value-type="string">
            <text:p>Associés - Opérations sur le capital</text:p>
          </table:table-cell>
          <table:table-cell office:value-type="string">
            <text:p>Le compte 456 « Associés - Opérations sur le capital » est subdivisé afin d'enregistrer distinctement</text:p>
            <text:p>les opérations relatives à la création de l'entité ou à la modification de son capital :</text:p>
          </table:table-cell>
          <table:table-cell office:value-type="boolean" office:boolean-value="false">
            <text:p>FAUX</text:p>
          </table:table-cell>
        </table:table-row>
        <table:table-row>
          <table:table-cell office:value-type="string">
            <text:p>457</text:p>
          </table:table-cell>
          <table:table-cell office:value-type="string">
            <text:p>Associés - Dividendes à payer</text:p>
          </table:table-cell>
          <table:table-cell office:value-type="string">
            <text:p>Le compte 457 « Associés - Dividendes à payer » est crédité du montant des dividendes</text:p>
            <text:p>dont la distribution a été décidée par les organes compétents, par le débit :</text:p>
            <text:p>- du compte 12 « Résultat de l'exercice » ;</text:p>
            <text:p>- du compte 11 « Report à nouveau » ;</text:p>
            <text:p>- du compte 106 « Réserves » pour les réserves dont la distribution ne fait pas l'objet d'une</text:p>
            <text:p>interdiction.</text:p>
          </table:table-cell>
          <table:table-cell office:value-type="boolean" office:boolean-value="false">
            <text:p>FAUX</text:p>
          </table:table-cell>
        </table:table-row>
        <table:table-row>
          <table:table-cell office:value-type="string">
            <text:p>458</text:p>
          </table:table-cell>
          <table:table-cell office:value-type="string">
            <text:p>Associés - Opérations faites en commun et en G.I.E.</text:p>
          </table:table-cell>
          <table:table-cell office:value-type="string">
            <text:p>Le compte 458 « Associés - Opérations faites en commun et en G.I.E. » enregistre les opérations</text:p>
            <text:p>faites par l'intermédiaire d'une société en participation ou d'un G.I.E. selon les modalités</text:p>
            <text:p>suivantes :</text:p>
            <text:p>Le compte 458 enregistre les mises de fonds entre coparticipants.</text:p>
            <text:p>Le gérant, propriétaire des biens acquis ou créés dans le cadre d'une société en participation,</text:p>
            <text:p>enregistre au débit du compte 458 la part des autres coparticipants par le crédit du compte 178</text:p>
            <text:p>« Dettes rattachées à des sociétés en participation ». Les coparticipants non gérants enregistrent leur</text:p>
            <text:p>part dans ces biens au débit du compte 268 « Créances rattachées à des sociétés en participation »</text:p>
            <text:p>par le crédit du compte 458. La constatation de la consommation des biens immobilisés par suite</text:p>
            <text:p>des opérations d'exploitation faites en société en participation se traduit au niveau des comptes 178</text:p>
            <text:p>et 268 par une réduction d'un même montant des obligations et des droits respectifs du gérant et des</text:p>
            <text:p>non gérants :</text:p>
            <text:p>- le compte 178 est alors débité par le crédit du compte 458 dans la comptabilité du gérant,</text:p>
            <text:p>- le compte 268 est crédité par le débit du compte 458 dans la comptabilité des non gérants.</text:p>
            <text:p>Lorsque la comptabilité de la société en participation est exclusivement tenue par un gérant, la</text:p>
            <text:p>quote-part des résultats revenant aux autres coparticipants est enregistrée dans la comptabilité du</text:p>
            <text:p>gérant au débit du compte 655 « Quote-parts du résultat sur opérations faites en commun » par le</text:p>
            <text:p>crédit du compte 458, s'il s'agit d'un bénéfice ou au crédit du compte 755 « Quote-parts du résultat</text:p>
            <text:p>sur opérations faites en commun » par le débit du compte 458, s'il s'agit d'une perte.</text:p>
            <text:p>Symétriquement, la quote-part de résultat revenant à chaque coparticipant non gérant est enregistrée</text:p>
            <text:p>dans leur comptabilité aux comptes 755 ou 655 par le débit ou le crédit du</text:p>
            <text:p>compte 458.</text:p>
            <text:p/>
            <text:p>Le compte 458 enregistre les opérations faites en G.I.E. autres que les acquisitions ou les</text:p>
            <text:p>souscriptions de parts et les avances non réalisables qui sont respectivement enregistrées aux</text:p>
            <text:p>comptes 266 « Autres formes de participations » et 267 « Créances rattachées à des participations ».</text:p>
            <text:p>Les cotisations versées à un G.I.E. en fonction des services rendus à l'entité constituent des charges</text:p>
            <text:p>d'exploitation à débiter aux comptes de sous-traitance intéressés par le crédit d'une subdivision du</text:p>
            <text:p>compte 458. Si elles sont versées sous la forme d'abonnements ou de provisions, une régularisation</text:p>
            <text:p>est effectuée en fin d'exercice par l'intermédiaire du compte 468 « Charges à payer et produits à</text:p>
            <text:p>recevoir » ou 486 « Charges constatées d'avance ».</text:p>
          </table:table-cell>
          <table:table-cell office:value-type="boolean" office:boolean-value="false">
            <text:p>FAUX</text:p>
          </table:table-cell>
        </table:table-row>
        <table:table-row>
          <table:table-cell office:value-type="string">
            <text:p>46</text:p>
          </table:table-cell>
          <table:table-cell office:value-type="string">
            <text:p>DEBITEURS DIVERS ET CREDITEURS DIVERS</text:p>
          </table:table-cell>
          <table:table-cell office:value-type="string">
            <text:p>Lors de la cession d'immobilisations autres que les TIAP, le compte 462 « Créances sur cessions</text:p>
            <text:p>d'immobilisations » est débité du prix de cession des éléments d'actif cédés, par le crédit du compte</text:p>
            <text:p>775 « Produits des cessions d'éléments d'actif » ; simultanément, le compte d'immobilisations</text:p>
            <text:p>concerné est crédité par le débit du compte 675 « Valeurs comptables des éléments d'actif cédés » ;</text:p>
            <text:p>les amortissements en sont déduits.</text:p>
            <text:p>Lors de la cession de TIAP, le compte 462 est débité du prix de cession des TIAP, par le crédit :</text:p>
            <text:p>- du compte 775, lorsque la cession est génératrice d'un profit ; simultanément, le compte</text:p>
            <text:p>273 « Titres immobilisés de l'activité de portefeuille » est crédité par le débit du compte 775 ;</text:p>
            <text:p>- du compte 675, lorsque la cession est génératrice d'une perte ; simultanément, le compte</text:p>
            <text:p>273 est crédité par le débit du compte 675.</text:p>
          </table:table-cell>
          <table:table-cell office:value-type="boolean" office:boolean-value="false">
            <text:p>FAUX</text:p>
          </table:table-cell>
        </table:table-row>
        <table:table-row>
          <table:table-cell office:value-type="string">
            <text:p>628</text:p>
          </table:table-cell>
          <table:table-cell office:value-type="string">
            <text:p>Divers</text:p>
          </table:table-cell>
          <table:table-cell office:value-type="string">
            <text:p> </text:p>
          </table:table-cell>
          <table:table-cell office:value-type="boolean" office:boolean-value="false">
            <text:p>FAUX</text:p>
          </table:table-cell>
        </table:table-row>
        <table:table-row>
          <table:table-cell office:value-type="string">
            <text:p>47</text:p>
          </table:table-cell>
          <table:table-cell office:value-type="string">
            <text:p>COMPTES TRANSITOIRES OU D'ATTENTE</text:p>
          </table:table-cell>
          <table:table-cell office:value-type="string">
            <text:p>Les opérations qui ne peuvent pas être imputées de façon certaine à un compte déterminé au</text:p>
            <text:p>moment où elles sont enregistrées ou qui exigent une information complémentaire, sont inscrites</text:p>
            <text:p>provisoirement dans les subdivisions 471 à 475 « Comptes d'attente » du compte 47 « Comptes</text:p>
            <text:p>transitoires ou d'attente ».</text:p>
            <text:p>Ce procédé de comptabilisation ne sera utilisé qu'à titre exceptionnel. Toute opération portée au</text:p>
            <text:p>compte 47 sera imputée au compte définitif dans les moindres délais possibles.</text:p>
            <text:p>Les comptes divisionnaires à prévoir, le cas échéant, à l'intérieur du compte 47 seront ouverts sous</text:p>
            <text:p>des intitulés précisant leur objet.</text:p>
            <text:p>Les opérations inscrites dans ces comptes sont reclassées en fin d'exercice parmi les comptes</text:p>
            <text:p>figurant au modèle de bilan.</text:p>
          </table:table-cell>
          <table:table-cell office:value-type="boolean" office:boolean-value="false">
            <text:p>FAUX</text:p>
          </table:table-cell>
        </table:table-row>
        <table:table-row>
          <table:table-cell office:value-type="string">
            <text:p>471</text:p>
          </table:table-cell>
          <table:table-cell office:value-type="string">
            <text:p>Comptes d'attente</text:p>
          </table:table-cell>
          <table:table-cell office:value-type="string">
            <text:p> </text:p>
          </table:table-cell>
          <table:table-cell office:value-type="boolean" office:boolean-value="false">
            <text:p>FAUX</text:p>
          </table:table-cell>
        </table:table-row>
        <table:table-row>
          <table:table-cell office:value-type="string">
            <text:p>476</text:p>
          </table:table-cell>
          <table:table-cell office:value-type="string">
            <text:p>Différence de conversion - ACTIF</text:p>
          </table:table-cell>
          <table:table-cell office:value-type="string">
            <text:p>Les comptes 476 « Différences de conversion ' ACTIF » et 477 « Différences de conversion '</text:p>
            <text:p>PASSIF » enregistrent les différences de conversion résultant de l'actualisation, au taux de change</text:p>
            <text:p>de fin d'exercice, des comptes de créances et de dettes libellées en monnaies étrangères.</text:p>
            <text:p>Le compte 476 est débité des pertes latentes constatées par le crédit de comptes de créances ou de</text:p>
            <text:p>comptes de dettes, selon qu'elles correspondent à une diminution des créances ou à une</text:p>
            <text:p>augmentation des dettes.</text:p>
          </table:table-cell>
          <table:table-cell office:value-type="boolean" office:boolean-value="false">
            <text:p>FAUX</text:p>
          </table:table-cell>
        </table:table-row>
        <table:table-row>
          <table:table-cell office:value-type="string">
            <text:p>478</text:p>
          </table:table-cell>
          <table:table-cell office:value-type="string">
            <text:p>Autres comptes transitoires</text:p>
          </table:table-cell>
          <table:table-cell office:value-type="string">
            <text:p> </text:p>
          </table:table-cell>
          <table:table-cell office:value-type="boolean" office:boolean-value="false">
            <text:p>FAUX</text:p>
          </table:table-cell>
        </table:table-row>
        <table:table-row>
          <table:table-cell office:value-type="string">
            <text:p>48</text:p>
          </table:table-cell>
          <table:table-cell office:value-type="string">
            <text:p>COMPTES DE REGULARISATION</text:p>
          </table:table-cell>
          <table:table-cell office:value-type="string">
            <text:p>(Règlement n°2004-06 du CRC) - En fin d'exercice, le compte 481 « Charges à répartir sur</text:p>
            <text:p>plusieurs exercices » enregistre à son débit les charges à répartir sur plusieurs exercices qui</text:p>
            <text:p>comprennent les frais d'émission des emprunts par le crédit du compte 79 « Transferts de charges ».</text:p>
            <text:p>Il est crédité, à la clôture de chaque exercice, par le débit du compte 6812 « Dotations aux</text:p>
            <text:p>amortissements des charges d'exploitation à répartir » du montant de la quote-part des charges</text:p>
            <text:p>incombant à cet exercice, également en ce qui concerne l'exercice de transfert.</text:p>
          </table:table-cell>
          <table:table-cell office:value-type="boolean" office:boolean-value="false">
            <text:p>FAUX</text:p>
          </table:table-cell>
        </table:table-row>
        <table:table-row>
          <table:table-cell office:value-type="string">
            <text:p>486</text:p>
          </table:table-cell>
          <table:table-cell office:value-type="string">
            <text:p>Charges constatées d'avance</text:p>
          </table:table-cell>
          <table:table-cell office:value-type="string">
            <text:p>Le compte 486 « Charges constatées d'avance » enregistre les charges qui correspondent à des</text:p>
            <text:p>achats de biens et de services dont la fourniture ou la prestation interviendra ultérieurement. Il est</text:p>
            <text:p>débité, en fin d'exercice, par le crédit des comptes de charges intéressés. Il est crédité, à l'ouverture</text:p>
            <text:p>de l'exercice suivant, par le débit de ces mêmes comptes. Un autre procédé de comptabilisation</text:p>
            <text:p>consiste, lors de l'enregistrement initial de la facture, à affecter directement au compte de</text:p>
            <text:p>régularisation 486 la quote-part des charges se rapportant à un exercice ultérieur.</text:p>
          </table:table-cell>
          <table:table-cell office:value-type="boolean" office:boolean-value="false">
            <text:p>FAUX</text:p>
          </table:table-cell>
        </table:table-row>
        <table:table-row>
          <table:table-cell office:value-type="string">
            <text:p>487</text:p>
          </table:table-cell>
          <table:table-cell office:value-type="string">
            <text:p>Produits constatés d'avance</text:p>
          </table:table-cell>
          <table:table-cell office:value-type="string">
            <text:p>Le compte 487 « Produits constatés d'avance » enregistre les produits perçus ou comptabilisés</text:p>
            <text:p>avant que les prestations ou les fournitures les justifiant aient été effectuées ou fournies. Il est</text:p>
            <text:p>crédité, en fin d'exercice, par le débit des comptes de produits intéressés. Il est débité, à l'ouverture</text:p>
            <text:p>de l'exercice suivant, par le crédit de ces mêmes comptes. Un autre procédé de comptabilisation</text:p>
            <text:p>consiste, lors de l'enregistrement initial de la facture, à affecter directement au compte de</text:p>
            <text:p>régularisation 487 la quote-part des produits se rapportant à un exercice ultérieur.</text:p>
            <text:p>Les comptes 486 et 487 peuvent être subdivisés conformément à la nomenclature des classes 6 et 7.</text:p>
            <text:p>A la souscription, l'émetteur de bons de souscription d'obligations (BSO) enregistre au compte 487</text:p>
            <text:p>la contrepartie de la valeur des bons. Lors de l'exercice des bons, les produits constatés d'avance</text:p>
            <text:p>sont rapportés au résultat sur la durée de l'emprunt obligataire. Lors de la péremption, le montant</text:p>
            <text:p>des bons non exercés est rapporté au résultat.</text:p>
            <text:p>A la souscription, l'émetteur d'obligations avec bons de souscription d'obligations (OBSO)</text:p>
            <text:p>enregistre au compte 487 la différence entre le prix d'émission des obligations avec bons de</text:p>
            <text:p>souscription d'obligations et la valeur actuelle de l'emprunt obligataire. Lors de l'exercice des bons,</text:p>
            <text:p>les produits constatés d'avance sont rapportés au résultat sur la durée de l'emprunt. Lors de la</text:p>
            <text:p>péremption, le montant des bons non exercés est rapporté au résultat.</text:p>
          </table:table-cell>
          <table:table-cell office:value-type="boolean" office:boolean-value="false">
            <text:p>FAUX</text:p>
          </table:table-cell>
        </table:table-row>
        <table:table-row>
          <table:table-cell office:value-type="string">
            <text:p>625</text:p>
          </table:table-cell>
          <table:table-cell office:value-type="string">
            <text:p>Déplacements, missions et réceptions</text:p>
          </table:table-cell>
          <table:table-cell office:value-type="string">
            <text:p> </text:p>
          </table:table-cell>
          <table:table-cell office:value-type="boolean" office:boolean-value="false">
            <text:p>FAUX</text:p>
          </table:table-cell>
        </table:table-row>
        <table:table-row>
          <table:table-cell office:value-type="string">
            <text:p>488</text:p>
          </table:table-cell>
          <table:table-cell office:value-type="string">
            <text:p>Comptes de répartition périodique des charges et des produits</text:p>
          </table:table-cell>
          <table:table-cell office:value-type="string">
            <text:p>Le compte 488 « Comptes de répartition périodique des charges et des produits » enregistre les</text:p>
            <text:p>charges et les produits dont le montant peut être connu ou fixé d'avance avec une précision</text:p>
            <text:p>suffisante et qu'on décide de répartir par fractions égales entre les périodes comptables de</text:p>
            <text:p>l'exercice. Il s'agit du système de l'abonnement. En cours d'exercice, l'abonnement est modifié,</text:p>
            <text:p>s'il y a lieu, en plus ou en moins, de manière que le total des sommes inscrites au débit ou au crédit</text:p>
            <text:p>des comptes intéressés des classes 6 ou 7 soit égal, en fin d'exercice, au montant effectif de la</text:p>
            <text:p>charge ou du produit. Le compte 488 est soldé à la fin de l'exercice.</text:p>
          </table:table-cell>
          <table:table-cell office:value-type="boolean" office:boolean-value="false">
            <text:p>FAUX</text:p>
          </table:table-cell>
        </table:table-row>
        <table:table-row>
          <table:table-cell office:value-type="string">
            <text:p>489</text:p>
          </table:table-cell>
          <table:table-cell office:value-type="string">
            <text:p>Quotas d'émission alloués par l'Etat (Règlement n°2004-08 du CRC)</text:p>
          </table:table-cell>
          <table:table-cell office:value-type="string">
            <text:p> </text:p>
          </table:table-cell>
          <table:table-cell office:value-type="boolean" office:boolean-value="false">
            <text:p>FAUX</text:p>
          </table:table-cell>
        </table:table-row>
        <table:table-row>
          <table:table-cell office:value-type="string">
            <text:p>49</text:p>
          </table:table-cell>
          <table:table-cell office:value-type="string">
            <text:p>PROVISIONS POUR DEPRECIATION DES COMPTES DE TIERS</text:p>
          </table:table-cell>
          <table:table-cell office:value-type="string">
            <text:p>Ces comptes sont crédités, en fin d'exercice :</text:p>
            <text:p>- par le débit du compte 6817 « Dotations aux provisions pour dépréciation des actifs</text:p>
            <text:p>circulants » (autres que valeurs mobilières de placement) ;</text:p>
            <text:p>- ou par le débit du compte 6876 « Dotations aux provisions pour dépréciation</text:p>
            <text:p>exceptionnelles ».</text:p>
            <text:p/>
            <text:p>Lorsque la provision est devenue, en tout ou partie sans objet, ou se révèle exagérée, ou lorsque se</text:p>
            <text:p>réalise le risque de non-recouvrement couvert par la provision, ces comptes sont débités :</text:p>
            <text:p>- par le crédit du compte 7817 « Reprises sur provisions pour dépréciation des actifs</text:p>
            <text:p>circulants » (autres que valeurs mobilières de placement) ;</text:p>
            <text:p>- ou par le crédit du compte 7876 « Reprises sur provisions pour dépréciation</text:p>
            <text:p>exceptionnelles ».</text:p>
          </table:table-cell>
          <table:table-cell office:value-type="boolean" office:boolean-value="false">
            <text:p>FAUX</text:p>
          </table:table-cell>
        </table:table-row>
        <table:table-row>
          <table:table-cell office:value-type="string">
            <text:p>491</text:p>
          </table:table-cell>
          <table:table-cell office:value-type="string">
            <text:p>Provisions pour dépréciation des comptes de clients</text:p>
          </table:table-cell>
          <table:table-cell office:value-type="string">
            <text:p> </text:p>
          </table:table-cell>
          <table:table-cell office:value-type="boolean" office:boolean-value="false">
            <text:p>FAUX</text:p>
          </table:table-cell>
        </table:table-row>
        <table:table-row>
          <table:table-cell office:value-type="string">
            <text:p>495</text:p>
          </table:table-cell>
          <table:table-cell office:value-type="string">
            <text:p>Provisions pour dépréciation des comptes du groupe et des associés</text:p>
          </table:table-cell>
          <table:table-cell office:value-type="string">
            <text:p> </text:p>
          </table:table-cell>
          <table:table-cell office:value-type="boolean" office:boolean-value="false">
            <text:p>FAUX</text:p>
          </table:table-cell>
        </table:table-row>
        <table:table-row>
          <table:table-cell office:value-type="string">
            <text:p>4951</text:p>
          </table:table-cell>
          <table:table-cell office:value-type="string">
            <text:p>Comptes du groupe</text:p>
          </table:table-cell>
          <table:table-cell office:value-type="string">
            <text:p> </text:p>
          </table:table-cell>
          <table:table-cell office:value-type="boolean" office:boolean-value="false">
            <text:p>FAUX</text:p>
          </table:table-cell>
        </table:table-row>
        <table:table-row>
          <table:table-cell office:value-type="string">
            <text:p>481</text:p>
          </table:table-cell>
          <table:table-cell office:value-type="string">
            <text:p>Charges à répartir sur plusieurs exercices (Règlement n°2004-06 du CRC)</text:p>
          </table:table-cell>
          <table:table-cell office:value-type="string">
            <text:p> </text:p>
          </table:table-cell>
          <table:table-cell office:value-type="boolean" office:boolean-value="false">
            <text:p>FAUX</text:p>
          </table:table-cell>
        </table:table-row>
        <table:table-row>
          <table:table-cell office:value-type="string">
            <text:p>496</text:p>
          </table:table-cell>
          <table:table-cell office:value-type="string">
            <text:p>Provisions pour dépréciation des comptes de débiteurs divers</text:p>
          </table:table-cell>
          <table:table-cell office:value-type="string">
            <text:p> </text:p>
          </table:table-cell>
          <table:table-cell office:value-type="boolean" office:boolean-value="false">
            <text:p>FAUX</text:p>
          </table:table-cell>
        </table:table-row>
        <table:table-row>
          <table:table-cell office:value-type="string">
            <text:p>50</text:p>
          </table:table-cell>
          <table:table-cell office:value-type="string">
            <text:p>VALEURS MOBILIERES DE PLACEMENT</text:p>
          </table:table-cell>
          <table:table-cell office:value-type="string">
            <text:p> </text:p>
          </table:table-cell>
          <table:table-cell office:value-type="boolean" office:boolean-value="false">
            <text:p>FAUX</text:p>
          </table:table-cell>
        </table:table-row>
        <table:table-row>
          <table:table-cell office:value-type="string">
            <text:p>501</text:p>
          </table:table-cell>
          <table:table-cell office:value-type="string">
            <text:p>Parts dans des entreprises liées</text:p>
          </table:table-cell>
          <table:table-cell office:value-type="string">
            <text:p> </text:p>
          </table:table-cell>
          <table:table-cell office:value-type="boolean" office:boolean-value="false">
            <text:p>FAUX</text:p>
          </table:table-cell>
        </table:table-row>
        <table:table-row>
          <table:table-cell office:value-type="string">
            <text:p>502</text:p>
          </table:table-cell>
          <table:table-cell office:value-type="string">
            <text:p>Actions propres</text:p>
          </table:table-cell>
          <table:table-cell office:value-type="string">
            <text:p>Le compte 502 « Actions propres » est débité au moment du rachat par une société de ses propres</text:p>
            <text:p>actions, lorsque cette opération a explicitement pour objet soit la régularisation des cours de bourse,</text:p>
            <text:p>soit l'attribution des titres à des salariés.</text:p>
            <text:p>Pour la détermination du résultat dégagé à l'occasion de la vente des actions rachetées, les titres les</text:p>
            <text:p>plus anciens sont réputés vendus les premiers (PEPS).</text:p>
            <text:p>La différence existant entre le prix de vente et le coût des actions cédées déterminé par application</text:p>
            <text:p>de la règle PEPS est inscrite soit à une subdivision du compte 778 intitulée « Bonis provenant du</text:p>
            <text:p>rachat par l'entreprise d'actions et d'obligations émises par elle-même », soit à une subdivision du</text:p>
            <text:p>compte 678 intitulée « Malis provenant du rachat par l'entreprise d'actions et d'obligations émises</text:p>
            <text:p>par elle-même ».</text:p>
          </table:table-cell>
          <table:table-cell office:value-type="boolean" office:boolean-value="false">
            <text:p>FAUX</text:p>
          </table:table-cell>
        </table:table-row>
        <table:table-row>
          <table:table-cell office:value-type="string">
            <text:p>503</text:p>
          </table:table-cell>
          <table:table-cell office:value-type="string">
            <text:p>Actions</text:p>
          </table:table-cell>
          <table:table-cell office:value-type="string">
            <text:p>Les comptes 503 « Actions » et 504 « Autres titres conférant un droit de propriété » sont débités de</text:p>
            <text:p>la valeur d'acquisition des actions et autres titres conférant un droit de propriété, par le crédit d'un</text:p>
            <text:p>compte de tiers ou de disponibilités. Lors de la revente de ces actions, ou titres, ces comptes sont</text:p>
            <text:p>crédités du montant de la valeur comptable de ces actions ou titres, par le débit :</text:p>
            <text:p>- du compte 767 « Produits nets sur cessions de valeurs mobilières de placement », lorsque</text:p>
            <text:p>la cession des titres est génératrice d'un profit ; simultanément lors de la cession, le prix de cession est</text:p>
            <text:p>porté au crédit du compte 767 ;</text:p>
            <text:p>- du compte 667 « Charges nettes sur cessions de valeurs mobilières de placement »,</text:p>
            <text:p>lorsque la cession des titres est génératrice d'une perte ; simultanément lors de la cession, le prix de</text:p>
            <text:p>cession est porté au crédit du compte 667.</text:p>
            <text:p/>
            <text:p>La valeur d'acquisition des titres conférant un droit de créance est inscrite dans</text:p>
            <text:p>les comptes 505 « Obligations et bons émis par la société et rachetés par elle »,</text:p>
            <text:p>506 « Obligations », 507 « Bons du Trésor et bons de caisse à court terme » et 508 « Autres valeurs</text:p>
            <text:p>mobilières et créances assimilées ».</text:p>
            <text:p>Les écritures comptables relatives aux opérations d'acquisition, d'annulation ou de cession</text:p>
            <text:p>d'actions sont applicables aux opérations similaires effectuées sur des obligations.</text:p>
            <text:p>L'acquéreur ou le souscripteur de bons de souscription enregistre la valeur des bons dans le compte</text:p>
            <text:p>50 « Valeurs mobilières de placement ».</text:p>
          </table:table-cell>
          <table:table-cell office:value-type="boolean" office:boolean-value="false">
            <text:p>FAUX</text:p>
          </table:table-cell>
        </table:table-row>
        <table:table-row>
          <table:table-cell office:value-type="string">
            <text:p>507</text:p>
          </table:table-cell>
          <table:table-cell office:value-type="string">
            <text:p>Bons du Trésor et bons de caisse à court terme</text:p>
          </table:table-cell>
          <table:table-cell office:value-type="string">
            <text:p> </text:p>
          </table:table-cell>
          <table:table-cell office:value-type="boolean" office:boolean-value="false">
            <text:p>FAUX</text:p>
          </table:table-cell>
        </table:table-row>
        <table:table-row>
          <table:table-cell office:value-type="string">
            <text:p>508</text:p>
          </table:table-cell>
          <table:table-cell office:value-type="string">
            <text:p>Autres valeurs mobilières de placement et autres créances assimilées</text:p>
          </table:table-cell>
          <table:table-cell office:value-type="string">
            <text:p> </text:p>
          </table:table-cell>
          <table:table-cell office:value-type="boolean" office:boolean-value="false">
            <text:p>FAUX</text:p>
          </table:table-cell>
        </table:table-row>
        <table:table-row>
          <table:table-cell office:value-type="string">
            <text:p>509</text:p>
          </table:table-cell>
          <table:table-cell office:value-type="string">
            <text:p>Versements restant à effectuer sur valeurs mobilières de placement non libérées</text:p>
          </table:table-cell>
          <table:table-cell office:value-type="string">
            <text:p>Le compte 509 « Versements restant à effectuer sur valeurs mobilières de placement non libérées »</text:p>
            <text:p>est crédité du montant des versements restant à effectuer sur les valeurs mobilières de placement</text:p>
            <text:p>non libérées par le débit des subdivisions concernées du compte 50.</text:p>
          </table:table-cell>
          <table:table-cell office:value-type="boolean" office:boolean-value="false">
            <text:p>FAUX</text:p>
          </table:table-cell>
        </table:table-row>
        <table:table-row>
          <table:table-cell office:value-type="string">
            <text:p>51</text:p>
          </table:table-cell>
          <table:table-cell office:value-type="string">
            <text:p>BANQUES, ETABLISSEMENTS FINANCIERS ET ASSIMILES</text:p>
          </table:table-cell>
          <table:table-cell office:value-type="string">
            <text:p> </text:p>
          </table:table-cell>
          <table:table-cell office:value-type="boolean" office:boolean-value="false">
            <text:p>FAUX</text:p>
          </table:table-cell>
        </table:table-row>
        <table:table-row>
          <table:table-cell office:value-type="string">
            <text:p>626</text:p>
          </table:table-cell>
          <table:table-cell office:value-type="string">
            <text:p>Frais postaux et de télécommunications</text:p>
          </table:table-cell>
          <table:table-cell office:value-type="string">
            <text:p> </text:p>
          </table:table-cell>
          <table:table-cell office:value-type="boolean" office:boolean-value="false">
            <text:p>FAUX</text:p>
          </table:table-cell>
        </table:table-row>
        <table:table-row>
          <table:table-cell office:value-type="string">
            <text:p>627</text:p>
          </table:table-cell>
          <table:table-cell office:value-type="string">
            <text:p>Services bancaires et assimilés</text:p>
          </table:table-cell>
          <table:table-cell office:value-type="string">
            <text:p> </text:p>
          </table:table-cell>
          <table:table-cell office:value-type="boolean" office:boolean-value="false">
            <text:p>FAUX</text:p>
          </table:table-cell>
        </table:table-row>
        <table:table-row>
          <table:table-cell office:value-type="string">
            <text:p>511</text:p>
          </table:table-cell>
          <table:table-cell office:value-type="string">
            <text:p>Valeurs à l'encaissement</text:p>
          </table:table-cell>
          <table:table-cell office:value-type="string">
            <text:p>Le compte 511 « Valeurs à l'encaissement » est débité du montant des coupons échus à encaisser,</text:p>
            <text:p>des chèques et des effets remis à l'encaissement ainsi que des effets remis à l'escompte, par le</text:p>
            <text:p>crédit des comptes intéressés.</text:p>
            <text:p/>
            <text:p>Pour chaque compte bancaire dont elle est titulaire, l'entité utilise une subdivision distincte du</text:p>
            <text:p>compte 512 « Banques ». Aucune compensation ne peut être opérée entre les comptes à solde</text:p>
            <text:p>créditeur et les comptes à solde débiteur.</text:p>
            <text:p/>
            <text:p>Les effets financiers créés en représentation des crédits consentis à l'entité, dans le cadre</text:p>
            <text:p>d'opérations de mobilisation de créances commerciales (CMCC) ou de mobilisation de créances</text:p>
            <text:p>nées à l'étranger, sont comptabilisés à des subdivisions du compte 519 « Concours bancaires</text:p>
            <text:p>courants ». Les intérêts courus liés à ces moyens de financement sont inscrits dans une subdivision</text:p>
            <text:p>du compte 519.</text:p>
          </table:table-cell>
          <table:table-cell office:value-type="boolean" office:boolean-value="false">
            <text:p>FAUX</text:p>
          </table:table-cell>
        </table:table-row>
        <table:table-row>
          <table:table-cell office:value-type="string">
            <text:p>512</text:p>
          </table:table-cell>
          <table:table-cell office:value-type="string">
            <text:p>Banques</text:p>
          </table:table-cell>
          <table:table-cell office:value-type="string">
            <text:p> </text:p>
          </table:table-cell>
          <table:table-cell office:value-type="boolean" office:boolean-value="false">
            <text:p>FAUX</text:p>
          </table:table-cell>
        </table:table-row>
        <table:table-row>
          <table:table-cell office:value-type="string">
            <text:p>514</text:p>
          </table:table-cell>
          <table:table-cell office:value-type="string">
            <text:p>Chèques postaux</text:p>
          </table:table-cell>
          <table:table-cell office:value-type="string">
            <text:p> </text:p>
          </table:table-cell>
          <table:table-cell office:value-type="boolean" office:boolean-value="false">
            <text:p>FAUX</text:p>
          </table:table-cell>
        </table:table-row>
        <table:table-row>
          <table:table-cell office:value-type="string">
            <text:p>504</text:p>
          </table:table-cell>
          <table:table-cell office:value-type="string">
            <text:p>Autres titres conférant un droit de propriété</text:p>
          </table:table-cell>
          <table:table-cell office:value-type="string">
            <text:p> </text:p>
          </table:table-cell>
          <table:table-cell office:value-type="boolean" office:boolean-value="false">
            <text:p>FAUX</text:p>
          </table:table-cell>
        </table:table-row>
        <table:table-row>
          <table:table-cell office:value-type="string">
            <text:p>505</text:p>
          </table:table-cell>
          <table:table-cell office:value-type="string">
            <text:p>Obligations et bons émis par la société et rachetés par elle</text:p>
          </table:table-cell>
          <table:table-cell office:value-type="string">
            <text:p> </text:p>
          </table:table-cell>
          <table:table-cell office:value-type="boolean" office:boolean-value="false">
            <text:p>FAUX</text:p>
          </table:table-cell>
        </table:table-row>
        <table:table-row>
          <table:table-cell office:value-type="string">
            <text:p>506</text:p>
          </table:table-cell>
          <table:table-cell office:value-type="string">
            <text:p>Obligations</text:p>
          </table:table-cell>
          <table:table-cell office:value-type="string">
            <text:p> </text:p>
          </table:table-cell>
          <table:table-cell office:value-type="boolean" office:boolean-value="false">
            <text:p>FAUX</text:p>
          </table:table-cell>
        </table:table-row>
        <table:table-row>
          <table:table-cell office:value-type="string">
            <text:p>515</text:p>
          </table:table-cell>
          <table:table-cell office:value-type="string">
            <text:p>« Caisses » du Trésor et des établissements publics</text:p>
          </table:table-cell>
          <table:table-cell office:value-type="string">
            <text:p> </text:p>
          </table:table-cell>
          <table:table-cell office:value-type="boolean" office:boolean-value="false">
            <text:p>FAUX</text:p>
          </table:table-cell>
        </table:table-row>
        <table:table-row>
          <table:table-cell office:value-type="string">
            <text:p>516</text:p>
          </table:table-cell>
          <table:table-cell office:value-type="string">
            <text:p>Sociétés de bourse</text:p>
          </table:table-cell>
          <table:table-cell office:value-type="string">
            <text:p> </text:p>
          </table:table-cell>
          <table:table-cell office:value-type="boolean" office:boolean-value="false">
            <text:p>FAUX</text:p>
          </table:table-cell>
        </table:table-row>
        <table:table-row>
          <table:table-cell office:value-type="string">
            <text:p>517</text:p>
          </table:table-cell>
          <table:table-cell office:value-type="string">
            <text:p>Autres organismes financiers</text:p>
          </table:table-cell>
          <table:table-cell office:value-type="string">
            <text:p> </text:p>
          </table:table-cell>
          <table:table-cell office:value-type="boolean" office:boolean-value="false">
            <text:p>FAUX</text:p>
          </table:table-cell>
        </table:table-row>
        <table:table-row>
          <table:table-cell office:value-type="string">
            <text:p>518</text:p>
          </table:table-cell>
          <table:table-cell office:value-type="string">
            <text:p>Intérêts courus</text:p>
          </table:table-cell>
          <table:table-cell office:value-type="string">
            <text:p> </text:p>
          </table:table-cell>
          <table:table-cell office:value-type="boolean" office:boolean-value="false">
            <text:p>FAUX</text:p>
          </table:table-cell>
        </table:table-row>
        <table:table-row>
          <table:table-cell office:value-type="string">
            <text:p>519</text:p>
          </table:table-cell>
          <table:table-cell office:value-type="string">
            <text:p>Concours bancaires courants</text:p>
          </table:table-cell>
          <table:table-cell office:value-type="string">
            <text:p> </text:p>
          </table:table-cell>
          <table:table-cell office:value-type="boolean" office:boolean-value="false">
            <text:p>FAUX</text:p>
          </table:table-cell>
        </table:table-row>
        <table:table-row>
          <table:table-cell office:value-type="string">
            <text:p>52</text:p>
          </table:table-cell>
          <table:table-cell office:value-type="string">
            <text:p>INSTRUMENTS DE TRESORERIE</text:p>
          </table:table-cell>
          <table:table-cell office:value-type="string">
            <text:p>Le compte 52 « Instruments de trésorerie » est utilisé pour comptabiliser les opérations décrites à</text:p>
            <text:p>l'article 372-2.</text:p>
          </table:table-cell>
          <table:table-cell office:value-type="boolean" office:boolean-value="false">
            <text:p>FAUX</text:p>
          </table:table-cell>
        </table:table-row>
        <table:table-row>
          <table:table-cell office:value-type="string">
            <text:p>53</text:p>
          </table:table-cell>
          <table:table-cell office:value-type="string">
            <text:p>CAISSE</text:p>
          </table:table-cell>
          <table:table-cell office:value-type="string">
            <text:p>Le compte 53 « Caisse » est débité du montant des espèces encaissées par l'entité. Il est crédité du</text:p>
            <text:p>montant des espèces décaissées. Son solde est soit débiteur soit nul.</text:p>
          </table:table-cell>
          <table:table-cell office:value-type="boolean" office:boolean-value="false">
            <text:p>FAUX</text:p>
          </table:table-cell>
        </table:table-row>
        <table:table-row>
          <table:table-cell office:value-type="string">
            <text:p>54</text:p>
          </table:table-cell>
          <table:table-cell office:value-type="string">
            <text:p>REGIES D'AVANCE ET ACCREDITIFS</text:p>
          </table:table-cell>
          <table:table-cell office:value-type="string">
            <text:p>Le compte 54 « Régies d'avances et accréditifs » enregistre, le cas échéant, les écritures relatives</text:p>
            <text:p>aux fonds gérés par les régisseurs ou les comptables subordonnés et aux accréditifs ouverts dans les</text:p>
            <text:p>banques au nom d'un tiers ou d'un agent de l'entité.</text:p>
            <text:p>Ce compte est débité du montant des fonds remis aux régisseurs et aux titulaires d'accréditifs par le</text:p>
            <text:p>crédit d'un compte de trésorerie. Il est crédité :</text:p>
            <text:p>- du montant des dépenses effectuées pour le compte de l'entité par le débit d'un compte</text:p>
            <text:p>de tiers ou de charges ;</text:p>
            <text:p>- du montant des reversements de fonds avancés, par le débit d'un compte de trésorerie.</text:p>
          </table:table-cell>
          <table:table-cell office:value-type="boolean" office:boolean-value="false">
            <text:p>FAUX</text:p>
          </table:table-cell>
        </table:table-row>
        <table:table-row>
          <table:table-cell office:value-type="string">
            <text:p>58</text:p>
          </table:table-cell>
          <table:table-cell office:value-type="string">
            <text:p>VIREMENTS INTERNES</text:p>
          </table:table-cell>
          <table:table-cell office:value-type="string">
            <text:p>Les comptes 58 « Virements internes » sont des comptes de passage utilisés pour la</text:p>
            <text:p>comptabilisation pratique d'opérations au terme desquelles ils sont soldés.</text:p>
            <text:p>Ces comptes sont notamment destinés à permettre la centralisation, sans risque de double emploi :</text:p>
            <text:p>- des virements de fonds d'un compte de caisse ou de banque à un autre compte de banque</text:p>
            <text:p>ou de caisse ;</text:p>
            <text:p>- et, plus généralement, de toute opération faisant l'objet d'un enregistrement dans</text:p>
            <text:p>plusieurs journaux auxiliaires.</text:p>
          </table:table-cell>
          <table:table-cell office:value-type="boolean" office:boolean-value="false">
            <text:p>FAUX</text:p>
          </table:table-cell>
        </table:table-row>
        <table:table-row>
          <table:table-cell office:value-type="string">
            <text:p>59</text:p>
          </table:table-cell>
          <table:table-cell office:value-type="string">
            <text:p>PROVISIONS POUR DEPRECIATION DES COMPTES FINANCIERS</text:p>
          </table:table-cell>
          <table:table-cell office:value-type="string">
            <text:p> </text:p>
          </table:table-cell>
          <table:table-cell office:value-type="boolean" office:boolean-value="false">
            <text:p>FAUX</text:p>
          </table:table-cell>
        </table:table-row>
        <table:table-row>
          <table:table-cell office:value-type="string">
            <text:p>590</text:p>
          </table:table-cell>
          <table:table-cell office:value-type="string">
            <text:p>Provisions pour dépréciation des valeurs mobilières de placement</text:p>
          </table:table-cell>
          <table:table-cell office:value-type="string">
            <text:p>Le compte 590 « Provisions pour dépréciation des valeurs mobilières de placement » est crédité du</text:p>
            <text:p>montant des dépréciations financières des valeurs mobilières de placement par le débit d'une</text:p>
            <text:p>subdivision du compte 6866 intitulée « Dotations aux provisions pour dépréciation des valeurs</text:p>
            <text:p>mobilières de placement ».</text:p>
            <text:p>Ce compte est débité par le crédit d'une subdivision du compte 7866 intitulée « Reprises sur</text:p>
            <text:p>provision pour dépréciation des valeurs mobilières de placement », lorsque la provision s'avère, en</text:p>
            <text:p>tout ou partie, sans objet.</text:p>
            <text:p/>
            <text:p>A la date de cession des valeurs mobilières de placement, en principe, la provision pour</text:p>
            <text:p>dépréciation antérieurement constituée est soldée par le crédit du compte 7866</text:p>
          </table:table-cell>
          <table:table-cell office:value-type="boolean" office:boolean-value="false">
            <text:p>FAUX</text:p>
          </table:table-cell>
        </table:table-row>
        <table:table-row>
          <table:table-cell office:value-type="string">
            <text:p>5903</text:p>
          </table:table-cell>
          <table:table-cell office:value-type="string">
            <text:p>Actions</text:p>
          </table:table-cell>
          <table:table-cell office:value-type="string">
            <text:p> </text:p>
          </table:table-cell>
          <table:table-cell office:value-type="boolean" office:boolean-value="false">
            <text:p>FAUX</text:p>
          </table:table-cell>
        </table:table-row>
        <table:table-row>
          <table:table-cell office:value-type="string">
            <text:p>5904</text:p>
          </table:table-cell>
          <table:table-cell office:value-type="string">
            <text:p>Autres titres conférant un droit de propriété</text:p>
          </table:table-cell>
          <table:table-cell office:value-type="string">
            <text:p> </text:p>
          </table:table-cell>
          <table:table-cell office:value-type="boolean" office:boolean-value="false">
            <text:p>FAUX</text:p>
          </table:table-cell>
        </table:table-row>
        <table:table-row>
          <table:table-cell office:value-type="string">
            <text:p>5906</text:p>
          </table:table-cell>
          <table:table-cell office:value-type="string">
            <text:p>Obligations</text:p>
          </table:table-cell>
          <table:table-cell office:value-type="string">
            <text:p> </text:p>
          </table:table-cell>
          <table:table-cell office:value-type="boolean" office:boolean-value="false">
            <text:p>FAUX</text:p>
          </table:table-cell>
        </table:table-row>
        <table:table-row>
          <table:table-cell office:value-type="string">
            <text:p>5908</text:p>
          </table:table-cell>
          <table:table-cell office:value-type="string">
            <text:p>Autres valeurs mobilières de placement et créances assimilées</text:p>
          </table:table-cell>
          <table:table-cell office:value-type="string">
            <text:p> </text:p>
          </table:table-cell>
          <table:table-cell office:value-type="boolean" office:boolean-value="false">
            <text:p>FAUX</text:p>
          </table:table-cell>
        </table:table-row>
        <table:table-row>
          <table:table-cell office:value-type="string">
            <text:p>60</text:p>
          </table:table-cell>
          <table:table-cell office:value-type="string">
            <text:p>ACHATS (sauf 603)</text:p>
          </table:table-cell>
          <table:table-cell office:value-type="string">
            <text:p> </text:p>
          </table:table-cell>
          <table:table-cell office:value-type="boolean" office:boolean-value="false">
            <text:p>FAUX</text:p>
          </table:table-cell>
        </table:table-row>
        <table:table-row>
          <table:table-cell office:value-type="string">
            <text:p>601</text:p>
          </table:table-cell>
          <table:table-cell office:value-type="string">
            <text:p>Achats stockés - Matières premières (et fournitures)</text:p>
          </table:table-cell>
          <table:table-cell office:value-type="string">
            <text:p>Les achats sont inscrits au débit des comptes 601 « Achats stockés ' Matières premières (et</text:p>
            <text:p>fournitures) », 602 « Achats stockés ' Autres approvisionnements », 604 « Achats d'études et</text:p>
            <text:p>prestations de services », 605 « Achats de matériel, équipements et travaux », 606 « Achats non</text:p>
            <text:p>stockés de matières et fournitures » et 607 « Achats de marchandises » au prix d'achat, droits de</text:p>
            <text:p>douane inclus.</text:p>
            <text:p>Des subdivisions des comptes d'achat peuvent être ouvertes pour identifier :</text:p>
            <text:p>- les achats en France et à l'étranger ;</text:p>
            <text:p>- les achats faits par l'entité auprès d'entités liées ou avec lesquelles elle a un lien de</text:p>
            <text:p>participation.</text:p>
            <text:p>Les escomptes de règlement sont comptabilisés au crédit du compte 765 « Escomptes obtenus ».</text:p>
            <text:p>Les entités ont la faculté de comptabiliser directement les frais accessoires d'achat payés à des tiers,</text:p>
            <text:p>par exemple les transports, les commissions et les assurances à l'un des comptes d'achats 601 à 607</text:p>
            <text:p>et non aux comptes de charges par nature, lorsque ces charges peuvent être affectées de façon</text:p>
            <text:p>certaine à telle ou telle catégorie de marchandises ou d'approvisionnements.</text:p>
            <text:p>Pour permettre aux entités de fournir plus facilement le détail des frais accessoires incorporés aux</text:p>
            <text:p>achats de l'exercice, le compte 608 peut être utilisé pour regrouper ces frais par catégorie tout en</text:p>
            <text:p>maintenant dans des subdivisions de ce compte leur classement par nature.</text:p>
            <text:p>Lorsque l'entité a reçu les marchandises ou les approvisionnements sans la facture correspondante,</text:p>
            <text:p>il convient de débiter les comptes d'achats susvisés par le crédit du compte 408 « Fournisseurs -</text:p>
            <text:p>Factures non parvenues ».</text:p>
            <text:p>Les biens et services sous-traités qui s'intègrent directement dans le cycle de production de l'entité</text:p>
            <text:p>sont inscrits dans ses achats au débit des comptes :</text:p>
            <text:p>- 604 « Achats d'études et de prestations de services » ;</text:p>
            <text:p>- 605 « Achats de matériel, équipements et travaux ».</text:p>
          </table:table-cell>
          <table:table-cell office:value-type="boolean" office:boolean-value="false">
            <text:p>FAUX</text:p>
          </table:table-cell>
        </table:table-row>
        <table:table-row>
          <table:table-cell office:value-type="string">
            <text:p>602</text:p>
          </table:table-cell>
          <table:table-cell office:value-type="string">
            <text:p>Achats stockés - Autres approvisionnements</text:p>
          </table:table-cell>
          <table:table-cell office:value-type="string">
            <text:p> </text:p>
          </table:table-cell>
          <table:table-cell office:value-type="boolean" office:boolean-value="false">
            <text:p>FAUX</text:p>
          </table:table-cell>
        </table:table-row>
        <table:table-row>
          <table:table-cell office:value-type="string">
            <text:p>6021</text:p>
          </table:table-cell>
          <table:table-cell office:value-type="string">
            <text:p>Matières consommables</text:p>
          </table:table-cell>
          <table:table-cell office:value-type="string">
            <text:p> </text:p>
          </table:table-cell>
          <table:table-cell office:value-type="boolean" office:boolean-value="false">
            <text:p>FAUX</text:p>
          </table:table-cell>
        </table:table-row>
        <table:table-row>
          <table:table-cell office:value-type="string">
            <text:p>6022</text:p>
          </table:table-cell>
          <table:table-cell office:value-type="string">
            <text:p>Fournitures consommables</text:p>
          </table:table-cell>
          <table:table-cell office:value-type="string">
            <text:p> </text:p>
          </table:table-cell>
          <table:table-cell office:value-type="boolean" office:boolean-value="false">
            <text:p>FAUX</text:p>
          </table:table-cell>
        </table:table-row>
        <table:table-row>
          <table:table-cell office:value-type="string">
            <text:p>6026</text:p>
          </table:table-cell>
          <table:table-cell office:value-type="string">
            <text:p>Emballages</text:p>
          </table:table-cell>
          <table:table-cell office:value-type="string">
            <text:p> </text:p>
          </table:table-cell>
          <table:table-cell office:value-type="boolean" office:boolean-value="false">
            <text:p>FAUX</text:p>
          </table:table-cell>
        </table:table-row>
        <table:table-row>
          <table:table-cell office:value-type="string">
            <text:p>604</text:p>
          </table:table-cell>
          <table:table-cell office:value-type="string">
            <text:p>Achats d'études et prestations de services</text:p>
          </table:table-cell>
          <table:table-cell office:value-type="string">
            <text:p> </text:p>
          </table:table-cell>
          <table:table-cell office:value-type="boolean" office:boolean-value="false">
            <text:p>FAUX</text:p>
          </table:table-cell>
        </table:table-row>
        <table:table-row>
          <table:table-cell office:value-type="string">
            <text:p>605</text:p>
          </table:table-cell>
          <table:table-cell office:value-type="string">
            <text:p>Achats de matériel, équipements et travaux</text:p>
          </table:table-cell>
          <table:table-cell office:value-type="string">
            <text:p> </text:p>
          </table:table-cell>
          <table:table-cell office:value-type="boolean" office:boolean-value="false">
            <text:p>FAUX</text:p>
          </table:table-cell>
        </table:table-row>
        <table:table-row>
          <table:table-cell office:value-type="string">
            <text:p>606</text:p>
          </table:table-cell>
          <table:table-cell office:value-type="string">
            <text:p>Achats non stockés de matières et fournitures</text:p>
          </table:table-cell>
          <table:table-cell office:value-type="string">
            <text:p>Le compte 606 regroupe tous les achats non stockables, par exemple l'eau et l'énergie, ou non</text:p>
            <text:p>stockés par l'entité tels que ceux afférents à des fournitures qui ne passent pas par un compte de</text:p>
            <text:p>magasin, et dont les existants neufs, en fin d'exercice, sont inscrits au débit du compte 486</text:p>
            <text:p>« Charges constatées d'avance ».</text:p>
          </table:table-cell>
          <table:table-cell office:value-type="boolean" office:boolean-value="false">
            <text:p>FAUX</text:p>
          </table:table-cell>
        </table:table-row>
        <table:table-row>
          <table:table-cell office:value-type="string">
            <text:p>6061</text:p>
          </table:table-cell>
          <table:table-cell office:value-type="string">
            <text:p>Fournitures non stockables (eau, énergie, ...)</text:p>
          </table:table-cell>
          <table:table-cell office:value-type="string">
            <text:p> </text:p>
          </table:table-cell>
          <table:table-cell office:value-type="boolean" office:boolean-value="false">
            <text:p>FAUX</text:p>
          </table:table-cell>
        </table:table-row>
        <table:table-row>
          <table:table-cell office:value-type="string">
            <text:p>607</text:p>
          </table:table-cell>
          <table:table-cell office:value-type="string">
            <text:p>Achats de marchandises</text:p>
          </table:table-cell>
          <table:table-cell office:value-type="string">
            <text:p> </text:p>
          </table:table-cell>
          <table:table-cell office:value-type="boolean" office:boolean-value="false">
            <text:p>FAUX</text:p>
          </table:table-cell>
        </table:table-row>
        <table:table-row>
          <table:table-cell office:value-type="string">
            <text:p>608</text:p>
          </table:table-cell>
          <table:table-cell office:value-type="string">
            <text:p>(Compte réservé, le cas échéant, à la récapitulation des frais accessoires incorporés aux achats)</text:p>
          </table:table-cell>
          <table:table-cell office:value-type="string">
            <text:p> </text:p>
          </table:table-cell>
          <table:table-cell office:value-type="boolean" office:boolean-value="false">
            <text:p>FAUX</text:p>
          </table:table-cell>
        </table:table-row>
        <table:table-row>
          <table:table-cell office:value-type="string">
            <text:p>609</text:p>
          </table:table-cell>
          <table:table-cell office:value-type="string">
            <text:p>Rabais, remises et ristournes obtenus sur achats</text:p>
          </table:table-cell>
          <table:table-cell office:value-type="string">
            <text:p>Le compte 609 « Rabais, remises et ristournes obtenus sur achats » enregistre à son crédit les rabais,</text:p>
            <text:p>remises et ristournes sur achats obtenus des fournisseurs et dont le montant, non déduit des factures</text:p>
            <text:p>d'achats, n'est connu que postérieurement à la comptabilisation de ces factures.</text:p>
          </table:table-cell>
          <table:table-cell office:value-type="boolean" office:boolean-value="false">
            <text:p>FAUX</text:p>
          </table:table-cell>
        </table:table-row>
        <table:table-row>
          <table:table-cell office:value-type="string">
            <text:p>603</text:p>
          </table:table-cell>
          <table:table-cell office:value-type="string">
            <text:p>VARIATIONS DES STOCKS (approvisionnements et marchandises)</text:p>
          </table:table-cell>
          <table:table-cell office:value-type="string">
            <text:p>Le compte 603 « Variation des stocks » est réservé à l'enregistrement des variations de stocks</text:p>
            <text:p>d'approvisionnements et de marchandises.</text:p>
          </table:table-cell>
          <table:table-cell office:value-type="boolean" office:boolean-value="false">
            <text:p>FAUX</text:p>
          </table:table-cell>
        </table:table-row>
        <table:table-row>
          <table:table-cell office:value-type="string">
            <text:p>6031</text:p>
          </table:table-cell>
          <table:table-cell office:value-type="string">
            <text:p>Variation des stocks de matières premières (et fournitures)</text:p>
          </table:table-cell>
          <table:table-cell office:value-type="string">
            <text:p>Les soldes des subdivisions 6031 « Variation des stocks de matières premières (et fournitures) »,</text:p>
            <text:p>6032 « Variation des stocks des autres approvisionnements » et 6037 « Variation des stocks de</text:p>
            <text:p>marchandises" du compte 603 représentent la différence existant entre la valeur des stocks</text:p>
            <text:p>d'approvisionnements et de marchandises à la clôture de l'exercice et la valeur desdits stocks à la</text:p>
            <text:p>clôture de l'exercice précédent, c'est-à-dire la différence de valeur entre le stock final, dit stock de</text:p>
            <text:p>sortie, et le stock initial, dit stock d'entrée, compte non tenu des provisions pour dépréciation</text:p>
            <text:p>Ces comptes de variation des stocks sont débités, pour les éléments qui les concernent, de la valeur</text:p>
            <text:p>du stock initial et crédités de la valeur du stock final. En conséquence, le solde du compte 603</text:p>
            <text:p>représente la variation globale de la valeur du stock entre le début et la fin de l'exercice.</text:p>
            <text:p>Les soldes des comptes 6037 d'une part, 6031 et 6032 d'autre part, peuvent être créditeurs ou</text:p>
            <text:p>débiteurs. Ils figurent dans le modèle de compte de résultat comme comptes correcteurs en moins</text:p>
            <text:p>ou en plus des achats de marchandises d'une part, des approvisionnements d'autre part.</text:p>
          </table:table-cell>
          <table:table-cell office:value-type="boolean" office:boolean-value="false">
            <text:p>FAUX</text:p>
          </table:table-cell>
        </table:table-row>
        <table:table-row>
          <table:table-cell office:value-type="string">
            <text:p>6032</text:p>
          </table:table-cell>
          <table:table-cell office:value-type="string">
            <text:p>Variation des stocks des autres approvisionnements</text:p>
          </table:table-cell>
          <table:table-cell office:value-type="string">
            <text:p> </text:p>
          </table:table-cell>
          <table:table-cell office:value-type="boolean" office:boolean-value="false">
            <text:p>FAUX</text:p>
          </table:table-cell>
        </table:table-row>
        <table:table-row>
          <table:table-cell office:value-type="string">
            <text:p>6037</text:p>
          </table:table-cell>
          <table:table-cell office:value-type="string">
            <text:p>Variation des stocks de marchandises</text:p>
          </table:table-cell>
          <table:table-cell office:value-type="string">
            <text:p> </text:p>
          </table:table-cell>
          <table:table-cell office:value-type="boolean" office:boolean-value="false">
            <text:p>FAUX</text:p>
          </table:table-cell>
        </table:table-row>
        <table:table-row>
          <table:table-cell office:value-type="string">
            <text:p>61</text:p>
          </table:table-cell>
          <table:table-cell office:value-type="string">
            <text:p>Services extérieurs</text:p>
          </table:table-cell>
          <table:table-cell office:value-type="string">
            <text:p>Sont comptabilisées dans les comptes 61/62 les charges externes, autres que les achats, en provenance des tiers. Néanmoins, les redevances dues pour concessions, brevets, licences, marques, procédés, logiciels, droits et valeurs similaires sont inscrites au débit du compte 65 « Autres charges de gestion courante ». 61. Services extérieurs. 62. Autres services extérieurs. Sont enregistrés au débit du compte 611 « Sous-traitance générale » les factures de sous-traitance autres que celles inscrites au débit des comptes 604 « Achats d'études et prestations » et 605 « Achats de matériel, équipements et travaux ». Sont enregistrés au compte 612 « Redevances de crédit-bail » les factures de redevances ou de loyers concernant l'utilisation de biens en crédit-bail. Les rémunérations d'affacturage inscrites au compte 622 « Rémunérations d'intermédiaires et honoraires », à la subdivision 6225 « Rémunérations d'affacturage », comprennent : - la commission d'affacturage, qui constitue le paiement des services de gestion comptable, de recouvrement et de garantie de bonne fin ; - la commission de financement, qui représente le coût du financement anticipé, si exceptionnellement elle n'a pas été enregistrée au compte 66 « Charges financières ».</text:p>
          </table:table-cell>
          <table:table-cell office:value-type="boolean" office:boolean-value="false">
            <text:p>FAUX</text:p>
          </table:table-cell>
        </table:table-row>
        <table:table-row>
          <table:table-cell office:value-type="string">
            <text:p>611</text:p>
          </table:table-cell>
          <table:table-cell office:value-type="string">
            <text:p>Sous-traitance générale</text:p>
          </table:table-cell>
          <table:table-cell office:value-type="string">
            <text:p> </text:p>
          </table:table-cell>
          <table:table-cell office:value-type="boolean" office:boolean-value="false">
            <text:p>FAUX</text:p>
          </table:table-cell>
        </table:table-row>
        <table:table-row>
          <table:table-cell office:value-type="string">
            <text:p>612</text:p>
          </table:table-cell>
          <table:table-cell office:value-type="string">
            <text:p>Redevances de crédit-bail</text:p>
          </table:table-cell>
          <table:table-cell office:value-type="string">
            <text:p> </text:p>
          </table:table-cell>
          <table:table-cell office:value-type="boolean" office:boolean-value="false">
            <text:p>FAUX</text:p>
          </table:table-cell>
        </table:table-row>
        <table:table-row>
          <table:table-cell office:value-type="string">
            <text:p>6122</text:p>
          </table:table-cell>
          <table:table-cell office:value-type="string">
            <text:p>Crédit-bail mobilier</text:p>
          </table:table-cell>
          <table:table-cell office:value-type="string">
            <text:p> </text:p>
          </table:table-cell>
          <table:table-cell office:value-type="boolean" office:boolean-value="false">
            <text:p>FAUX</text:p>
          </table:table-cell>
        </table:table-row>
        <table:table-row>
          <table:table-cell office:value-type="string">
            <text:p>6125</text:p>
          </table:table-cell>
          <table:table-cell office:value-type="string">
            <text:p>Crédit-bail immobilier</text:p>
          </table:table-cell>
          <table:table-cell office:value-type="string">
            <text:p> </text:p>
          </table:table-cell>
          <table:table-cell office:value-type="boolean" office:boolean-value="false">
            <text:p>FAUX</text:p>
          </table:table-cell>
        </table:table-row>
        <table:table-row>
          <table:table-cell office:value-type="string">
            <text:p>613</text:p>
          </table:table-cell>
          <table:table-cell office:value-type="string">
            <text:p>Locations</text:p>
          </table:table-cell>
          <table:table-cell office:value-type="string">
            <text:p> </text:p>
          </table:table-cell>
          <table:table-cell office:value-type="boolean" office:boolean-value="false">
            <text:p>FAUX</text:p>
          </table:table-cell>
        </table:table-row>
        <table:table-row>
          <table:table-cell office:value-type="string">
            <text:p>614</text:p>
          </table:table-cell>
          <table:table-cell office:value-type="string">
            <text:p>Charges locatives et de copropriété</text:p>
          </table:table-cell>
          <table:table-cell office:value-type="string">
            <text:p> </text:p>
          </table:table-cell>
          <table:table-cell office:value-type="boolean" office:boolean-value="false">
            <text:p>FAUX</text:p>
          </table:table-cell>
        </table:table-row>
        <table:table-row>
          <table:table-cell office:value-type="string">
            <text:p>615</text:p>
          </table:table-cell>
          <table:table-cell office:value-type="string">
            <text:p>Entretien et réparations</text:p>
          </table:table-cell>
          <table:table-cell office:value-type="string">
            <text:p> </text:p>
          </table:table-cell>
          <table:table-cell office:value-type="boolean" office:boolean-value="false">
            <text:p>FAUX</text:p>
          </table:table-cell>
        </table:table-row>
        <table:table-row>
          <table:table-cell office:value-type="string">
            <text:p>616</text:p>
          </table:table-cell>
          <table:table-cell office:value-type="string">
            <text:p>Primes d'assurances</text:p>
          </table:table-cell>
          <table:table-cell office:value-type="string">
            <text:p> </text:p>
          </table:table-cell>
          <table:table-cell office:value-type="boolean" office:boolean-value="false">
            <text:p>FAUX</text:p>
          </table:table-cell>
        </table:table-row>
        <table:table-row>
          <table:table-cell office:value-type="string">
            <text:p>617</text:p>
          </table:table-cell>
          <table:table-cell office:value-type="string">
            <text:p>Études et recherches</text:p>
          </table:table-cell>
          <table:table-cell office:value-type="string">
            <text:p> </text:p>
          </table:table-cell>
          <table:table-cell office:value-type="boolean" office:boolean-value="false">
            <text:p>FAUX</text:p>
          </table:table-cell>
        </table:table-row>
        <table:table-row>
          <table:table-cell office:value-type="string">
            <text:p>618</text:p>
          </table:table-cell>
          <table:table-cell office:value-type="string">
            <text:p>Divers</text:p>
          </table:table-cell>
          <table:table-cell office:value-type="string">
            <text:p> </text:p>
          </table:table-cell>
          <table:table-cell office:value-type="boolean" office:boolean-value="false">
            <text:p>FAUX</text:p>
          </table:table-cell>
        </table:table-row>
        <table:table-row>
          <table:table-cell office:value-type="string">
            <text:p>619</text:p>
          </table:table-cell>
          <table:table-cell office:value-type="string">
            <text:p>Rabais, remises et ristournes obtenus sur services extérieurs</text:p>
          </table:table-cell>
          <table:table-cell office:value-type="string">
            <text:p>Les comptes 619 « Rabais, remises et ristournes obtenus sur services extérieurs » et 629 « Rabais,</text:p>
            <text:p>remises et ristournes obtenus sur autres services extérieurs » enregistrent les rabais, remises et</text:p>
            <text:p>ristournes sur services extérieurs dans les conditions déjà définies pour le compte 609 « Rabais,</text:p>
            <text:p>remises et ristournes obtenus sur achats ».</text:p>
          </table:table-cell>
          <table:table-cell office:value-type="boolean" office:boolean-value="false">
            <text:p>FAUX</text:p>
          </table:table-cell>
        </table:table-row>
        <table:table-row>
          <table:table-cell office:value-type="string">
            <text:p>62</text:p>
          </table:table-cell>
          <table:table-cell office:value-type="string">
            <text:p>Autres services extérieurs</text:p>
          </table:table-cell>
          <table:table-cell office:value-type="string">
            <text:p> </text:p>
          </table:table-cell>
          <table:table-cell office:value-type="boolean" office:boolean-value="false">
            <text:p>FAUX</text:p>
          </table:table-cell>
        </table:table-row>
        <table:table-row>
          <table:table-cell office:value-type="string">
            <text:p>621</text:p>
          </table:table-cell>
          <table:table-cell office:value-type="string">
            <text:p>Personnel extérieur à l'entreprise</text:p>
          </table:table-cell>
          <table:table-cell office:value-type="string">
            <text:p> </text:p>
          </table:table-cell>
          <table:table-cell office:value-type="boolean" office:boolean-value="false">
            <text:p>FAUX</text:p>
          </table:table-cell>
        </table:table-row>
        <table:table-row>
          <table:table-cell office:value-type="string">
            <text:p>622</text:p>
          </table:table-cell>
          <table:table-cell office:value-type="string">
            <text:p>Rémunérations d'intermédiaires et honoraires</text:p>
          </table:table-cell>
          <table:table-cell office:value-type="string">
            <text:p> </text:p>
          </table:table-cell>
          <table:table-cell office:value-type="boolean" office:boolean-value="false">
            <text:p>FAUX</text:p>
          </table:table-cell>
        </table:table-row>
        <table:table-row>
          <table:table-cell office:value-type="string">
            <text:p>623</text:p>
          </table:table-cell>
          <table:table-cell office:value-type="string">
            <text:p>Publicité, publications, relations publiques</text:p>
          </table:table-cell>
          <table:table-cell office:value-type="string">
            <text:p> </text:p>
          </table:table-cell>
          <table:table-cell office:value-type="boolean" office:boolean-value="false">
            <text:p>FAUX</text:p>
          </table:table-cell>
        </table:table-row>
        <table:table-row>
          <table:table-cell office:value-type="string">
            <text:p>624</text:p>
          </table:table-cell>
          <table:table-cell office:value-type="string">
            <text:p>Transports de biens et transports collectifs du personnel</text:p>
          </table:table-cell>
          <table:table-cell office:value-type="string">
            <text:p> </text:p>
          </table:table-cell>
          <table:table-cell office:value-type="boolean" office:boolean-value="false">
            <text:p>FAUX</text:p>
          </table:table-cell>
        </table:table-row>
        <table:table-row>
          <table:table-cell office:value-type="string">
            <text:p>629</text:p>
          </table:table-cell>
          <table:table-cell office:value-type="string">
            <text:p>Rabais, remises et ristournes obtenus sur autres services extérieurs</text:p>
          </table:table-cell>
          <table:table-cell office:value-type="string">
            <text:p> </text:p>
          </table:table-cell>
          <table:table-cell office:value-type="boolean" office:boolean-value="false">
            <text:p>FAUX</text:p>
          </table:table-cell>
        </table:table-row>
        <table:table-row>
          <table:table-cell office:value-type="string">
            <text:p>63</text:p>
          </table:table-cell>
          <table:table-cell office:value-type="string">
            <text:p>IMPOTS, TAXES ET VERSEMENTS ASSIMILES</text:p>
          </table:table-cell>
          <table:table-cell office:value-type="string">
            <text:p>Les impôts, taxes et versements assimilés sont des charges correspondant :</text:p>
            <text:p>- d'une part, à des versements obligatoires à l'Etat et aux collectivités locales pour</text:p>
            <text:p>subvenir aux dépenses publiques ;</text:p>
            <text:p>- d'autre part, à des versements institués par l'autorité publique, notamment pour le</text:p>
            <text:p>financement d'actions d'intérêt économique ou social.</text:p>
            <text:p/>
            <text:p>Les impôts sur les bénéfices ne sont pas comptabilisés sous ce compte. Ils sont inscrits au compte</text:p>
            <text:p>695 « Impôts sur les bénéfices ».</text:p>
            <text:p>Les versements au Trésor à effectuer au titre des taxes et participations assises sur les salaires sont</text:p>
            <text:p>enregistrés au débit du compte 631 « Impôts, taxes et versements assimilés sur rémunérations</text:p>
            <text:p>(administration des impôts) » aux diverses subdivisions concernées, intitulées :</text:p>
            <text:p>- Taxe sur les salaires ;</text:p>
            <text:p>- Taxe d'apprentissage ;</text:p>
            <text:p>- Participation des employeurs à la formation professionnelle continue ;</text:p>
            <text:p>- Cotisation pour défaut d'investissement obligatoire dans la construction.</text:p>
            <text:p>La contrepartie figure au crédit du compte 447 « Autres impôts, taxes et versements assimilés ».</text:p>
            <text:p>Lorsque le montant des dépenses libératoires, acquittées ou dues à l'inventaire, est inférieur au</text:p>
            <text:p>montant de la taxe ou de la participation obligatoire, l'entité inscrit le montant du versement restant</text:p>
            <text:p>à effectuer au Trésor au crédit du compte 447 ou de la subdivision du compte 448 intitulée « Etat -</text:p>
            <text:p>Charges à payer » par le débit du compte 631.</text:p>
            <text:p>Les versements à fonds perdus ou subventions au titre des taxes et participations assises sur les</text:p>
            <text:p>salaires sont enregistrés au débit du compte 633 « Impôts, taxes et versements assimilés sur</text:p>
            <text:p>rémunérations (autres organismes) » aux diverses subdivisions concernées, intitulées :</text:p>
            <text:p>- Participation des employeurs à l'effort de construction lorsqu'il s'agit de versements à</text:p>
            <text:p>fonds perdus,</text:p>
            <text:p>- Participation des employeurs à la formation professionnelle continue lorsque les dépenses</text:p>
            <text:p>sont libératoires,</text:p>
            <text:p>- Versements libératoires ouvrant droit à l'exonération de la taxe d'apprentissage.</text:p>
            <text:p>Les autres dépenses ayant le caractère de charges figurent dans les comptes de charges concernés de</text:p>
            <text:p>la classe 6.</text:p>
            <text:p>Lorsque la législation permet d'imputer à titre de dépenses libératoires les dépenses restant dues à</text:p>
            <text:p>la fin de l'exercice, ces dernières sont comptabilisées au débit des comptes d'actif ou des comptes</text:p>
            <text:p>de charges concernés par le crédit des comptes de tiers intéressés.</text:p>
          </table:table-cell>
          <table:table-cell office:value-type="boolean" office:boolean-value="false">
            <text:p>FAUX</text:p>
          </table:table-cell>
        </table:table-row>
        <table:table-row>
          <table:table-cell office:value-type="string">
            <text:p>631</text:p>
          </table:table-cell>
          <table:table-cell office:value-type="string">
            <text:p>Impôts, taxes et versements assimilés sur rémunérations (administrations des impôts)</text:p>
          </table:table-cell>
          <table:table-cell office:value-type="string">
            <text:p> </text:p>
          </table:table-cell>
          <table:table-cell office:value-type="boolean" office:boolean-value="false">
            <text:p>FAUX</text:p>
          </table:table-cell>
        </table:table-row>
        <table:table-row>
          <table:table-cell office:value-type="string">
            <text:p>633</text:p>
          </table:table-cell>
          <table:table-cell office:value-type="string">
            <text:p>Impôts, taxes et versements assimilés sur rémunérations (autres organismes)</text:p>
          </table:table-cell>
          <table:table-cell office:value-type="string">
            <text:p> </text:p>
          </table:table-cell>
          <table:table-cell office:value-type="boolean" office:boolean-value="false">
            <text:p>FAUX</text:p>
          </table:table-cell>
        </table:table-row>
        <table:table-row>
          <table:table-cell office:value-type="string">
            <text:p>635</text:p>
          </table:table-cell>
          <table:table-cell office:value-type="string">
            <text:p>Autres impôts, taxes et versements assimilés (administrations des impôts)</text:p>
          </table:table-cell>
          <table:table-cell office:value-type="string">
            <text:p> </text:p>
          </table:table-cell>
          <table:table-cell office:value-type="boolean" office:boolean-value="false">
            <text:p>FAUX</text:p>
          </table:table-cell>
        </table:table-row>
        <table:table-row>
          <table:table-cell office:value-type="string">
            <text:p>637</text:p>
          </table:table-cell>
          <table:table-cell office:value-type="string">
            <text:p>Autres impôts, taxes et versements assimilés (autres organismes)</text:p>
          </table:table-cell>
          <table:table-cell office:value-type="string">
            <text:p> </text:p>
          </table:table-cell>
          <table:table-cell office:value-type="boolean" office:boolean-value="false">
            <text:p>FAUX</text:p>
          </table:table-cell>
        </table:table-row>
        <table:table-row>
          <table:table-cell office:value-type="string">
            <text:p>64</text:p>
          </table:table-cell>
          <table:table-cell office:value-type="string">
            <text:p>CHARGES DE PERSONNEL</text:p>
          </table:table-cell>
          <table:table-cell office:value-type="string">
            <text:p> </text:p>
          </table:table-cell>
          <table:table-cell office:value-type="boolean" office:boolean-value="false">
            <text:p>FAUX</text:p>
          </table:table-cell>
        </table:table-row>
        <table:table-row>
          <table:table-cell office:value-type="string">
            <text:p>641</text:p>
          </table:table-cell>
          <table:table-cell office:value-type="string">
            <text:p>Rémunérations du personnel</text:p>
          </table:table-cell>
          <table:table-cell office:value-type="string">
            <text:p>Sont inscrites au compte 641 « Rémunérations du personnel » toutes les rémunérations du</text:p>
            <text:p>personnel, y compris les rémunérations allouées aux gérants majoritaires et aux administrateurs de</text:p>
            <text:p>société.</text:p>
          </table:table-cell>
          <table:table-cell office:value-type="boolean" office:boolean-value="false">
            <text:p>FAUX</text:p>
          </table:table-cell>
        </table:table-row>
        <table:table-row>
          <table:table-cell office:value-type="string">
            <text:p>644</text:p>
          </table:table-cell>
          <table:table-cell office:value-type="string">
            <text:p>Rémunération du travail de l'exploitant</text:p>
          </table:table-cell>
          <table:table-cell office:value-type="string">
            <text:p>Les entreprises individuelles peuvent enregistrer au compte 644 « Rémunération du travail de</text:p>
            <text:p>l'exploitant » les rémunérations de l'exploitant et de sa famille lorsqu'aucune autre rémunération ne</text:p>
            <text:p>constitue la contrepartie du travail fourni. Elles indiquent le mode de calcul retenu pour la fixation</text:p>
            <text:p>de cette rémunération et le montant du bénéfice comptable avant déduction de la rémunération de</text:p>
            <text:p>l'exploitant.</text:p>
          </table:table-cell>
          <table:table-cell office:value-type="boolean" office:boolean-value="false">
            <text:p>FAUX</text:p>
          </table:table-cell>
        </table:table-row>
        <table:table-row>
          <table:table-cell office:value-type="string">
            <text:p>645</text:p>
          </table:table-cell>
          <table:table-cell office:value-type="string">
            <text:p>Charges de sécurité sociale et de prévoyance</text:p>
          </table:table-cell>
          <table:table-cell office:value-type="string">
            <text:p> </text:p>
          </table:table-cell>
          <table:table-cell office:value-type="boolean" office:boolean-value="false">
            <text:p>FAUX</text:p>
          </table:table-cell>
        </table:table-row>
        <table:table-row>
          <table:table-cell office:value-type="string">
            <text:p>646</text:p>
          </table:table-cell>
          <table:table-cell office:value-type="string">
            <text:p>Cotisations sociales personnelles de l'exploitant</text:p>
          </table:table-cell>
          <table:table-cell office:value-type="string">
            <text:p> </text:p>
          </table:table-cell>
          <table:table-cell office:value-type="boolean" office:boolean-value="false">
            <text:p>FAUX</text:p>
          </table:table-cell>
        </table:table-row>
        <table:table-row>
          <table:table-cell office:value-type="string">
            <text:p>647</text:p>
          </table:table-cell>
          <table:table-cell office:value-type="string">
            <text:p>Autres charges sociales</text:p>
          </table:table-cell>
          <table:table-cell office:value-type="string">
            <text:p> </text:p>
          </table:table-cell>
          <table:table-cell office:value-type="boolean" office:boolean-value="false">
            <text:p>FAUX</text:p>
          </table:table-cell>
        </table:table-row>
        <table:table-row>
          <table:table-cell office:value-type="string">
            <text:p>648</text:p>
          </table:table-cell>
          <table:table-cell office:value-type="string">
            <text:p>Autres charges de personnel</text:p>
          </table:table-cell>
          <table:table-cell office:value-type="string">
            <text:p> </text:p>
          </table:table-cell>
          <table:table-cell office:value-type="boolean" office:boolean-value="false">
            <text:p>FAUX</text:p>
          </table:table-cell>
        </table:table-row>
        <table:table-row>
          <table:table-cell office:value-type="string">
            <text:p>65</text:p>
          </table:table-cell>
          <table:table-cell office:value-type="string">
            <text:p>AUTRES CHARGES DE GESTION COURANTE</text:p>
          </table:table-cell>
          <table:table-cell office:value-type="string">
            <text:p>Les pertes sur créances irrécouvrables qui présentent un caractère habituel eu égard notamment à la</text:p>
            <text:p>nature de l'activité ou au volume des affaires traitées sont enregistrées au débit du compte 654</text:p>
            <text:p>« Pertes sur créances irrécouvrables »</text:p>
          </table:table-cell>
          <table:table-cell office:value-type="boolean" office:boolean-value="false">
            <text:p>FAUX</text:p>
          </table:table-cell>
        </table:table-row>
        <table:table-row>
          <table:table-cell office:value-type="string">
            <text:p>651</text:p>
          </table:table-cell>
          <table:table-cell office:value-type="string">
            <text:p>Redevances pour concessions, brevets, licences, marques, procédés, logiciels, droits et valeurs similaires</text:p>
          </table:table-cell>
          <table:table-cell office:value-type="string">
            <text:p> </text:p>
          </table:table-cell>
          <table:table-cell office:value-type="boolean" office:boolean-value="false">
            <text:p>FAUX</text:p>
          </table:table-cell>
        </table:table-row>
        <table:table-row>
          <table:table-cell office:value-type="string">
            <text:p>653</text:p>
          </table:table-cell>
          <table:table-cell office:value-type="string">
            <text:p>Jetons de présence</text:p>
          </table:table-cell>
          <table:table-cell office:value-type="string">
            <text:p> </text:p>
          </table:table-cell>
          <table:table-cell office:value-type="boolean" office:boolean-value="false">
            <text:p>FAUX</text:p>
          </table:table-cell>
        </table:table-row>
        <table:table-row>
          <table:table-cell office:value-type="string">
            <text:p>654</text:p>
          </table:table-cell>
          <table:table-cell office:value-type="string">
            <text:p>Pertes sur créances irrécouvrables</text:p>
          </table:table-cell>
          <table:table-cell office:value-type="string">
            <text:p> </text:p>
          </table:table-cell>
          <table:table-cell office:value-type="boolean" office:boolean-value="false">
            <text:p>FAUX</text:p>
          </table:table-cell>
        </table:table-row>
        <table:table-row>
          <table:table-cell office:value-type="string">
            <text:p>655</text:p>
          </table:table-cell>
          <table:table-cell office:value-type="string">
            <text:p>Quote-parts de résultat sur opérations faites en commun</text:p>
          </table:table-cell>
          <table:table-cell office:value-type="string">
            <text:p>Le compte 655 « Quote-parts de résultat sur opérations faites en commun » enregistre à son débit :</text:p>
            <text:p>- la quote-part de résultat sur opérations faites en commun qui représente pour l'entité</text:p>
            <text:p>non gérante sa participation aux pertes. En contrepartie, le compte 458 « Associés - Opérations</text:p>
            <text:p>faites en commun et en GIE » est crédité ;</text:p>
            <text:p>- la quote-part de résultat sur opérations faites en commun qui représente pour l'entité</text:p>
            <text:p>gérante le montant des bénéfices répartis aux associés non gérants. En contrepartie, le compte 458 est</text:p>
            <text:p>crédité.</text:p>
          </table:table-cell>
          <table:table-cell office:value-type="boolean" office:boolean-value="false">
            <text:p>FAUX</text:p>
          </table:table-cell>
        </table:table-row>
        <table:table-row>
          <table:table-cell office:value-type="string">
            <text:p>658</text:p>
          </table:table-cell>
          <table:table-cell office:value-type="string">
            <text:p>Charges diverses de gestion courante</text:p>
          </table:table-cell>
          <table:table-cell office:value-type="string">
            <text:p> </text:p>
          </table:table-cell>
          <table:table-cell office:value-type="boolean" office:boolean-value="false">
            <text:p>FAUX</text:p>
          </table:table-cell>
        </table:table-row>
        <table:table-row>
          <table:table-cell office:value-type="string">
            <text:p>66</text:p>
          </table:table-cell>
          <table:table-cell office:value-type="string">
            <text:p>CHARGES FINANCIERES</text:p>
          </table:table-cell>
          <table:table-cell office:value-type="string">
            <text:p> </text:p>
          </table:table-cell>
          <table:table-cell office:value-type="boolean" office:boolean-value="false">
            <text:p>FAUX</text:p>
          </table:table-cell>
        </table:table-row>
        <table:table-row>
          <table:table-cell office:value-type="string">
            <text:p>661</text:p>
          </table:table-cell>
          <table:table-cell office:value-type="string">
            <text:p>Charges d'intérêts</text:p>
          </table:table-cell>
          <table:table-cell office:value-type="string">
            <text:p>Des subdivisions du compte 661 « Charges d'intérêts » permettent d'identifier notamment les</text:p>
            <text:p>intérêts des emprunts et dettes assimilées concernant les entités liées</text:p>
          </table:table-cell>
          <table:table-cell office:value-type="boolean" office:boolean-value="false">
            <text:p>FAUX</text:p>
          </table:table-cell>
        </table:table-row>
        <table:table-row>
          <table:table-cell office:value-type="string">
            <text:p>664</text:p>
          </table:table-cell>
          <table:table-cell office:value-type="string">
            <text:p>Pertes sur créances liées à des participations</text:p>
          </table:table-cell>
          <table:table-cell office:value-type="string">
            <text:p> </text:p>
          </table:table-cell>
          <table:table-cell office:value-type="boolean" office:boolean-value="false">
            <text:p>FAUX</text:p>
          </table:table-cell>
        </table:table-row>
        <table:table-row>
          <table:table-cell office:value-type="string">
            <text:p>665</text:p>
          </table:table-cell>
          <table:table-cell office:value-type="string">
            <text:p>Escomptes accordés</text:p>
          </table:table-cell>
          <table:table-cell office:value-type="string">
            <text:p>Le compte 665 « Escomptes accordés » est débité du montant des escomptes accordés par l'entité à</text:p>
            <text:p>ses clients par le crédit du compte 411 « Clients » ou d'un compte de trésorerie.</text:p>
          </table:table-cell>
          <table:table-cell office:value-type="boolean" office:boolean-value="false">
            <text:p>FAUX</text:p>
          </table:table-cell>
        </table:table-row>
        <table:table-row>
          <table:table-cell office:value-type="string">
            <text:p>666</text:p>
          </table:table-cell>
          <table:table-cell office:value-type="string">
            <text:p>Pertes de change</text:p>
          </table:table-cell>
          <table:table-cell office:value-type="string">
            <text:p>Le compte 666 « Pertes de change » enregistre à son débit les pertes de change supportées par</text:p>
            <text:p>l'entité au cours de l'exercice. En outre, les écarts de conversion négatifs constatés à la fin de</text:p>
            <text:p>l'exercice sur les disponibilités en devises sont considérés comme des pertes de change supportées.</text:p>
          </table:table-cell>
          <table:table-cell office:value-type="boolean" office:boolean-value="false">
            <text:p>FAUX</text:p>
          </table:table-cell>
        </table:table-row>
        <table:table-row>
          <table:table-cell office:value-type="string">
            <text:p>667</text:p>
          </table:table-cell>
          <table:table-cell office:value-type="string">
            <text:p>Charges nettes sur cessions de valeurs mobilières de placement</text:p>
          </table:table-cell>
          <table:table-cell office:value-type="string">
            <text:p>Le compte 667 « Charges nettes sur cessions de valeurs mobilières de placement » est débité de la</text:p>
            <text:p>valeur brute des valeurs mobilières de placement cédées. Il est crédité du prix de cession de ces</text:p>
            <text:p>valeurs mobilières de placement.</text:p>
          </table:table-cell>
          <table:table-cell office:value-type="boolean" office:boolean-value="false">
            <text:p>FAUX</text:p>
          </table:table-cell>
        </table:table-row>
        <table:table-row>
          <table:table-cell office:value-type="string">
            <text:p>668</text:p>
          </table:table-cell>
          <table:table-cell office:value-type="string">
            <text:p>Autres charges financières</text:p>
          </table:table-cell>
          <table:table-cell office:value-type="string">
            <text:p> </text:p>
          </table:table-cell>
          <table:table-cell office:value-type="boolean" office:boolean-value="false">
            <text:p>FAUX</text:p>
          </table:table-cell>
        </table:table-row>
        <table:table-row>
          <table:table-cell office:value-type="string">
            <text:p>67</text:p>
          </table:table-cell>
          <table:table-cell office:value-type="string">
            <text:p>CHARGES EXCEPTIONNELLES</text:p>
          </table:table-cell>
          <table:table-cell office:value-type="string">
            <text:p>Les charges exceptionnelles sont inscrites au débit :</text:p>
            <text:p>- du compte 671 « Charges exceptionnelles sur opérations de gestion » lorsqu'elles</text:p>
            <text:p>concernent des opérations de gestion ;</text:p>
            <text:p>- des comptes 675 « Valeurs comptables des éléments d'actif cédés » et 678 « Autres</text:p>
            <text:p>charges exceptionnelles » lorsqu'elles concernent des opérations en capital.</text:p>
          </table:table-cell>
          <table:table-cell office:value-type="boolean" office:boolean-value="false">
            <text:p>FAUX</text:p>
          </table:table-cell>
        </table:table-row>
        <table:table-row>
          <table:table-cell office:value-type="string">
            <text:p>671</text:p>
          </table:table-cell>
          <table:table-cell office:value-type="string">
            <text:p>Charges exceptionnelles sur opérations de gestion</text:p>
          </table:table-cell>
          <table:table-cell office:value-type="string">
            <text:p> </text:p>
          </table:table-cell>
          <table:table-cell office:value-type="boolean" office:boolean-value="false">
            <text:p>FAUX</text:p>
          </table:table-cell>
        </table:table-row>
        <table:table-row>
          <table:table-cell office:value-type="string">
            <text:p>672</text:p>
          </table:table-cell>
          <table:table-cell office:value-type="string">
            <text:p>(Compte à la disposition des entités pour enregistrer, en cours d'exercice, les charges sur exercices antérieurs)</text:p>
          </table:table-cell>
          <table:table-cell office:value-type="string">
            <text:p> </text:p>
          </table:table-cell>
          <table:table-cell office:value-type="boolean" office:boolean-value="false">
            <text:p>FAUX</text:p>
          </table:table-cell>
        </table:table-row>
        <table:table-row>
          <table:table-cell office:value-type="string">
            <text:p>675</text:p>
          </table:table-cell>
          <table:table-cell office:value-type="string">
            <text:p>Valeurs comptables des éléments d'actif cédés</text:p>
          </table:table-cell>
          <table:table-cell office:value-type="string">
            <text:p>Le compte 675 est débité du montant de la valeur brute, le cas échéant diminuée des</text:p>
            <text:p>amortissements, des éléments d'actif cédés par le crédit du compte d'actif intéressé sauf s'il s'agit</text:p>
            <text:p>de TIAP ou de valeurs mobilières de placement.</text:p>
            <text:p>Le compte 675 est débité de la valeur brute des TIAP cédés lorsque la cession est génératrice d'une</text:p>
            <text:p>perte. Il est alors crédité du prix de cession de ces titres.</text:p>
            <text:p>La valeur brute des valeurs mobilières de placement cédées est virée au débit du compte 667</text:p>
            <text:p>« Charges nettes sur cessions de valeurs mobilières de placement » ou 767 « Produits nets sur</text:p>
            <text:p>cessions de valeurs mobilières de placement » selon que la cession est génératrice d'une perte (voir</text:p>
            <text:p>446-22) ou d'un profit (voir 447-13).</text:p>
            <text:p/>
            <text:p>En cours de période, les entités peuvent utiliser le compte 672 pour enregistrer les charges sur</text:p>
            <text:p>exercices antérieurs à condition de les répartir au moins en fin d'exercice entre les charges</text:p>
            <text:p>d'exploitation et les charges exceptionnelles en fonction de leur nature.</text:p>
          </table:table-cell>
          <table:table-cell office:value-type="boolean" office:boolean-value="false">
            <text:p>FAUX</text:p>
          </table:table-cell>
        </table:table-row>
        <table:table-row>
          <table:table-cell office:value-type="string">
            <text:p>678</text:p>
          </table:table-cell>
          <table:table-cell office:value-type="string">
            <text:p>Autres charges exceptionnelles</text:p>
          </table:table-cell>
          <table:table-cell office:value-type="string">
            <text:p> </text:p>
          </table:table-cell>
          <table:table-cell office:value-type="boolean" office:boolean-value="false">
            <text:p>FAUX</text:p>
          </table:table-cell>
        </table:table-row>
        <table:table-row>
          <table:table-cell office:value-type="string">
            <text:p>7134</text:p>
          </table:table-cell>
          <table:table-cell office:value-type="string">
            <text:p>Variation des en-cours de production de services</text:p>
          </table:table-cell>
          <table:table-cell office:value-type="string">
            <text:p> </text:p>
          </table:table-cell>
          <table:table-cell office:value-type="boolean" office:boolean-value="false">
            <text:p>FAUX</text:p>
          </table:table-cell>
        </table:table-row>
        <table:table-row>
          <table:table-cell office:value-type="string">
            <text:p>68</text:p>
          </table:table-cell>
          <table:table-cell office:value-type="string">
            <text:p>DOTATIONS AUX AMORTISSEMENTS ET AUX PROVISIONS</text:p>
          </table:table-cell>
          <table:table-cell office:value-type="string">
            <text:p>Le compte 68 « Dotations aux amortissements et aux provisions » comporte des subdivisions</text:p>
            <text:p>distinguant les charges calculées d'exploitation, financières ou exceptionnelles.</text:p>
          </table:table-cell>
          <table:table-cell office:value-type="boolean" office:boolean-value="false">
            <text:p>FAUX</text:p>
          </table:table-cell>
        </table:table-row>
        <table:table-row>
          <table:table-cell office:value-type="string">
            <text:p>681</text:p>
          </table:table-cell>
          <table:table-cell office:value-type="string">
            <text:p>Dotations aux amortissements et aux provisions - Charges d'exploitation</text:p>
          </table:table-cell>
          <table:table-cell office:value-type="string">
            <text:p>Les comptes 681 « Dotations aux amortissements et aux provisions ' Charges d'exploitation », 686</text:p>
            <text:p>« Dotations aux amortissements et aux provisions ' Charges financières » et 687 « Dotations aux</text:p>
            <text:p>amortissements et aux provisions ' Charges exceptionnelles » sont débités du montant respectif des</text:p>
            <text:p>dotations de l'exercice aux amortissements et aux provisions par le crédit des subdivisions, des</text:p>
            <text:p>comptes d'amortissements et de provisions concernés.</text:p>
            <text:p>Les amortissements dérogatoires comptabilisés dans l'exercice sont inscrits au débit du compte</text:p>
            <text:p>6872 « Dotations aux provisions réglementées (immobilisations) ».</text:p>
          </table:table-cell>
          <table:table-cell office:value-type="boolean" office:boolean-value="false">
            <text:p>FAUX</text:p>
          </table:table-cell>
        </table:table-row>
        <table:table-row>
          <table:table-cell office:value-type="string">
            <text:p>6811</text:p>
          </table:table-cell>
          <table:table-cell office:value-type="string">
            <text:p>Dotations aux amortissements sur immobilisations incorporelles et corporelles</text:p>
          </table:table-cell>
          <table:table-cell office:value-type="string">
            <text:p> </text:p>
          </table:table-cell>
          <table:table-cell office:value-type="boolean" office:boolean-value="false">
            <text:p>FAUX</text:p>
          </table:table-cell>
        </table:table-row>
        <table:table-row>
          <table:table-cell office:value-type="string">
            <text:p>6812</text:p>
          </table:table-cell>
          <table:table-cell office:value-type="string">
            <text:p>Dotations aux amortissements des charges d'exploitation à répartir</text:p>
          </table:table-cell>
          <table:table-cell office:value-type="string">
            <text:p> </text:p>
          </table:table-cell>
          <table:table-cell office:value-type="boolean" office:boolean-value="false">
            <text:p>FAUX</text:p>
          </table:table-cell>
        </table:table-row>
        <table:table-row>
          <table:table-cell office:value-type="string">
            <text:p>6815</text:p>
          </table:table-cell>
          <table:table-cell office:value-type="string">
            <text:p>Dotations aux provisions pour risques et charges d'exploitation</text:p>
          </table:table-cell>
          <table:table-cell office:value-type="string">
            <text:p> </text:p>
          </table:table-cell>
          <table:table-cell office:value-type="boolean" office:boolean-value="false">
            <text:p>FAUX</text:p>
          </table:table-cell>
        </table:table-row>
        <table:table-row>
          <table:table-cell office:value-type="string">
            <text:p>6816</text:p>
          </table:table-cell>
          <table:table-cell office:value-type="string">
            <text:p>Dotations pour dépréciations des immobilisations incorporelles et corporelles (Règlement n° 2002-10 du CRC)</text:p>
          </table:table-cell>
          <table:table-cell office:value-type="string">
            <text:p> </text:p>
          </table:table-cell>
          <table:table-cell office:value-type="boolean" office:boolean-value="false">
            <text:p>FAUX</text:p>
          </table:table-cell>
        </table:table-row>
        <table:table-row>
          <table:table-cell office:value-type="string">
            <text:p>6817</text:p>
          </table:table-cell>
          <table:table-cell office:value-type="string">
            <text:p>Dotations aux provisions pour dépréciation des actifs circulants</text:p>
          </table:table-cell>
          <table:table-cell office:value-type="string">
            <text:p> </text:p>
          </table:table-cell>
          <table:table-cell office:value-type="boolean" office:boolean-value="false">
            <text:p>FAUX</text:p>
          </table:table-cell>
        </table:table-row>
        <table:table-row>
          <table:table-cell office:value-type="string">
            <text:p>686</text:p>
          </table:table-cell>
          <table:table-cell office:value-type="string">
            <text:p>Dotations aux amortissements et aux provisions - Charges financières</text:p>
          </table:table-cell>
          <table:table-cell office:value-type="string">
            <text:p> </text:p>
          </table:table-cell>
          <table:table-cell office:value-type="boolean" office:boolean-value="false">
            <text:p>FAUX</text:p>
          </table:table-cell>
        </table:table-row>
        <table:table-row>
          <table:table-cell office:value-type="string">
            <text:p>6861</text:p>
          </table:table-cell>
          <table:table-cell office:value-type="string">
            <text:p>Dotations aux amortissements des primes de remboursement des obligations</text:p>
          </table:table-cell>
          <table:table-cell office:value-type="string">
            <text:p> </text:p>
          </table:table-cell>
          <table:table-cell office:value-type="boolean" office:boolean-value="false">
            <text:p>FAUX</text:p>
          </table:table-cell>
        </table:table-row>
        <table:table-row>
          <table:table-cell office:value-type="string">
            <text:p>6865</text:p>
          </table:table-cell>
          <table:table-cell office:value-type="string">
            <text:p>Dotations aux provisions pour risques et charges financières</text:p>
          </table:table-cell>
          <table:table-cell office:value-type="string">
            <text:p> </text:p>
          </table:table-cell>
          <table:table-cell office:value-type="boolean" office:boolean-value="false">
            <text:p>FAUX</text:p>
          </table:table-cell>
        </table:table-row>
        <table:table-row>
          <table:table-cell office:value-type="string">
            <text:p>6866</text:p>
          </table:table-cell>
          <table:table-cell office:value-type="string">
            <text:p>Dotations aux provisions pour dépréciation des éléments financiers</text:p>
          </table:table-cell>
          <table:table-cell office:value-type="string">
            <text:p> </text:p>
          </table:table-cell>
          <table:table-cell office:value-type="boolean" office:boolean-value="false">
            <text:p>FAUX</text:p>
          </table:table-cell>
        </table:table-row>
        <table:table-row>
          <table:table-cell office:value-type="string">
            <text:p>6868</text:p>
          </table:table-cell>
          <table:table-cell office:value-type="string">
            <text:p>Autres dotations</text:p>
          </table:table-cell>
          <table:table-cell office:value-type="string">
            <text:p> </text:p>
          </table:table-cell>
          <table:table-cell office:value-type="boolean" office:boolean-value="false">
            <text:p>FAUX</text:p>
          </table:table-cell>
        </table:table-row>
        <table:table-row>
          <table:table-cell office:value-type="string">
            <text:p>687</text:p>
          </table:table-cell>
          <table:table-cell office:value-type="string">
            <text:p>Dotations aux amortissements et aux provisions - Charges exceptionnelles</text:p>
          </table:table-cell>
          <table:table-cell office:value-type="string">
            <text:p> </text:p>
          </table:table-cell>
          <table:table-cell office:value-type="boolean" office:boolean-value="false">
            <text:p>FAUX</text:p>
          </table:table-cell>
        </table:table-row>
        <table:table-row>
          <table:table-cell office:value-type="string">
            <text:p>6871</text:p>
          </table:table-cell>
          <table:table-cell office:value-type="string">
            <text:p>Dotations aux amortissements exceptionnels des immobilisations</text:p>
          </table:table-cell>
          <table:table-cell office:value-type="string">
            <text:p> </text:p>
          </table:table-cell>
          <table:table-cell office:value-type="boolean" office:boolean-value="false">
            <text:p>FAUX</text:p>
          </table:table-cell>
        </table:table-row>
        <table:table-row>
          <table:table-cell office:value-type="string">
            <text:p>6872</text:p>
          </table:table-cell>
          <table:table-cell office:value-type="string">
            <text:p>Dotations aux provisions réglementées (immobilisations)</text:p>
          </table:table-cell>
          <table:table-cell office:value-type="string">
            <text:p> </text:p>
          </table:table-cell>
          <table:table-cell office:value-type="boolean" office:boolean-value="false">
            <text:p>FAUX</text:p>
          </table:table-cell>
        </table:table-row>
        <table:table-row>
          <table:table-cell office:value-type="string">
            <text:p>6873</text:p>
          </table:table-cell>
          <table:table-cell office:value-type="string">
            <text:p>Dotations aux provisions réglementées (stocks)</text:p>
          </table:table-cell>
          <table:table-cell office:value-type="string">
            <text:p> </text:p>
          </table:table-cell>
          <table:table-cell office:value-type="boolean" office:boolean-value="false">
            <text:p>FAUX</text:p>
          </table:table-cell>
        </table:table-row>
        <table:table-row>
          <table:table-cell office:value-type="string">
            <text:p>6874</text:p>
          </table:table-cell>
          <table:table-cell office:value-type="string">
            <text:p>Dotations aux autres provisions réglementées</text:p>
          </table:table-cell>
          <table:table-cell office:value-type="string">
            <text:p> </text:p>
          </table:table-cell>
          <table:table-cell office:value-type="boolean" office:boolean-value="false">
            <text:p>FAUX</text:p>
          </table:table-cell>
        </table:table-row>
        <table:table-row>
          <table:table-cell office:value-type="string">
            <text:p>6875</text:p>
          </table:table-cell>
          <table:table-cell office:value-type="string">
            <text:p>Dotations aux provisions pour risques et charges exceptionnels</text:p>
          </table:table-cell>
          <table:table-cell office:value-type="string">
            <text:p> </text:p>
          </table:table-cell>
          <table:table-cell office:value-type="boolean" office:boolean-value="false">
            <text:p>FAUX</text:p>
          </table:table-cell>
        </table:table-row>
        <table:table-row>
          <table:table-cell office:value-type="string">
            <text:p>6876</text:p>
          </table:table-cell>
          <table:table-cell office:value-type="string">
            <text:p>Dotations pour dépréciations exceptionnelles (Règlement n° 2002-10 du CRC)</text:p>
          </table:table-cell>
          <table:table-cell office:value-type="string">
            <text:p> </text:p>
          </table:table-cell>
          <table:table-cell office:value-type="boolean" office:boolean-value="false">
            <text:p>FAUX</text:p>
          </table:table-cell>
        </table:table-row>
        <table:table-row>
          <table:table-cell office:value-type="string">
            <text:p>69</text:p>
          </table:table-cell>
          <table:table-cell office:value-type="string">
            <text:p>PARTICIPATION DES SALARIES - IMPOTS SUR LES BENEFICES ET ASSIMILES</text:p>
          </table:table-cell>
          <table:table-cell office:value-type="string">
            <text:p>Le compte 69 « Participation des salariés ' Impôts sur les bénéfices et assimilés » enregistre les</text:p>
            <text:p>charges de la participation des salariés aux résultats et les impôts sur les bénéfices.</text:p>
            <text:p>Les charges de la classe 6 sont enregistrées hors taxes récupérables.</text:p>
          </table:table-cell>
          <table:table-cell office:value-type="boolean" office:boolean-value="false">
            <text:p>FAUX</text:p>
          </table:table-cell>
        </table:table-row>
        <table:table-row>
          <table:table-cell office:value-type="string">
            <text:p>691</text:p>
          </table:table-cell>
          <table:table-cell office:value-type="string">
            <text:p>Participation des salariés aux résultats</text:p>
          </table:table-cell>
          <table:table-cell office:value-type="string">
            <text:p>Le compte 691 « Participation des salariés aux résultats » fonctionne de la façon suivante.</text:p>
            <text:p>A la clôture de l'exercice au titre duquel les droit des salariés sont nés, la participation est inscrite</text:p>
            <text:p>au crédit du compte 4284 « Dettes provisionnées pour participation des salariés aux résultats », par</text:p>
            <text:p>le débit du compte 691 « Participation des salariés aux résultats ».</text:p>
            <text:p>Lorsque le montant de la participation a été approuvé par l'assemblée générale des actionnaires, ou</text:p>
            <text:p>à la date de validité du contrat si elle est postérieure à celle de l'assemblée générale, la dette envers</text:p>
            <text:p>les salariés est constatée en tant que réserve spéciale au crédit du compte 424 « Participation des</text:p>
            <text:p>salariés aux résultats » :</text:p>
            <text:p>- soit par le débit du compte 428 « Personnel ' Charges à payer et produits à recevoir ».</text:p>
            <text:p>Les ajustements nécessaires sont effectués par le débit ou le crédit d'une subdivision particulière du</text:p>
            <text:p>compte 691,</text:p>
            <text:p>- soit par le débit du compte 691 pour le montant total de la participation, lorsqu'on a</text:p>
            <text:p>procédé à la contre-passation de la dette provisionnée au titre de l'exercice précédent.</text:p>
          </table:table-cell>
          <table:table-cell office:value-type="boolean" office:boolean-value="false">
            <text:p>FAUX</text:p>
          </table:table-cell>
        </table:table-row>
        <table:table-row>
          <table:table-cell office:value-type="string">
            <text:p>695</text:p>
          </table:table-cell>
          <table:table-cell office:value-type="string">
            <text:p>Impôts sur les bénéfices</text:p>
          </table:table-cell>
          <table:table-cell office:value-type="string">
            <text:p>Le compte 695 « Impôts sur les bénéfices » enregistre à son débit le montant dû au titre des</text:p>
            <text:p>bénéfices imposables en France et à l'étranger. Des subdivisions permettent, le cas échéant,</text:p>
            <text:p>d'identifier les rappels et dégrèvements d'impôts concernant les bénéfices taxables des exercices</text:p>
            <text:p>antérieurs.</text:p>
          </table:table-cell>
          <table:table-cell office:value-type="boolean" office:boolean-value="false">
            <text:p>FAUX</text:p>
          </table:table-cell>
        </table:table-row>
        <table:table-row>
          <table:table-cell office:value-type="string">
            <text:p>696</text:p>
          </table:table-cell>
          <table:table-cell office:value-type="string">
            <text:p>Suppléments d'impôt sur les sociétés liés aux distributions</text:p>
          </table:table-cell>
          <table:table-cell office:value-type="string">
            <text:p>Le compte 696 « Suppléments d'impôt sur les sociétés à payer liés aux distributions » enregistre le</text:p>
            <text:p>supplément d'impôt sur les sociétés dû en raison des distributions.</text:p>
          </table:table-cell>
          <table:table-cell office:value-type="boolean" office:boolean-value="false">
            <text:p>FAUX</text:p>
          </table:table-cell>
        </table:table-row>
        <table:table-row>
          <table:table-cell office:value-type="string">
            <text:p>7135</text:p>
          </table:table-cell>
          <table:table-cell office:value-type="string">
            <text:p>Variation des stocks de produits</text:p>
          </table:table-cell>
          <table:table-cell office:value-type="string">
            <text:p> </text:p>
          </table:table-cell>
          <table:table-cell office:value-type="boolean" office:boolean-value="false">
            <text:p>FAUX</text:p>
          </table:table-cell>
        </table:table-row>
        <table:table-row>
          <table:table-cell office:value-type="string">
            <text:p>697</text:p>
          </table:table-cell>
          <table:table-cell office:value-type="string">
            <text:p>Imposition forfaitaire annuelle des sociétés</text:p>
          </table:table-cell>
          <table:table-cell office:value-type="string">
            <text:p>Le compte 697 « Imposition forfaitaire annuelle des sociétés » enregistre l'imposition forfaitaire</text:p>
            <text:p>annuelle des sociétés lorsqu'elle reste définitivement à la charge de la société. Lorsque l'imposition</text:p>
            <text:p>est susceptible d'être imputée sur l'impôt sur les sociétés dû au titre des deux exercices suivants,</text:p>
            <text:p>son montant reste en acompte au débit du compte 444 « État - Impôts sur les bénéfices »,</text:p>
            <text:p>corrélativement une provision du même montant est constituée afin de faire face au risque de nonrécupération.</text:p>
          </table:table-cell>
          <table:table-cell office:value-type="boolean" office:boolean-value="false">
            <text:p>FAUX</text:p>
          </table:table-cell>
        </table:table-row>
        <table:table-row>
          <table:table-cell office:value-type="string">
            <text:p>698</text:p>
          </table:table-cell>
          <table:table-cell office:value-type="string">
            <text:p>Intégration fiscale</text:p>
          </table:table-cell>
          <table:table-cell office:value-type="string">
            <text:p>Le compte 698 « Intégration fiscale » enregistre les charges ou produits afférents à l'application du</text:p>
            <text:p>régime d'intégration fiscale. Les charges sont comptabilisées au compte 6981 « Intégration fiscale -</text:p>
            <text:p>Charges » et les produits au compte 6989 « Intégration fiscale - Produits ».</text:p>
          </table:table-cell>
          <table:table-cell office:value-type="boolean" office:boolean-value="false">
            <text:p>FAUX</text:p>
          </table:table-cell>
        </table:table-row>
        <table:table-row>
          <table:table-cell office:value-type="string">
            <text:p>6981</text:p>
          </table:table-cell>
          <table:table-cell office:value-type="string">
            <text:p>Intégration fiscale - Charges</text:p>
          </table:table-cell>
          <table:table-cell office:value-type="string">
            <text:p> </text:p>
          </table:table-cell>
          <table:table-cell office:value-type="boolean" office:boolean-value="false">
            <text:p>FAUX</text:p>
          </table:table-cell>
        </table:table-row>
        <table:table-row>
          <table:table-cell office:value-type="string">
            <text:p>6989</text:p>
          </table:table-cell>
          <table:table-cell office:value-type="string">
            <text:p>Intégration fiscale - Produits</text:p>
          </table:table-cell>
          <table:table-cell office:value-type="string">
            <text:p> </text:p>
          </table:table-cell>
          <table:table-cell office:value-type="boolean" office:boolean-value="false">
            <text:p>FAUX</text:p>
          </table:table-cell>
        </table:table-row>
        <table:table-row>
          <table:table-cell office:value-type="string">
            <text:p>699</text:p>
          </table:table-cell>
          <table:table-cell office:value-type="string">
            <text:p>Produits - Report en arrière des déficits</text:p>
          </table:table-cell>
          <table:table-cell office:value-type="string">
            <text:p>Le crédit du compte 699 « Produits - Report en arrière des déficits » enregistre le produit résultant</text:p>
            <text:p>du report en arrière des déficits.</text:p>
          </table:table-cell>
          <table:table-cell office:value-type="boolean" office:boolean-value="false">
            <text:p>FAUX</text:p>
          </table:table-cell>
        </table:table-row>
        <table:table-row>
          <table:table-cell office:value-type="string">
            <text:p>70</text:p>
          </table:table-cell>
          <table:table-cell office:value-type="string">
            <text:p>VENTES DE PRODUITS FABRIQUES, PRESTATIONS DE SERVICES, MARCHANDISES</text:p>
          </table:table-cell>
          <table:table-cell office:value-type="string">
            <text:p>Les produits d'exploitation normale et courante sont enregistrés dans les comptes 70 « Ventes de</text:p>
            <text:p>produits fabriqués, prestations de services, marchandises », 71 « Production stockée (ou</text:p>
            <text:p>déstockage) », 72 « Production immobilisée », 74 « Subventions d'exploitation » et 75 « Autres</text:p>
            <text:p>produits de gestion courante ».</text:p>
            <text:p>Les produits liés à la gestion financière sont enregistrés dans le compte 76 « Produits financiers ».</text:p>
            <text:p>Les produits relatifs à des opérations exceptionnelles sont enregistrés dans le compte 77 « Produits</text:p>
            <text:p>exceptionnels »</text:p>
            <text:p>Les reprises sur amortissements et provisions sont enregistrées dans le compte 78 « Reprises sur</text:p>
            <text:p>amortissements et provisions » en distinguant les reprises sur charges calculées d'exploitation,</text:p>
            <text:p>financières ou exceptionnelles.</text:p>
            <text:p>Les transferts de charges sont enregistrés dans le compte 79 « Transfert de charges ».</text:p>
            <text:p>Les produits de la classe 7 sont enregistrés hors taxes collectées. Par exception, les entités, qui</text:p>
            <text:p>enregistrent leurs produits TVA comprise, rétablissent a posteriori leur montant hors taxe collectée</text:p>
            <text:p>en débitant globalement, pour chaque période d'imposition, les comptes de la classe 7 concernés</text:p>
            <text:p>par le crédit du compte 4457 « Taxes sur le chiffre d'affaires collectées par l'entreprise ».</text:p>
          </table:table-cell>
          <table:table-cell office:value-type="boolean" office:boolean-value="false">
            <text:p>FAUX</text:p>
          </table:table-cell>
        </table:table-row>
        <table:table-row>
          <table:table-cell office:value-type="string">
            <text:p>701</text:p>
          </table:table-cell>
          <table:table-cell office:value-type="string">
            <text:p>Ventes de produits finis</text:p>
          </table:table-cell>
          <table:table-cell office:value-type="string">
            <text:p> </text:p>
          </table:table-cell>
          <table:table-cell office:value-type="boolean" office:boolean-value="false">
            <text:p>FAUX</text:p>
          </table:table-cell>
        </table:table-row>
        <table:table-row>
          <table:table-cell office:value-type="string">
            <text:p>702</text:p>
          </table:table-cell>
          <table:table-cell office:value-type="string">
            <text:p>Ventes de produits intermédiaires</text:p>
          </table:table-cell>
          <table:table-cell office:value-type="string">
            <text:p> </text:p>
          </table:table-cell>
          <table:table-cell office:value-type="boolean" office:boolean-value="false">
            <text:p>FAUX</text:p>
          </table:table-cell>
        </table:table-row>
        <table:table-row>
          <table:table-cell office:value-type="string">
            <text:p>703</text:p>
          </table:table-cell>
          <table:table-cell office:value-type="string">
            <text:p>Ventes de produits résiduels</text:p>
          </table:table-cell>
          <table:table-cell office:value-type="string">
            <text:p> </text:p>
          </table:table-cell>
          <table:table-cell office:value-type="boolean" office:boolean-value="false">
            <text:p>FAUX</text:p>
          </table:table-cell>
        </table:table-row>
        <table:table-row>
          <table:table-cell office:value-type="string">
            <text:p>704</text:p>
          </table:table-cell>
          <table:table-cell office:value-type="string">
            <text:p>Travaux</text:p>
          </table:table-cell>
          <table:table-cell office:value-type="string">
            <text:p> </text:p>
          </table:table-cell>
          <table:table-cell office:value-type="boolean" office:boolean-value="false">
            <text:p>FAUX</text:p>
          </table:table-cell>
        </table:table-row>
        <table:table-row>
          <table:table-cell office:value-type="string">
            <text:p>705</text:p>
          </table:table-cell>
          <table:table-cell office:value-type="string">
            <text:p>Études</text:p>
          </table:table-cell>
          <table:table-cell office:value-type="string">
            <text:p> </text:p>
          </table:table-cell>
          <table:table-cell office:value-type="boolean" office:boolean-value="false">
            <text:p>FAUX</text:p>
          </table:table-cell>
        </table:table-row>
        <table:table-row>
          <table:table-cell office:value-type="string">
            <text:p>706</text:p>
          </table:table-cell>
          <table:table-cell office:value-type="string">
            <text:p>Prestations de services</text:p>
          </table:table-cell>
          <table:table-cell office:value-type="string">
            <text:p> </text:p>
          </table:table-cell>
          <table:table-cell office:value-type="boolean" office:boolean-value="false">
            <text:p>FAUX</text:p>
          </table:table-cell>
        </table:table-row>
        <table:table-row>
          <table:table-cell office:value-type="string">
            <text:p>707</text:p>
          </table:table-cell>
          <table:table-cell office:value-type="string">
            <text:p>Ventes de marchandises</text:p>
          </table:table-cell>
          <table:table-cell office:value-type="string">
            <text:p> </text:p>
          </table:table-cell>
          <table:table-cell office:value-type="boolean" office:boolean-value="false">
            <text:p>FAUX</text:p>
          </table:table-cell>
        </table:table-row>
        <table:table-row>
          <table:table-cell office:value-type="string">
            <text:p>708</text:p>
          </table:table-cell>
          <table:table-cell office:value-type="string">
            <text:p>Produits des activités annexes</text:p>
          </table:table-cell>
          <table:table-cell office:value-type="string">
            <text:p> </text:p>
          </table:table-cell>
          <table:table-cell office:value-type="boolean" office:boolean-value="false">
            <text:p>FAUX</text:p>
          </table:table-cell>
        </table:table-row>
        <table:table-row>
          <table:table-cell office:value-type="string">
            <text:p>709</text:p>
          </table:table-cell>
          <table:table-cell office:value-type="string">
            <text:p>Rabais, remises et ristournes accordés par l'entreprise</text:p>
          </table:table-cell>
          <table:table-cell office:value-type="string">
            <text:p> </text:p>
          </table:table-cell>
          <table:table-cell office:value-type="boolean" office:boolean-value="false">
            <text:p>FAUX</text:p>
          </table:table-cell>
        </table:table-row>
        <table:table-row>
          <table:table-cell office:value-type="string">
            <text:p>71</text:p>
          </table:table-cell>
          <table:table-cell office:value-type="string">
            <text:p>PRODUCTION STOCKEE (OU DESTOCKAGE)</text:p>
          </table:table-cell>
          <table:table-cell office:value-type="string">
            <text:p> </text:p>
          </table:table-cell>
          <table:table-cell office:value-type="boolean" office:boolean-value="false">
            <text:p>FAUX</text:p>
          </table:table-cell>
        </table:table-row>
        <table:table-row>
          <table:table-cell office:value-type="string">
            <text:p>713</text:p>
          </table:table-cell>
          <table:table-cell office:value-type="string">
            <text:p>Variation des stocks (en-cours de production, produits)</text:p>
          </table:table-cell>
          <table:table-cell office:value-type="string">
            <text:p> </text:p>
          </table:table-cell>
          <table:table-cell office:value-type="boolean" office:boolean-value="false">
            <text:p>FAUX</text:p>
          </table:table-cell>
        </table:table-row>
        <table:table-row>
          <table:table-cell office:value-type="string">
            <text:p>7133</text:p>
          </table:table-cell>
          <table:table-cell office:value-type="string">
            <text:p>Variation des en-cours de production de biens</text:p>
          </table:table-cell>
          <table:table-cell office:value-type="string">
            <text:p>Les subdivisions 7133 « Variation des en-cours de production de biens », 7134 « Variation des encours</text:p>
            <text:p>de production de services » et 7135 « Variation des stocks de produits » du compte 713</text:p>
            <text:p>« Variation des stocks (en-cours de production, produits) » représentent la différence existant entre</text:p>
            <text:p>la valeur de la production stockée à la clôture de l'exercice et la valeur de la production stockée à la</text:p>
            <text:p>clôture de l'exercice précédent, compte non tenu des provisions pour dépréciation.</text:p>
            <text:p>Ces comptes de variation de stocks sont débités, pour les éléments qui les concernent, de la valeur</text:p>
            <text:p>de la production stockée initiale et crédités de la valeur de la production stockée finale. En</text:p>
            <text:p>conséquence, le solde du compte 71 « Production stockée (ou déstockage) » représente la variation</text:p>
            <text:p>globale de la valeur de la production stockée entre le début et la fin de l'exercice. Il peut être</text:p>
            <text:p>créditeur ou débiteur.</text:p>
          </table:table-cell>
          <table:table-cell office:value-type="boolean" office:boolean-value="false">
            <text:p>FAUX</text:p>
          </table:table-cell>
        </table:table-row>
        <table:table-row>
          <table:table-cell office:value-type="string">
            <text:p>72</text:p>
          </table:table-cell>
          <table:table-cell office:value-type="string">
            <text:p>PRODUCTION IMMOBILISEE</text:p>
          </table:table-cell>
          <table:table-cell office:value-type="string">
            <text:p>Le compte 72 « Production immobilisée » enregistre le coût des travaux faits par l'entité pour ellemême.</text:p>
            <text:p>Il est crédité soit par le débit du compte 23 « Immobilisations en cours » du coût de</text:p>
            <text:p>production des immobilisations créées par les moyens propres de l'entité au fur et à mesure de la</text:p>
            <text:p>progression des travaux, soit directement par le débit des comptes d'immobilisations intéressés si le</text:p>
            <text:p>transit par le compte 23 ne s'avère pas nécessaire.</text:p>
          </table:table-cell>
          <table:table-cell office:value-type="boolean" office:boolean-value="false">
            <text:p>FAUX</text:p>
          </table:table-cell>
        </table:table-row>
        <table:table-row>
          <table:table-cell office:value-type="string">
            <text:p>721</text:p>
          </table:table-cell>
          <table:table-cell office:value-type="string">
            <text:p>Immobilisations incorporelles</text:p>
          </table:table-cell>
          <table:table-cell office:value-type="string">
            <text:p> </text:p>
          </table:table-cell>
          <table:table-cell office:value-type="boolean" office:boolean-value="false">
            <text:p>FAUX</text:p>
          </table:table-cell>
        </table:table-row>
        <table:table-row>
          <table:table-cell office:value-type="string">
            <text:p>722</text:p>
          </table:table-cell>
          <table:table-cell office:value-type="string">
            <text:p>Immobilisations corporelles</text:p>
          </table:table-cell>
          <table:table-cell office:value-type="string">
            <text:p> </text:p>
          </table:table-cell>
          <table:table-cell office:value-type="boolean" office:boolean-value="false">
            <text:p>FAUX</text:p>
          </table:table-cell>
        </table:table-row>
        <table:table-row>
          <table:table-cell office:value-type="string">
            <text:p>73</text:p>
          </table:table-cell>
          <table:table-cell office:value-type="string">
            <text:p>(Supprimé par le règlement n° 99-08 du CRC)</text:p>
          </table:table-cell>
          <table:table-cell office:value-type="string">
            <text:p> </text:p>
          </table:table-cell>
          <table:table-cell office:value-type="boolean" office:boolean-value="false">
            <text:p>FAUX</text:p>
          </table:table-cell>
        </table:table-row>
        <table:table-row>
          <table:table-cell office:value-type="string">
            <text:p>731</text:p>
          </table:table-cell>
          <table:table-cell office:value-type="string">
            <text:p>(Supprimés par le règlement n° 99-08 du CRC)</text:p>
          </table:table-cell>
          <table:table-cell office:value-type="string">
            <text:p> </text:p>
          </table:table-cell>
          <table:table-cell office:value-type="boolean" office:boolean-value="false">
            <text:p>FAUX</text:p>
          </table:table-cell>
        </table:table-row>
        <table:table-row>
          <table:table-cell office:value-type="string">
            <text:p>74</text:p>
          </table:table-cell>
          <table:table-cell office:value-type="string">
            <text:p>SUBVENTIONS D'EXPLOITATION</text:p>
          </table:table-cell>
          <table:table-cell office:value-type="string">
            <text:p>Le compte 74 « Subventions d'exploitation » est crédité du montant des subventions d'exploitation</text:p>
            <text:p>acquises à l'entité par le débit du compte de tiers ou de trésorerie intéressé.</text:p>
          </table:table-cell>
          <table:table-cell office:value-type="boolean" office:boolean-value="false">
            <text:p>FAUX</text:p>
          </table:table-cell>
        </table:table-row>
        <table:table-row>
          <table:table-cell office:value-type="string">
            <text:p>890</text:p>
          </table:table-cell>
          <table:table-cell office:value-type="string">
            <text:p>Bilan d'ouverture</text:p>
          </table:table-cell>
          <table:table-cell office:value-type="string">
            <text:p> </text:p>
          </table:table-cell>
          <table:table-cell office:value-type="boolean" office:boolean-value="false">
            <text:p>FAUX</text:p>
          </table:table-cell>
        </table:table-row>
        <table:table-row>
          <table:table-cell office:value-type="string">
            <text:p>891</text:p>
          </table:table-cell>
          <table:table-cell office:value-type="string">
            <text:p>Bilan de clôture</text:p>
          </table:table-cell>
          <table:table-cell office:value-type="string">
            <text:p> </text:p>
          </table:table-cell>
          <table:table-cell office:value-type="boolean" office:boolean-value="false">
            <text:p>FAUX</text:p>
          </table:table-cell>
        </table:table-row>
      </table:table>
    </office:spreadsheet>
  </office:body>
</office:document-content>
</file>

<file path=styles.xml><?xml version="1.0" encoding="utf-8"?>
<office:document-styles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of="urn:oasis:names:tc:opendocument:xmlns:of:1.2" xmlns:style="urn:oasis:names:tc:opendocument:xmlns:style:1.0" xmlns:text="urn:oasis:names:tc:opendocument:xmlns:text:1.0" xmlns:config="urn:oasis:names:tc:opendocument:xmlns:config:1.0" xmlns:table="urn:oasis:names:tc:opendocument:xmlns:table:1.0" xmlns:xlink="http://www.w3.org/1999/xlink" xmlns:dc="http://purl.org/dc/elements/1.1/" office:version="1.2">
  <office:styles/>
  <office:automatic-styles/>
  <office:master-styles/>
</office:document-styles>
</file>

<file path=meta.xml><?xml version="1.0" encoding="utf-8"?>
<office:document-meta xmlns:office="urn:oasis:names:tc:opendocument:xmlns:office:1.0" xmlns:svg="urn:oasis:names:tc:opendocument:xmlns:svg-compatible:1.0" xmlns:fo="urn:oasis:names:tc:opendocument:xmlns:xsl-fo-compatible:1.0" xmlns:draw="urn:oasis:names:tc:opendocument:xmlns:drawing:1.0" xmlns:script="urn:oasis:names:tc:opendocument:xmlns:script:1.0" xmlns:ooo="http://openoffice.org/2004/office" xmlns:number="urn:oasis:names:tc:opendocument:xmlns:datastyle:1.0" xmlns:form="urn:oasis:names:tc:opendocument:xmlns:form:1.0" xmlns:meta="urn:oasis:names:tc:opendocument:xmlns:meta:1.0" xmlns:of="urn:oasis:names:tc:opendocument:xmlns:of:1.2" xmlns:style="urn:oasis:names:tc:opendocument:xmlns:style:1.0" xmlns:text="urn:oasis:names:tc:opendocument:xmlns:text:1.0" xmlns:config="urn:oasis:names:tc:opendocument:xmlns:config:1.0" xmlns:table="urn:oasis:names:tc:opendocument:xmlns:table:1.0" xmlns:xlink="http://www.w3.org/1999/xlink" xmlns:dc="http://purl.org/dc/elements/1.1/" office:version="1.2">
  <office:meta>
    <meta:generator>OpenConcerto/1.6.3</meta:generator>
  </office:meta>
</office:document-meta>
</file>